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beta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arget</text:p>
          </table:table-cell>
          <table:table-cell office:value-type="string">
            <text:p>disease</text:p>
          </table:table-cell>
          <table:table-cell office:value-type="string">
            <text:p>tremor</text:p>
          </table:table-cell>
          <table:table-cell office:value-type="string">
            <text:p>rigidity</text:p>
          </table:table-cell>
          <table:table-cell office:value-type="string">
            <text:p>total_motor_updrs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beta</text:p>
          </table:table-cell>
          <table:table-cell office:value-type="string">
            <text:p>trial</text:p>
          </table:table-cell>
          <table:table-cell office:value-type="string">
            <text:p>fade in fade out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lf f width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hf f width</text:p>
          </table:table-cell>
          <table:table-cell office:value-type="string">
            <text:p>peak_thresh</text:p>
          </table:table-cell>
          <table:table-cell office:value-type="string">
            <text:p>height-checked</text:p>
          </table:table-cell>
          <table:table-cell office:value-type="string">
            <text:p>peak_spread</text:p>
          </table:table-cell>
          <table:table-cell office:value-type="string">
            <text:p>spread_checked</text:p>
          </table:table-cell>
          <table:table-cell office:value-type="string">
            <text:p>pac_thresh</text:p>
          </table:table-cell>
          <table:table-cell office:value-type="string">
            <text:p>lf_1</text:p>
          </table:table-cell>
          <table:table-cell office:value-type="string">
            <text:p>hf_1</text:p>
          </table:table-cell>
          <table:table-cell office:value-type="string">
            <text:p>peaks_align_1</text:p>
          </table:table-cell>
          <table:table-cell office:value-type="float" office:value="2">
            <text:p>2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lf_3</text:p>
          </table:table-cell>
          <table:table-cell office:value-type="string">
            <text:p>hf_3</text:p>
          </table:table-cell>
          <table:table-cell office:value-type="string">
            <text:p>lf_3 &amp; hf_3 overlap</text:p>
          </table:table-cell>
          <table:table-cell office:value-type="string">
            <text:p>pac_3</text:p>
          </table:table-cell>
          <table:table-cell office:value-type="string">
            <text:p>expecting pac</text:p>
          </table:table-cell>
          <table:table-cell office:value-type="string">
            <text:p>beta lfp strength 1</text:p>
          </table:table-cell>
          <table:table-cell office:value-type="string">
            <text:p>beta overall strength 1</text:p>
          </table:table-cell>
          <table:table-cell office:value-type="string">
            <text:p>beta burst strength 1</text:p>
          </table:table-cell>
          <table:table-cell office:value-type="string">
            <text:p>beta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non burst specificity 3</text:p>
          </table:table-cell>
          <table:table-cell office:value-type="string">
            <text:p>pac random burst specific strength 3</text:p>
          </table:table-cell>
          <table:table-cell office:value-type="string">
            <text:p>pac burst specific strength norm 3</text:p>
          </table:table-cell>
          <table:table-cell office:value-type="string">
            <text:p>pac non burst specific strength norm 3</text:p>
          </table:table-cell>
          <table:table-cell office:value-type="string">
            <text:p>pac random burst specific strength norm 3</text:p>
          </table:table-cell>
          <table:table-cell office:value-type="string">
            <text:p>pac random non burst specific strength norm 3</text:p>
          </table:table-cell>
          <table:table-cell office:value-type="string">
            <text:p>pac random non burst specific strength 3</text:p>
          </table:table-cell>
          <table:table-cell office:value-type="string">
            <text:p>spikes_within</text:p>
          </table:table-cell>
          <table:table-cell office:value-type="string">
            <text:p>spikes_outside</text:p>
          </table:table-cell>
          <table:table-cell office:value-type="string">
            <text:p>spikes_within_per_second</text:p>
          </table:table-cell>
          <table:table-cell office:value-type="string">
            <text:p>spikes_outside_per_second</text:p>
          </table:table-cell>
          <table:table-cell office:value-type="string">
            <text:p>spikes_per_second</text:p>
          </table:table-cell>
          <table:table-cell office:value-type="string">
            <text:p>reverse lf pac score</text:p>
          </table:table-cell>
          <table:table-cell office:value-type="string">
            <text:p>reverse hf pac score</text:p>
          </table:table-cell>
          <table:table-cell office:value-type="string">
            <text:p>result meets expectations</text:p>
          </table:table-cell>
          <table:table-cell office:value-type="string">
            <text:p>process data</text:p>
          </table:table-cell>
          <table:table-cell office:value-type="string">
            <text:p>artifact present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1_19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2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395976305007935</text:p>
          </table:table-cell>
          <table:table-cell office:value-type="string">
            <text:p>0.203416548979322</text:p>
          </table:table-cell>
          <table:table-cell office:value-type="string">
            <text:p>0.327798747097193</text:p>
          </table:table-cell>
          <table:table-cell office:value-type="string">
            <text:p>0.177766340467839</text:p>
          </table:table-cell>
          <table:table-cell office:value-type="float" office:value="0">
            <text:p/>
          </table:table-cell>
          <table:table-cell office:value-type="float" office:value="0.606287733293814">
            <text:p>0.606287733293814</text:p>
          </table:table-cell>
          <table:table-cell office:value-type="float" office:value="0.131206238388564">
            <text:p>0.131206238388564</text:p>
          </table:table-cell>
          <table:table-cell office:value-type="float" office:value="3.95013021869668">
            <text:p>3.95013021869668</text:p>
          </table:table-cell>
          <table:table-cell office:value-type="float" office:value="0.981725290321456">
            <text:p>0.981725290321456</text:p>
          </table:table-cell>
          <table:table-cell office:value-type="float" office:value="0.347826086956522">
            <text:p>0.347826086956522</text:p>
          </table:table-cell>
          <table:table-cell office:value-type="float" office:value="4.82752723365166">
            <text:p>4.827527233651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52950570422386">
            <text:p>0.75295057042238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5597023775935">
            <text:p>0.155970237759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475298126064736">
            <text:p>0.3475298126064736</text:p>
          </table:table-cell>
          <table:table-cell office:value-type="float" office:value="0.6524701873935264">
            <text:p>0.6524701873935264</text:p>
          </table:table-cell>
          <table:table-cell office:value-type="float" office:value="107.24395539690134">
            <text:p>107.24395539690134</text:p>
          </table:table-cell>
          <table:table-cell office:value-type="float" office:value="35.80950355074124">
            <text:p>35.80950355074124</text:p>
          </table:table-cell>
          <table:table-cell office:value-type="float" office:value="46.59584458595894">
            <text:p>46.59584458595894</text:p>
          </table:table-cell>
          <table:table-cell office:value-type="float" office:value="0">
            <text:p/>
          </table:table-cell>
          <table:table-cell office:value-type="float" office:value="0.720513890857428">
            <text:p>0.72051389085742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1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02622020244598</text:p>
          </table:table-cell>
          <table:table-cell office:value-type="string">
            <text:p>0.952708982960845</text:p>
          </table:table-cell>
          <table:table-cell office:value-type="string">
            <text:p>0.620806574068938</text:p>
          </table:table-cell>
          <table:table-cell office:value-type="string">
            <text:p>0.311623327703255</text:p>
          </table:table-cell>
          <table:table-cell office:value-type="float" office:value="0.958019191878193">
            <text:p>0.958019191878193</text:p>
          </table:table-cell>
          <table:table-cell office:value-type="float" office:value="0.974553844791765">
            <text:p>0.974553844791765</text:p>
          </table:table-cell>
          <table:table-cell office:value-type="float" office:value="0.554809258109174">
            <text:p>0.554809258109174</text:p>
          </table:table-cell>
          <table:table-cell office:value-type="float" office:value="6.85668415546473">
            <text:p>6.85668415546473</text:p>
          </table:table-cell>
          <table:table-cell office:value-type="float" office:value="1.24371748738875">
            <text:p>1.24371748738875</text:p>
          </table:table-cell>
          <table:table-cell office:value-type="float" office:value="0.890909090909091">
            <text:p>0.890909090909091</text:p>
          </table:table-cell>
          <table:table-cell office:value-type="float" office:value="46.0748001339973">
            <text:p>46.07480013399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.8654796728842">
            <text:p>22.865479672884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96268667609747">
            <text:p>0.4962686676097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161290322580644">
            <text:p>0.45161290322580644</text:p>
          </table:table-cell>
          <table:table-cell office:value-type="float" office:value="0.5483870967741935">
            <text:p>0.5483870967741935</text:p>
          </table:table-cell>
          <table:table-cell office:value-type="float" office:value="130.6331358185975">
            <text:p>130.6331358185975</text:p>
          </table:table-cell>
          <table:table-cell office:value-type="float" office:value="35.655197004813694">
            <text:p>35.655197004813694</text:p>
          </table:table-cell>
          <table:table-cell office:value-type="float" office:value="53.08590070727656">
            <text:p>53.08590070727656</text:p>
          </table:table-cell>
          <table:table-cell office:value-type="float" office:value="0.49919403948297">
            <text:p>0.49919403948297</text:p>
          </table:table-cell>
          <table:table-cell office:value-type="float" office:value="0.491948393727495">
            <text:p>0.491948393727495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872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53909492492676</text:p>
          </table:table-cell>
          <table:table-cell office:value-type="string">
            <text:p>0.353009410935995</text:p>
          </table:table-cell>
          <table:table-cell office:value-type="string">
            <text:p>0.356861197423787</text:p>
          </table:table-cell>
          <table:table-cell office:value-type="string">
            <text:p>0.213713757365202</text:p>
          </table:table-cell>
          <table:table-cell office:value-type="float" office:value="0.854598119264226">
            <text:p>0.854598119264226</text:p>
          </table:table-cell>
          <table:table-cell office:value-type="float" office:value="0.824633073505416">
            <text:p>0.824633073505416</text:p>
          </table:table-cell>
          <table:table-cell office:value-type="float" office:value="0.257767040748848">
            <text:p>0.257767040748848</text:p>
          </table:table-cell>
          <table:table-cell office:value-type="float" office:value="8.09107639448216">
            <text:p>8.09107639448216</text:p>
          </table:table-cell>
          <table:table-cell office:value-type="float" office:value="2.90422190221896">
            <text:p>2.90422190221896</text:p>
          </table:table-cell>
          <table:table-cell office:value-type="float" office:value="0.398876404494382">
            <text:p>0.398876404494382</text:p>
          </table:table-cell>
          <table:table-cell office:value-type="float" office:value="24.3064519212965">
            <text:p>24.30645192129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.3022086286048">
            <text:p>18.302208628604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52977385916575">
            <text:p>0.7529773859165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5982905982906">
            <text:p>0.405982905982906</text:p>
          </table:table-cell>
          <table:table-cell office:value-type="float" office:value="0.594017094017094">
            <text:p>0.594017094017094</text:p>
          </table:table-cell>
          <table:table-cell office:value-type="float" office:value="130.40021139617565">
            <text:p>130.40021139617565</text:p>
          </table:table-cell>
          <table:table-cell office:value-type="float" office:value="22.162365783423">
            <text:p>22.162365783423</text:p>
          </table:table-cell>
          <table:table-cell office:value-type="float" office:value="33.42656573434265">
            <text:p>33.42656573434265</text:p>
          </table:table-cell>
          <table:table-cell office:value-type="float" office:value="0.874857102869626">
            <text:p>0.874857102869626</text:p>
          </table:table-cell>
          <table:table-cell office:value-type="float" office:value="0.086265796325197">
            <text:p>0.086265796325197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08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float" office:value="0">
            <text:p/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70220291614533</text:p>
          </table:table-cell>
          <table:table-cell office:value-type="string">
            <text:p>-0.103802443313129</text:p>
          </table:table-cell>
          <table:table-cell office:value-type="string">
            <text:p>0.00559797160318731</text:p>
          </table:table-cell>
          <table:table-cell office:value-type="string">
            <text:p>0.0906765259751981</text:p>
          </table:table-cell>
          <table:table-cell office:value-type="float" office:value="0">
            <text:p/>
          </table:table-cell>
          <table:table-cell office:value-type="float" office:value="0.0963036012021596">
            <text:p>0.0963036012021596</text:p>
          </table:table-cell>
          <table:table-cell office:value-type="float" office:value="0">
            <text:p/>
          </table:table-cell>
          <table:table-cell office:value-type="float" office:value="3.90001219098984">
            <text:p>3.90001219098984</text:p>
          </table:table-cell>
          <table:table-cell office:value-type="float" office:value="1.69829940758614">
            <text:p>1.698299407586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233968804159447">
            <text:p>0.45233968804159447</text:p>
          </table:table-cell>
          <table:table-cell office:value-type="float" office:value="0.5476603119584056">
            <text:p>0.5476603119584056</text:p>
          </table:table-cell>
          <table:table-cell office:value-type="float" office:value="91.71016382151818">
            <text:p>91.71016382151818</text:p>
          </table:table-cell>
          <table:table-cell office:value-type="float" office:value="27.77114029960934">
            <text:p>27.77114029960934</text:p>
          </table:table-cell>
          <table:table-cell office:value-type="float" office:value="40.56341320577365">
            <text:p>40.56341320577365</text:p>
          </table:table-cell>
          <table:table-cell office:value-type="float" office:value="0.305066642598076">
            <text:p>0.305066642598076</text:p>
          </table:table-cell>
          <table:table-cell office:value-type="float" office:value="0.485212268417339">
            <text:p>0.48521226841733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highly-isolated-spike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2740752696991</text:p>
          </table:table-cell>
          <table:table-cell office:value-type="string">
            <text:p>1.22099207687938</text:p>
          </table:table-cell>
          <table:table-cell office:value-type="string">
            <text:p>0.899428346154449</text:p>
          </table:table-cell>
          <table:table-cell office:value-type="string">
            <text:p>0.39961046097417</text:p>
          </table:table-cell>
          <table:table-cell office:value-type="float" office:value="0.203824668157235">
            <text:p>0.203824668157235</text:p>
          </table:table-cell>
          <table:table-cell office:value-type="float" office:value="0.457714972892787">
            <text:p>0.457714972892787</text:p>
          </table:table-cell>
          <table:table-cell office:value-type="float" office:value="0.567079472317361">
            <text:p>0.567079472317361</text:p>
          </table:table-cell>
          <table:table-cell office:value-type="float" office:value="5.01978171933994">
            <text:p>5.01978171933994</text:p>
          </table:table-cell>
          <table:table-cell office:value-type="float" office:value="1.58486479117742">
            <text:p>1.58486479117742</text:p>
          </table:table-cell>
          <table:table-cell office:value-type="float" office:value="0.710526315789474">
            <text:p>0.710526315789474</text:p>
          </table:table-cell>
          <table:table-cell office:value-type="float" office:value="11.2243216142463">
            <text:p>11.22432161424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8690477066116">
            <text:p>3.7869047706611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37383843835575">
            <text:p>0.3373838438355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36036036036037">
            <text:p>0.6036036036036037</text:p>
          </table:table-cell>
          <table:table-cell office:value-type="float" office:value="0.3963963963963964">
            <text:p>0.3963963963963964</text:p>
          </table:table-cell>
          <table:table-cell office:value-type="float" office:value="183.5097306106797">
            <text:p>183.5097306106797</text:p>
          </table:table-cell>
          <table:table-cell office:value-type="float" office:value="20.60111438872501">
            <text:p>20.60111438872501</text:p>
          </table:table-cell>
          <table:table-cell office:value-type="float" office:value="44.38384347314943">
            <text:p>44.38384347314943</text:p>
          </table:table-cell>
          <table:table-cell office:value-type="float" office:value="0.519092282964215">
            <text:p>0.519092282964215</text:p>
          </table:table-cell>
          <table:table-cell office:value-type="float" office:value="0.353065230356308">
            <text:p>0.353065230356308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in-out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51344811916351</text:p>
          </table:table-cell>
          <table:table-cell office:value-type="string">
            <text:p>0.548983765631301</text:p>
          </table:table-cell>
          <table:table-cell office:value-type="string">
            <text:p>0.327857094426025</text:p>
          </table:table-cell>
          <table:table-cell office:value-type="string">
            <text:p>0.142104812994884</text:p>
          </table:table-cell>
          <table:table-cell office:value-type="float" office:value="0.913213217547925">
            <text:p>0.913213217547925</text:p>
          </table:table-cell>
          <table:table-cell office:value-type="float" office:value="0.888159242688528">
            <text:p>0.888159242688528</text:p>
          </table:table-cell>
          <table:table-cell office:value-type="float" office:value="0.438491756360525">
            <text:p>0.438491756360525</text:p>
          </table:table-cell>
          <table:table-cell office:value-type="float" office:value="4.69954969837956">
            <text:p>4.69954969837956</text:p>
          </table:table-cell>
          <table:table-cell office:value-type="float" office:value="0.954639607596453">
            <text:p>0.954639607596453</text:p>
          </table:table-cell>
          <table:table-cell office:value-type="float" office:value="0.848837209302326">
            <text:p>0.848837209302326</text:p>
          </table:table-cell>
          <table:table-cell office:value-type="float" office:value="26.0477972604466">
            <text:p>26.04779726044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.2733331276519">
            <text:p>10.27333312765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94403143764169">
            <text:p>0.3944031437641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003853564547206">
            <text:p>0.42003853564547206</text:p>
          </table:table-cell>
          <table:table-cell office:value-type="float" office:value="0.5799614643545279">
            <text:p>0.5799614643545279</text:p>
          </table:table-cell>
          <table:table-cell office:value-type="float" office:value="138.99263557241687">
            <text:p>138.99263557241687</text:p>
          </table:table-cell>
          <table:table-cell office:value-type="float" office:value="31.626763464112862">
            <text:p>31.626763464112862</text:p>
          </table:table-cell>
          <table:table-cell office:value-type="float" office:value="46.817137011473925">
            <text:p>46.817137011473925</text:p>
          </table:table-cell>
          <table:table-cell office:value-type="float" office:value="0.440909139721058">
            <text:p>0.440909139721058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BETA-two-units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129939511418343</text:p>
          </table:table-cell>
          <table:table-cell office:value-type="string">
            <text:p>0.295579941021941</text:p>
          </table:table-cell>
          <table:table-cell office:value-type="string">
            <text:p>-0.1104784245036</text:p>
          </table:table-cell>
          <table:table-cell office:value-type="string">
            <text:p>0.0394744287690025</text:p>
          </table:table-cell>
          <table:table-cell office:value-type="float" office:value="0.671018134826581">
            <text:p>0.671018134826581</text:p>
          </table:table-cell>
          <table:table-cell office:value-type="float" office:value="0.744039045200907">
            <text:p>0.744039045200907</text:p>
          </table:table-cell>
          <table:table-cell office:value-type="float" office:value="0.193517838002956">
            <text:p>0.193517838002956</text:p>
          </table:table-cell>
          <table:table-cell office:value-type="float" office:value="3.31160410067154">
            <text:p>3.31160410067154</text:p>
          </table:table-cell>
          <table:table-cell office:value-type="float" office:value="1.56184863912315">
            <text:p>1.56184863912315</text:p>
          </table:table-cell>
          <table:table-cell office:value-type="float" office:value="0.705882352941176">
            <text:p>0.705882352941176</text:p>
          </table:table-cell>
          <table:table-cell office:value-type="float" office:value="14.3652475887309">
            <text:p>14.36524758873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03355094624905">
            <text:p>6.0335509462490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20010230173977">
            <text:p>0.4200102301739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77127659574468">
            <text:p>0.6077127659574468</text:p>
          </table:table-cell>
          <table:table-cell office:value-type="float" office:value="0.39228723404255317">
            <text:p>0.39228723404255317</text:p>
          </table:table-cell>
          <table:table-cell office:value-type="float" office:value="108.49126684725708">
            <text:p>108.49126684725708</text:p>
          </table:table-cell>
          <table:table-cell office:value-type="float" office:value="15.17863574804057">
            <text:p>15.17863574804057</text:p>
          </table:table-cell>
          <table:table-cell office:value-type="float" office:value="31.80035819481654">
            <text:p>31.80035819481654</text:p>
          </table:table-cell>
          <table:table-cell office:value-type="float" office:value="0.627820365113733">
            <text:p>0.62782036511373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1_950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float" office:value="0">
            <text:p/>
          </table:table-cell>
          <table:table-cell office:value-type="string">
            <text:p>19</text:p>
          </table:table-cell>
          <table:table-cell office:value-type="string">
            <text:p>24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67527902126312</text:p>
          </table:table-cell>
          <table:table-cell office:value-type="string">
            <text:p>-0.260527471088032</text:p>
          </table:table-cell>
          <table:table-cell office:value-type="string">
            <text:p>-0.00983030969907106</text:p>
          </table:table-cell>
          <table:table-cell office:value-type="string">
            <text:p>-0.402191445449961</text:p>
          </table:table-cell>
          <table:table-cell office:value-type="float" office:value="0.17612816055019">
            <text:p>0.176128160550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733943311978">
            <text:p>1.733943311978</text:p>
          </table:table-cell>
          <table:table-cell office:value-type="float" office:value="1.27137891212367">
            <text:p>1.27137891212367</text:p>
          </table:table-cell>
          <table:table-cell office:value-type="float" office:value="1">
            <text:p>1</text:p>
          </table:table-cell>
          <table:table-cell office:value-type="float" office:value="0.607013780380624">
            <text:p>0.6070137803806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193360003583292">
            <text:p>0.019336000358329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318543021316661">
            <text:p>0.03185430213166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45045045045045">
            <text:p>0.5045045045045045</text:p>
          </table:table-cell>
          <table:table-cell office:value-type="float" office:value="0.4954954954954955">
            <text:p>0.4954954954954955</text:p>
          </table:table-cell>
          <table:table-cell office:value-type="float" office:value="78.43514070006863">
            <text:p>78.43514070006863</text:p>
          </table:table-cell>
          <table:table-cell office:value-type="float" office:value="14.699526651574399">
            <text:p>14.699526651574399</text:p>
          </table:table-cell>
          <table:table-cell office:value-type="float" office:value="24.912565987933636">
            <text:p>24.912565987933636</text:p>
          </table:table-cell>
          <table:table-cell office:value-type="float" office:value="0.00999811256616379">
            <text:p>0.00999811256616379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569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float" office:value="1">
            <text:p>1</text:p>
          </table:table-cell>
          <table:table-cell office:value-type="string">
            <text:p>23</text:p>
          </table:table-cell>
          <table:table-cell office:value-type="string">
            <text:p>2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791619181633</text:p>
          </table:table-cell>
          <table:table-cell office:value-type="string">
            <text:p>-0.0710666133080234</text:p>
          </table:table-cell>
          <table:table-cell office:value-type="string">
            <text:p>-0.238799346059229</text:p>
          </table:table-cell>
          <table:table-cell office:value-type="string">
            <text:p>-0.28101228278522</text:p>
          </table:table-cell>
          <table:table-cell office:value-type="float" office:value="0.585475943796167">
            <text:p>0.585475943796167</text:p>
          </table:table-cell>
          <table:table-cell office:value-type="float" office:value="0.83084496980012">
            <text:p>0.83084496980012</text:p>
          </table:table-cell>
          <table:table-cell office:value-type="float" office:value="0.295470336275823">
            <text:p>0.295470336275823</text:p>
          </table:table-cell>
          <table:table-cell office:value-type="float" office:value="4.22875785834928">
            <text:p>4.22875785834928</text:p>
          </table:table-cell>
          <table:table-cell office:value-type="float" office:value="2.05242707378319">
            <text:p>2.05242707378319</text:p>
          </table:table-cell>
          <table:table-cell office:value-type="float" office:value="0.16">
            <text:p>0.16</text:p>
          </table:table-cell>
          <table:table-cell office:value-type="float" office:value="4.57293637447286">
            <text:p>4.572936374472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22381621918754">
            <text:p>1.2238162191875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7621527826005">
            <text:p>0.267621527826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610169491525424">
            <text:p>0.6610169491525424</text:p>
          </table:table-cell>
          <table:table-cell office:value-type="float" office:value="0.3389830508474576">
            <text:p>0.3389830508474576</text:p>
          </table:table-cell>
          <table:table-cell office:value-type="float" office:value="108.25825047770185">
            <text:p>108.25825047770185</text:p>
          </table:table-cell>
          <table:table-cell office:value-type="float" office:value="10.296113880713555">
            <text:p>10.296113880713555</text:p>
          </table:table-cell>
          <table:table-cell office:value-type="float" office:value="25.621760476675433">
            <text:p>25.621760476675433</text:p>
          </table:table-cell>
          <table:table-cell office:value-type="float" office:value="0.580987853033321">
            <text:p>0.580987853033321</text:p>
          </table:table-cell>
          <table:table-cell office:value-type="float" office:value="0.525230988812791">
            <text:p>0.52523098881279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only beta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45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04116439819336</text:p>
          </table:table-cell>
          <table:table-cell office:value-type="string">
            <text:p>0.629065398160509</text:p>
          </table:table-cell>
          <table:table-cell office:value-type="string">
            <text:p>0.236218184058816</text:p>
          </table:table-cell>
          <table:table-cell office:value-type="string">
            <text:p>-0.103020280261019</text:p>
          </table:table-cell>
          <table:table-cell office:value-type="float" office:value="0.93334329417415">
            <text:p>0.93334329417415</text:p>
          </table:table-cell>
          <table:table-cell office:value-type="float" office:value="0.950635845654367">
            <text:p>0.950635845654367</text:p>
          </table:table-cell>
          <table:table-cell office:value-type="float" office:value="0.418287232656445">
            <text:p>0.418287232656445</text:p>
          </table:table-cell>
          <table:table-cell office:value-type="float" office:value="7.30375015956027">
            <text:p>7.30375015956027</text:p>
          </table:table-cell>
          <table:table-cell office:value-type="float" office:value="1.42288782671815">
            <text:p>1.42288782671815</text:p>
          </table:table-cell>
          <table:table-cell office:value-type="float" office:value="0.837837837837838">
            <text:p>0.837837837837838</text:p>
          </table:table-cell>
          <table:table-cell office:value-type="float" office:value="37.1273004428893">
            <text:p>37.12730044288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3.6170805569939">
            <text:p>13.61708055699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6676732201255">
            <text:p>0.366767322012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3089430894308944">
            <text:p>0.43089430894308944</text:p>
          </table:table-cell>
          <table:table-cell office:value-type="float" office:value="0.5691056910569106">
            <text:p>0.5691056910569106</text:p>
          </table:table-cell>
          <table:table-cell office:value-type="float" office:value="197.23980721636056">
            <text:p>197.23980721636056</text:p>
          </table:table-cell>
          <table:table-cell office:value-type="float" office:value="58.41085327920323">
            <text:p>58.41085327920323</text:p>
          </table:table-cell>
          <table:table-cell office:value-type="float" office:value="83.83795970464386">
            <text:p>83.83795970464386</text:p>
          </table:table-cell>
          <table:table-cell office:value-type="float" office:value="0">
            <text:p/>
          </table:table-cell>
          <table:table-cell office:value-type="float" office:value="0.116263137397161">
            <text:p>0.11626313739716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541_s2_75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float" office:value="0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7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486151784658432</text:p>
          </table:table-cell>
          <table:table-cell office:value-type="string">
            <text:p>-0.369849544481779</text:p>
          </table:table-cell>
          <table:table-cell office:value-type="string">
            <text:p>0.256319891729364</text:p>
          </table:table-cell>
          <table:table-cell office:value-type="string">
            <text:p>0.0933902490959037</text:p>
          </table:table-cell>
          <table:table-cell office:value-type="float" office:value="0">
            <text:p/>
          </table:table-cell>
          <table:table-cell office:value-type="float" office:value="0.562581826174703">
            <text:p>0.562581826174703</text:p>
          </table:table-cell>
          <table:table-cell office:value-type="float" office:value="0.146259634363968">
            <text:p>0.146259634363968</text:p>
          </table:table-cell>
          <table:table-cell office:value-type="float" office:value="5.31507839634799">
            <text:p>5.31507839634799</text:p>
          </table:table-cell>
          <table:table-cell office:value-type="float" office:value="0.891066943090166">
            <text:p>0.8910669430901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069620253164557">
            <text:p>0.3069620253164557</text:p>
          </table:table-cell>
          <table:table-cell office:value-type="float" office:value="0.6930379746835443">
            <text:p>0.6930379746835443</text:p>
          </table:table-cell>
          <table:table-cell office:value-type="float" office:value="166.82458463761137">
            <text:p>166.82458463761137</text:p>
          </table:table-cell>
          <table:table-cell office:value-type="float" office:value="42.548418246606644">
            <text:p>42.548418246606644</text:p>
          </table:table-cell>
          <table:table-cell office:value-type="float" office:value="55.162528106364256">
            <text:p>55.162528106364256</text:p>
          </table:table-cell>
          <table:table-cell office:value-type="float" office:value="0.235894328016252">
            <text:p>0.235894328016252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776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float" office:value="0">
            <text:p/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159573897719383</text:p>
          </table:table-cell>
          <table:table-cell office:value-type="string">
            <text:p>-0.243530625399808</text:p>
          </table:table-cell>
          <table:table-cell office:value-type="string">
            <text:p>-0.115428990806652</text:p>
          </table:table-cell>
          <table:table-cell office:value-type="string">
            <text:p>0.01879675284816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50936892283678">
            <text:p>5.50936892283678</text:p>
          </table:table-cell>
          <table:table-cell office:value-type="float" office:value="2.48007060700072">
            <text:p>2.48007060700072</text:p>
          </table:table-cell>
          <table:table-cell office:value-type="float" office:value="0.303030303030303">
            <text:p>0.303030303030303</text:p>
          </table:table-cell>
          <table:table-cell office:value-type="float" office:value="9.13816392497794">
            <text:p>9.138163924977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18177351444339">
            <text:p>4.181773514443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57616382106374">
            <text:p>0.4576163821063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358974358974359">
            <text:p>0.4358974358974359</text:p>
          </table:table-cell>
          <table:table-cell office:value-type="float" office:value="0.5641025641025641">
            <text:p>0.5641025641025641</text:p>
          </table:table-cell>
          <table:table-cell office:value-type="float" office:value="125.36361876492225">
            <text:p>125.36361876492225</text:p>
          </table:table-cell>
          <table:table-cell office:value-type="float" office:value="21.458102179813256">
            <text:p>21.458102179813256</text:p>
          </table:table-cell>
          <table:table-cell office:value-type="float" office:value="33.595802899075096">
            <text:p>33.595802899075096</text:p>
          </table:table-cell>
          <table:table-cell office:value-type="float" office:value="0">
            <text:p/>
          </table:table-cell>
          <table:table-cell office:value-type="float" office:value="0.508727523102654">
            <text:p>0.50872752310265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beta in lfp;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19-BETA-maybe-weak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float" office:value="0">
            <text:p/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6</text:p>
          </table:table-cell>
          <table:table-cell office:value-type="string">
            <text:p>12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0.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31589496135712</text:p>
          </table:table-cell>
          <table:table-cell office:value-type="string">
            <text:p>-0.0847949636893703</text:p>
          </table:table-cell>
          <table:table-cell office:value-type="string">
            <text:p>0.0933919829570179</text:p>
          </table:table-cell>
          <table:table-cell office:value-type="string">
            <text:p>0.0507315845334549</text:p>
          </table:table-cell>
          <table:table-cell office:value-type="float" office:value="0.517089814758911">
            <text:p>0.517089814758911</text:p>
          </table:table-cell>
          <table:table-cell office:value-type="float" office:value="0.747080476751005">
            <text:p>0.747080476751005</text:p>
          </table:table-cell>
          <table:table-cell office:value-type="float" office:value="0">
            <text:p/>
          </table:table-cell>
          <table:table-cell office:value-type="float" office:value="5.50162244472995">
            <text:p>5.50162244472995</text:p>
          </table:table-cell>
          <table:table-cell office:value-type="float" office:value="0.982583847465578">
            <text:p>0.9825838474655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232067510548526">
            <text:p>0.35232067510548526</text:p>
          </table:table-cell>
          <table:table-cell office:value-type="float" office:value="0.6476793248945147">
            <text:p>0.6476793248945147</text:p>
          </table:table-cell>
          <table:table-cell office:value-type="float" office:value="175.96776572988125">
            <text:p>175.96776572988125</text:p>
          </table:table-cell>
          <table:table-cell office:value-type="float" office:value="47.27430012827838">
            <text:p>47.27430012827838</text:p>
          </table:table-cell>
          <table:table-cell office:value-type="float" office:value="63.68355216131823">
            <text:p>63.683552161318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945-NOT-BETA</text:p>
          </table:table-cell>
          <table:table-cell office:value-type="string">
            <text:p>254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68091687560081</text:p>
          </table:table-cell>
          <table:table-cell office:value-type="string">
            <text:p>0.183754886949354</text:p>
          </table:table-cell>
          <table:table-cell office:value-type="string">
            <text:p>-0.0435750072163548</text:p>
          </table:table-cell>
          <table:table-cell office:value-type="string">
            <text:p>0.276720315997051</text:p>
          </table:table-cell>
          <table:table-cell office:value-type="float" office:value="0.379501471272924">
            <text:p>0.379501471272924</text:p>
          </table:table-cell>
          <table:table-cell office:value-type="float" office:value="0.00850399559713289">
            <text:p>0.00850399559713289</text:p>
          </table:table-cell>
          <table:table-cell office:value-type="float" office:value="0.781587675265145">
            <text:p>0.781587675265145</text:p>
          </table:table-cell>
          <table:table-cell office:value-type="float" office:value="1.04898624172245">
            <text:p>1.04898624172245</text:p>
          </table:table-cell>
          <table:table-cell office:value-type="float" office:value="1.03167812558663">
            <text:p>1.03167812558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0703125">
            <text:p>0.70703125</text:p>
          </table:table-cell>
          <table:table-cell office:value-type="float" office:value="0.29296875">
            <text:p>0.29296875</text:p>
          </table:table-cell>
          <table:table-cell office:value-type="float" office:value="69.03545777374309">
            <text:p>69.03545777374309</text:p>
          </table:table-cell>
          <table:table-cell office:value-type="float" office:value="6.591170553747531">
            <text:p>6.591170553747531</text:p>
          </table:table-cell>
          <table:table-cell office:value-type="float" office:value="18.2848">
            <text:p>18.28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056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6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15</text:p>
          </table:table-cell>
          <table:table-cell office:value-type="string">
            <text:p>0.75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6538140773773</text:p>
          </table:table-cell>
          <table:table-cell office:value-type="string">
            <text:p>0.527998429753168</text:p>
          </table:table-cell>
          <table:table-cell office:value-type="string">
            <text:p>0.379284682766442</text:p>
          </table:table-cell>
          <table:table-cell office:value-type="string">
            <text:p>0.40021120331298</text:p>
          </table:table-cell>
          <table:table-cell office:value-type="float" office:value="0.944158699961655">
            <text:p>0.944158699961655</text:p>
          </table:table-cell>
          <table:table-cell office:value-type="float" office:value="0.92206470876581">
            <text:p>0.92206470876581</text:p>
          </table:table-cell>
          <table:table-cell office:value-type="float" office:value="0.701899858789556">
            <text:p>0.701899858789556</text:p>
          </table:table-cell>
          <table:table-cell office:value-type="float" office:value="4.08560456283896">
            <text:p>4.08560456283896</text:p>
          </table:table-cell>
          <table:table-cell office:value-type="float" office:value="0.954017757169136">
            <text:p>0.954017757169136</text:p>
          </table:table-cell>
          <table:table-cell office:value-type="float" office:value="0.775">
            <text:p>0.775</text:p>
          </table:table-cell>
          <table:table-cell office:value-type="float" office:value="12.2829588495303">
            <text:p>12.28295884953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57150719203208">
            <text:p>4.571507192032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21828956715">
            <text:p>0.37218289567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852332852332852">
            <text:p>0.2852332852332852</text:p>
          </table:table-cell>
          <table:table-cell office:value-type="float" office:value="0.7147667147667147">
            <text:p>0.7147667147667147</text:p>
          </table:table-cell>
          <table:table-cell office:value-type="float" office:value="449.7719549750451">
            <text:p>449.7719549750451</text:p>
          </table:table-cell>
          <table:table-cell office:value-type="float" office:value="87.56970714542071">
            <text:p>87.56970714542071</text:p>
          </table:table-cell>
          <table:table-cell office:value-type="float" office:value="113.68244264874197">
            <text:p>113.682442648741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119-NOT-BETA-o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float" office:value="0">
            <text:p/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34597343206406</text:p>
          </table:table-cell>
          <table:table-cell office:value-type="string">
            <text:p>0.797451215244804</text:p>
          </table:table-cell>
          <table:table-cell office:value-type="string">
            <text:p>0.26867771799151</text:p>
          </table:table-cell>
          <table:table-cell office:value-type="string">
            <text:p>0.462970824242204</text:p>
          </table:table-cell>
          <table:table-cell office:value-type="float" office:value="0.937595515636716">
            <text:p>0.937595515636716</text:p>
          </table:table-cell>
          <table:table-cell office:value-type="float" office:value="0.907051876730767">
            <text:p>0.907051876730767</text:p>
          </table:table-cell>
          <table:table-cell office:value-type="float" office:value="0.626291412581027">
            <text:p>0.626291412581027</text:p>
          </table:table-cell>
          <table:table-cell office:value-type="float" office:value="4.5951046732546">
            <text:p>4.5951046732546</text:p>
          </table:table-cell>
          <table:table-cell office:value-type="float" office:value="1.13016098630007">
            <text:p>1.13016098630007</text:p>
          </table:table-cell>
          <table:table-cell office:value-type="float" office:value="0.384615384615385">
            <text:p>0.384615384615385</text:p>
          </table:table-cell>
          <table:table-cell office:value-type="float" office:value="2.38712143053178">
            <text:p>2.387121430531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1796889375902">
            <text:p>0.2917968893759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22237974844413">
            <text:p>0.1222379748444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105515587529976">
            <text:p>0.3105515587529976</text:p>
          </table:table-cell>
          <table:table-cell office:value-type="float" office:value="0.6894484412470024">
            <text:p>0.6894484412470024</text:p>
          </table:table-cell>
          <table:table-cell office:value-type="float" office:value="114.1143359447289">
            <text:p>114.1143359447289</text:p>
          </table:table-cell>
          <table:table-cell office:value-type="float" office:value="51.59112749747191">
            <text:p>51.59112749747191</text:p>
          </table:table-cell>
          <table:table-cell office:value-type="float" office:value="62.16930278187995">
            <text:p>62.169302781879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700-1522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48337304592133</text:p>
          </table:table-cell>
          <table:table-cell office:value-type="string">
            <text:p>0.143786044346569</text:p>
          </table:table-cell>
          <table:table-cell office:value-type="string">
            <text:p>0.130311643538564</text:p>
          </table:table-cell>
          <table:table-cell office:value-type="string">
            <text:p>-0.0149033514956376</text:p>
          </table:table-cell>
          <table:table-cell office:value-type="float" office:value="0.541089240079176">
            <text:p>0.541089240079176</text:p>
          </table:table-cell>
          <table:table-cell office:value-type="float" office:value="0.709367676331191">
            <text:p>0.709367676331191</text:p>
          </table:table-cell>
          <table:table-cell office:value-type="float" office:value="0.347043016734762">
            <text:p>0.347043016734762</text:p>
          </table:table-cell>
          <table:table-cell office:value-type="float" office:value="1.09017284383847">
            <text:p>1.09017284383847</text:p>
          </table:table-cell>
          <table:table-cell office:value-type="float" office:value="1.09194913124813">
            <text:p>1.09194913124813</text:p>
          </table:table-cell>
          <table:table-cell office:value-type="float" office:value="0.666666666666667">
            <text:p>0.666666666666667</text:p>
          </table:table-cell>
          <table:table-cell office:value-type="float" office:value="4.04445514847494">
            <text:p>4.044455148474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05801702048999">
            <text:p>0.80580170204899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99236157273952">
            <text:p>0.1992361572739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013245033112584">
            <text:p>0.48013245033112584</text:p>
          </table:table-cell>
          <table:table-cell office:value-type="float" office:value="0.5198675496688742">
            <text:p>0.5198675496688742</text:p>
          </table:table-cell>
          <table:table-cell office:value-type="float" office:value="38.97790783011234">
            <text:p>38.97790783011234</text:p>
          </table:table-cell>
          <table:table-cell office:value-type="float" office:value="5.476601532548338">
            <text:p>5.476601532548338</text:p>
          </table:table-cell>
          <table:table-cell office:value-type="float" office:value="9.3245939198755">
            <text:p>9.32459391987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953-BETA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19731795787811</text:p>
          </table:table-cell>
          <table:table-cell office:value-type="string">
            <text:p>0.207094502926628</text:p>
          </table:table-cell>
          <table:table-cell office:value-type="string">
            <text:p>0.378223527642527</text:p>
          </table:table-cell>
          <table:table-cell office:value-type="string">
            <text:p>-0.003007685662571</text:p>
          </table:table-cell>
          <table:table-cell office:value-type="float" office:value="0.974355384614956">
            <text:p>0.974355384614956</text:p>
          </table:table-cell>
          <table:table-cell office:value-type="float" office:value="0.965000329754489">
            <text:p>0.965000329754489</text:p>
          </table:table-cell>
          <table:table-cell office:value-type="float" office:value="0">
            <text:p/>
          </table:table-cell>
          <table:table-cell office:value-type="float" office:value="8.67800158975796">
            <text:p>8.67800158975796</text:p>
          </table:table-cell>
          <table:table-cell office:value-type="float" office:value="1.32492637315057">
            <text:p>1.32492637315057</text:p>
          </table:table-cell>
          <table:table-cell office:value-type="float" office:value="0.705069124423963">
            <text:p>0.705069124423963</text:p>
          </table:table-cell>
          <table:table-cell office:value-type="float" office:value="69.945099051194">
            <text:p>69.9450990511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0.1421309437694">
            <text:p>50.14213094376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16878403547181">
            <text:p>0.7168784035471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245579567779961">
            <text:p>0.5245579567779961</text:p>
          </table:table-cell>
          <table:table-cell office:value-type="float" office:value="0.47544204322200395">
            <text:p>0.47544204322200395</text:p>
          </table:table-cell>
          <table:table-cell office:value-type="float" office:value="233.4636102099529">
            <text:p>233.4636102099529</text:p>
          </table:table-cell>
          <table:table-cell office:value-type="float" office:value="63.82825121629231">
            <text:p>63.82825121629231</text:p>
          </table:table-cell>
          <table:table-cell office:value-type="float" office:value="103.1393311819568">
            <text:p>103.13933118195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307-NOT-BETA-maybe-super-weak</text:p>
          </table:table-cell>
          <table:table-cell office:value-type="string">
            <text:p>2556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13</text:p>
          </table:table-cell>
          <table:table-cell office:value-type="string">
            <text:p>7.5</text:p>
          </table:table-cell>
          <table:table-cell office:value-type="string">
            <text:p>32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46113669872284</text:p>
          </table:table-cell>
          <table:table-cell office:value-type="string">
            <text:p>-0.248286813689731</text:p>
          </table:table-cell>
          <table:table-cell office:value-type="string">
            <text:p>0.315141769828025</text:p>
          </table:table-cell>
          <table:table-cell office:value-type="string">
            <text:p>0.426332067699902</text:p>
          </table:table-cell>
          <table:table-cell office:value-type="float" office:value="0">
            <text:p/>
          </table:table-cell>
          <table:table-cell office:value-type="float" office:value="0.80058072895822">
            <text:p>0.80058072895822</text:p>
          </table:table-cell>
          <table:table-cell office:value-type="float" office:value="0">
            <text:p/>
          </table:table-cell>
          <table:table-cell office:value-type="float" office:value="5.64687632069557">
            <text:p>5.64687632069557</text:p>
          </table:table-cell>
          <table:table-cell office:value-type="float" office:value="1.39774621597032">
            <text:p>1.39774621597032</text:p>
          </table:table-cell>
          <table:table-cell office:value-type="float" office:value="0.802816901408451">
            <text:p>0.802816901408451</text:p>
          </table:table-cell>
          <table:table-cell office:value-type="float" office:value="19.9816119293091">
            <text:p>19.98161192930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.31396682626709">
            <text:p>8.313966826267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6080887552027">
            <text:p>0.416080887552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684563758389262">
            <text:p>0.2684563758389262</text:p>
          </table:table-cell>
          <table:table-cell office:value-type="float" office:value="0.7315436241610739">
            <text:p>0.7315436241610739</text:p>
          </table:table-cell>
          <table:table-cell office:value-type="float" office:value="79.55447267664462">
            <text:p>79.55447267664462</text:p>
          </table:table-cell>
          <table:table-cell office:value-type="float" office:value="20.825146953596768">
            <text:p>20.825146953596768</text:p>
          </table:table-cell>
          <table:table-cell office:value-type="float" office:value="25.9724103427658">
            <text:p>25.97241034276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491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float" office:value="1">
            <text:p>1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23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27661025524139</text:p>
          </table:table-cell>
          <table:table-cell office:value-type="string">
            <text:p>0.798692393356675</text:p>
          </table:table-cell>
          <table:table-cell office:value-type="string">
            <text:p>0.72304678295391</text:p>
          </table:table-cell>
          <table:table-cell office:value-type="string">
            <text:p>0.136726731301857</text:p>
          </table:table-cell>
          <table:table-cell office:value-type="float" office:value="0.578563437783387">
            <text:p>0.578563437783387</text:p>
          </table:table-cell>
          <table:table-cell office:value-type="float" office:value="0.836774958443993">
            <text:p>0.836774958443993</text:p>
          </table:table-cell>
          <table:table-cell office:value-type="float" office:value="0.604698940011395">
            <text:p>0.604698940011395</text:p>
          </table:table-cell>
          <table:table-cell office:value-type="float" office:value="6.14191649065456">
            <text:p>6.14191649065456</text:p>
          </table:table-cell>
          <table:table-cell office:value-type="float" office:value="1.67584432630648">
            <text:p>1.67584432630648</text:p>
          </table:table-cell>
          <table:table-cell office:value-type="float" office:value="0.730337078651685">
            <text:p>0.730337078651685</text:p>
          </table:table-cell>
          <table:table-cell office:value-type="float" office:value="25.5609164487357">
            <text:p>25.56091644873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.2713029523523">
            <text:p>14.27130295235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58325167291027">
            <text:p>0.5583251672910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102564102564103">
            <text:p>0.6102564102564103</text:p>
          </table:table-cell>
          <table:table-cell office:value-type="float" office:value="0.38974358974358975">
            <text:p>0.38974358974358975</text:p>
          </table:table-cell>
          <table:table-cell office:value-type="float" office:value="164.89620719759432">
            <text:p>164.89620719759432</text:p>
          </table:table-cell>
          <table:table-cell office:value-type="float" office:value="24.95569322008574">
            <text:p>24.95569322008574</text:p>
          </table:table-cell>
          <table:table-cell office:value-type="float" office:value="51.76445993031359">
            <text:p>51.764459930313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02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float" office:value="1">
            <text:p>1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408461660146713</text:p>
          </table:table-cell>
          <table:table-cell office:value-type="string">
            <text:p>0.314048530696325</text:p>
          </table:table-cell>
          <table:table-cell office:value-type="string">
            <text:p>0.129496990638874</text:p>
          </table:table-cell>
          <table:table-cell office:value-type="string">
            <text:p>0.175182065803103</text:p>
          </table:table-cell>
          <table:table-cell office:value-type="float" office:value="0.977574031656129">
            <text:p>0.977574031656129</text:p>
          </table:table-cell>
          <table:table-cell office:value-type="float" office:value="0.946834657490079">
            <text:p>0.946834657490079</text:p>
          </table:table-cell>
          <table:table-cell office:value-type="float" office:value="0.961851661529175">
            <text:p>0.961851661529175</text:p>
          </table:table-cell>
          <table:table-cell office:value-type="float" office:value="5.27222267956554">
            <text:p>5.27222267956554</text:p>
          </table:table-cell>
          <table:table-cell office:value-type="float" office:value="2.8844212588384">
            <text:p>2.8844212588384</text:p>
          </table:table-cell>
          <table:table-cell office:value-type="float" office:value="0.260623229461756">
            <text:p>0.260623229461756</text:p>
          </table:table-cell>
          <table:table-cell office:value-type="float" office:value="28.1601349139567">
            <text:p>28.1601349139567</text:p>
          </table:table-cell>
          <table:table-cell office:value-type="float" office:value="1.38067341706295">
            <text:p>1.38067341706295</text:p>
          </table:table-cell>
          <table:table-cell office:value-type="float" office:value="0.0588235294117647">
            <text:p>0.0588235294117647</text:p>
          </table:table-cell>
          <table:table-cell office:value-type="float" office:value="14.6238116520135">
            <text:p>14.6238116520135</text:p>
          </table:table-cell>
          <table:table-cell office:value-type="float" office:value="1">
            <text:p>1</text:p>
          </table:table-cell>
          <table:table-cell office:value-type="float" office:value="0.0490293608777656">
            <text:p>0.0490293608777656</text:p>
          </table:table-cell>
          <table:table-cell office:value-type="float" office:value="0.519309005326023">
            <text:p>0.519309005326023</text:p>
          </table:table-cell>
          <table:table-cell office:value-type="float" office:value="0.00612064757864503">
            <text:p>0.00612064757864503</text:p>
          </table:table-cell>
          <table:table-cell office:value-type="float" office:value="0.172358261575427">
            <text:p>0.172358261575427</text:p>
          </table:table-cell>
          <table:table-cell office:value-type="float" office:value="0.23809523809523808">
            <text:p>0.23809523809523808</text:p>
          </table:table-cell>
          <table:table-cell office:value-type="float" office:value="0.7619047619047619">
            <text:p>0.7619047619047619</text:p>
          </table:table-cell>
          <table:table-cell office:value-type="float" office:value="74.65113979831078">
            <text:p>74.65113979831078</text:p>
          </table:table-cell>
          <table:table-cell office:value-type="float" office:value="17.61130559552841">
            <text:p>17.61130559552841</text:p>
          </table:table-cell>
          <table:table-cell office:value-type="float" office:value="21.52774114215226">
            <text:p>21.527741142152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BETA-not-as-strong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float" office:value="1">
            <text:p>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984370589256287</text:p>
          </table:table-cell>
          <table:table-cell office:value-type="string">
            <text:p>0.685128050561241</text:p>
          </table:table-cell>
          <table:table-cell office:value-type="string">
            <text:p>0.65362689576931</text:p>
          </table:table-cell>
          <table:table-cell office:value-type="string">
            <text:p>0.393740205809497</text:p>
          </table:table-cell>
          <table:table-cell office:value-type="float" office:value="0.884339656574153">
            <text:p>0.884339656574153</text:p>
          </table:table-cell>
          <table:table-cell office:value-type="float" office:value="0.954707909319654">
            <text:p>0.954707909319654</text:p>
          </table:table-cell>
          <table:table-cell office:value-type="float" office:value="0.682982125546403">
            <text:p>0.682982125546403</text:p>
          </table:table-cell>
          <table:table-cell office:value-type="float" office:value="7.36882838307105">
            <text:p>7.36882838307105</text:p>
          </table:table-cell>
          <table:table-cell office:value-type="float" office:value="2.18290919588012">
            <text:p>2.18290919588012</text:p>
          </table:table-cell>
          <table:table-cell office:value-type="float" office:value="0.633333333333333">
            <text:p>0.633333333333333</text:p>
          </table:table-cell>
          <table:table-cell office:value-type="float" office:value="34.500641481545">
            <text:p>34.5006414815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.8662430455412">
            <text:p>18.86624304554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46837456794335">
            <text:p>0.5468374567943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66725197541704">
            <text:p>0.6066725197541704</text:p>
          </table:table-cell>
          <table:table-cell office:value-type="float" office:value="0.3933274802458297">
            <text:p>0.3933274802458297</text:p>
          </table:table-cell>
          <table:table-cell office:value-type="float" office:value="335.19882504754145">
            <text:p>335.19882504754145</text:p>
          </table:table-cell>
          <table:table-cell office:value-type="float" office:value="61.57446071545403">
            <text:p>61.57446071545403</text:p>
          </table:table-cell>
          <table:table-cell office:value-type="float" office:value="121.98508794290083">
            <text:p>121.9850879429008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657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float" office:value="1">
            <text:p>1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59805649518967</text:p>
          </table:table-cell>
          <table:table-cell office:value-type="string">
            <text:p>-0.208103360021526</text:p>
          </table:table-cell>
          <table:table-cell office:value-type="string">
            <text:p>-0.0790411951341691</text:p>
          </table:table-cell>
          <table:table-cell office:value-type="string">
            <text:p>-0.0400246659106606</text:p>
          </table:table-cell>
          <table:table-cell office:value-type="float" office:value="0">
            <text:p/>
          </table:table-cell>
          <table:table-cell office:value-type="float" office:value="0.501580963971128">
            <text:p>0.501580963971128</text:p>
          </table:table-cell>
          <table:table-cell office:value-type="float" office:value="0">
            <text:p/>
          </table:table-cell>
          <table:table-cell office:value-type="float" office:value="5.22825951512929">
            <text:p>5.22825951512929</text:p>
          </table:table-cell>
          <table:table-cell office:value-type="float" office:value="1.69943937384258">
            <text:p>1.69943937384258</text:p>
          </table:table-cell>
          <table:table-cell office:value-type="float" office:value="0.176470588235294">
            <text:p>0.176470588235294</text:p>
          </table:table-cell>
          <table:table-cell office:value-type="float" office:value="5.62369948194266">
            <text:p>5.62369948194266</text:p>
          </table:table-cell>
          <table:table-cell office:value-type="float" office:value="1.39051985462211">
            <text:p>1.39051985462211</text:p>
          </table:table-cell>
          <table:table-cell office:value-type="float" office:value="0.666666666666667">
            <text:p>0.666666666666667</text:p>
          </table:table-cell>
          <table:table-cell office:value-type="float" office:value="2.5530686611894">
            <text:p>2.5530686611894</text:p>
          </table:table-cell>
          <table:table-cell office:value-type="float" office:value="1">
            <text:p>1</text:p>
          </table:table-cell>
          <table:table-cell office:value-type="float" office:value="0.24726069717754">
            <text:p>0.24726069717754</text:p>
          </table:table-cell>
          <table:table-cell office:value-type="float" office:value="0.453983835620509">
            <text:p>0.4539838356205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3294723294723294">
            <text:p>0.23294723294723294</text:p>
          </table:table-cell>
          <table:table-cell office:value-type="float" office:value="0.767052767052767">
            <text:p>0.767052767052767</text:p>
          </table:table-cell>
          <table:table-cell office:value-type="float" office:value="155.14130565222607">
            <text:p>155.14130565222607</text:p>
          </table:table-cell>
          <table:table-cell office:value-type="float" office:value="51.756931737356915">
            <text:p>51.756931737356915</text:p>
          </table:table-cell>
          <table:table-cell office:value-type="float" office:value="61.26772574973919">
            <text:p>61.2677257497391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025-NOT-BETA-or-very-weak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float" office:value="1">
            <text:p>1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0181019306183</text:p>
          </table:table-cell>
          <table:table-cell office:value-type="string">
            <text:p>-0.145501000362115</text:p>
          </table:table-cell>
          <table:table-cell office:value-type="string">
            <text:p>0.0436755344748102</text:p>
          </table:table-cell>
          <table:table-cell office:value-type="string">
            <text:p>0.0177502927309628</text:p>
          </table:table-cell>
          <table:table-cell office:value-type="float" office:value="0.116044433029975">
            <text:p>0.116044433029975</text:p>
          </table:table-cell>
          <table:table-cell office:value-type="float" office:value="0.515160035472281">
            <text:p>0.515160035472281</text:p>
          </table:table-cell>
          <table:table-cell office:value-type="float" office:value="0">
            <text:p/>
          </table:table-cell>
          <table:table-cell office:value-type="float" office:value="3.8248174289491">
            <text:p>3.8248174289491</text:p>
          </table:table-cell>
          <table:table-cell office:value-type="float" office:value="0.92011275686437">
            <text:p>0.92011275686437</text:p>
          </table:table-cell>
          <table:table-cell office:value-type="float" office:value="0.181818181818182">
            <text:p>0.181818181818182</text:p>
          </table:table-cell>
          <table:table-cell office:value-type="float" office:value="1.37185690588315">
            <text:p>1.371856905883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26822808228633">
            <text:p>0.7268228082286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29809490415278">
            <text:p>0.5298094904152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23456790123457">
            <text:p>0.4123456790123457</text:p>
          </table:table-cell>
          <table:table-cell office:value-type="float" office:value="0.5876543209876544">
            <text:p>0.5876543209876544</text:p>
          </table:table-cell>
          <table:table-cell office:value-type="float" office:value="126.72483399734395">
            <text:p>126.72483399734395</text:p>
          </table:table-cell>
          <table:table-cell office:value-type="float" office:value="20.91675331147218">
            <text:p>20.91675331147218</text:p>
          </table:table-cell>
          <table:table-cell office:value-type="float" office:value="31.899170737624473">
            <text:p>31.8991707376244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1453-NOT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float" office:value="1">
            <text:p>1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75438071787357</text:p>
          </table:table-cell>
          <table:table-cell office:value-type="string">
            <text:p>-0.194204059356866</text:p>
          </table:table-cell>
          <table:table-cell office:value-type="string">
            <text:p>0.0362729649067355</text:p>
          </table:table-cell>
          <table:table-cell office:value-type="string">
            <text:p>0.0926304804402323</text:p>
          </table:table-cell>
          <table:table-cell office:value-type="float" office:value="0.340656854727326">
            <text:p>0.340656854727326</text:p>
          </table:table-cell>
          <table:table-cell office:value-type="float" office:value="0.744927185969311">
            <text:p>0.744927185969311</text:p>
          </table:table-cell>
          <table:table-cell office:value-type="float" office:value="0.320074274321681">
            <text:p>0.320074274321681</text:p>
          </table:table-cell>
          <table:table-cell office:value-type="float" office:value="3.04916234485259">
            <text:p>3.04916234485259</text:p>
          </table:table-cell>
          <table:table-cell office:value-type="float" office:value="1.29475518959571">
            <text:p>1.29475518959571</text:p>
          </table:table-cell>
          <table:table-cell office:value-type="float" office:value="1">
            <text:p>1</text:p>
          </table:table-cell>
          <table:table-cell office:value-type="float" office:value="1.9863342596215">
            <text:p>1.98633425962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48272952258837">
            <text:p>0.2482729522588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24990520128343">
            <text:p>0.1249905201283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85995085995086">
            <text:p>0.5085995085995086</text:p>
          </table:table-cell>
          <table:table-cell office:value-type="float" office:value="0.4914004914004914">
            <text:p>0.4914004914004914</text:p>
          </table:table-cell>
          <table:table-cell office:value-type="float" office:value="109.10212891561821">
            <text:p>109.10212891561821</text:p>
          </table:table-cell>
          <table:table-cell office:value-type="float" office:value="24.567679356098065">
            <text:p>24.567679356098065</text:p>
          </table:table-cell>
          <table:table-cell office:value-type="float" office:value="40.54559465528544">
            <text:p>40.54559465528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664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float" office:value="1">
            <text:p>1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08322525024414</text:p>
          </table:table-cell>
          <table:table-cell office:value-type="string">
            <text:p>0.558221939971776</text:p>
          </table:table-cell>
          <table:table-cell office:value-type="string">
            <text:p>0.62981590610382</text:p>
          </table:table-cell>
          <table:table-cell office:value-type="string">
            <text:p>0.35198489000632</text:p>
          </table:table-cell>
          <table:table-cell office:value-type="float" office:value="0.0387513286968806">
            <text:p>0.0387513286968806</text:p>
          </table:table-cell>
          <table:table-cell office:value-type="float" office:value="0.206416596944223">
            <text:p>0.206416596944223</text:p>
          </table:table-cell>
          <table:table-cell office:value-type="float" office:value="0">
            <text:p/>
          </table:table-cell>
          <table:table-cell office:value-type="float" office:value="5.32930971016412">
            <text:p>5.32930971016412</text:p>
          </table:table-cell>
          <table:table-cell office:value-type="float" office:value="2.86434076524465">
            <text:p>2.86434076524465</text:p>
          </table:table-cell>
          <table:table-cell office:value-type="float" office:value="0.559322033898305">
            <text:p>0.559322033898305</text:p>
          </table:table-cell>
          <table:table-cell office:value-type="float" office:value="11.8011397249618">
            <text:p>11.80113972496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739602464035">
            <text:p>6.97396024640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90956501570112">
            <text:p>0.5909565015701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86956521739131">
            <text:p>0.6086956521739131</text:p>
          </table:table-cell>
          <table:table-cell office:value-type="float" office:value="0.391304347826087">
            <text:p>0.391304347826087</text:p>
          </table:table-cell>
          <table:table-cell office:value-type="float" office:value="136.12787584516948">
            <text:p>136.12787584516948</text:p>
          </table:table-cell>
          <table:table-cell office:value-type="float" office:value="22.659683218574486">
            <text:p>22.659683218574486</text:p>
          </table:table-cell>
          <table:table-cell office:value-type="float" office:value="45.9976386698151">
            <text:p>45.9976386698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740-BETA</text:p>
          </table:table-cell>
          <table:table-cell office:value-type="string">
            <text:p>255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.5</text:p>
          </table:table-cell>
          <table:table-cell office:value-type="string">
            <text:p>8</text:p>
          </table:table-cell>
          <table:table-cell office:value-type="string">
            <text:p>31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float" office:value="1">
            <text:p>1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0746324360370636</text:p>
          </table:table-cell>
          <table:table-cell office:value-type="string">
            <text:p>0.814049129335795</text:p>
          </table:table-cell>
          <table:table-cell office:value-type="string">
            <text:p>0.474126737994036</text:p>
          </table:table-cell>
          <table:table-cell office:value-type="string">
            <text:p>0.481669677452399</text:p>
          </table:table-cell>
          <table:table-cell office:value-type="float" office:value="0.529296909958655">
            <text:p>0.529296909958655</text:p>
          </table:table-cell>
          <table:table-cell office:value-type="float" office:value="0.176608661056187">
            <text:p>0.176608661056187</text:p>
          </table:table-cell>
          <table:table-cell office:value-type="float" office:value="0.161787945490719">
            <text:p>0.161787945490719</text:p>
          </table:table-cell>
          <table:table-cell office:value-type="float" office:value="4.163753893688">
            <text:p>4.163753893688</text:p>
          </table:table-cell>
          <table:table-cell office:value-type="float" office:value="1.51119913805178">
            <text:p>1.51119913805178</text:p>
          </table:table-cell>
          <table:table-cell office:value-type="float" office:value="0.487179487179487">
            <text:p>0.487179487179487</text:p>
          </table:table-cell>
          <table:table-cell office:value-type="float" office:value="7.90179864175445">
            <text:p>7.901798641754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2515474023864">
            <text:p>3.7251547402386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71431241053687">
            <text:p>0.4714312410536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774774774774777">
            <text:p>0.49774774774774777</text:p>
          </table:table-cell>
          <table:table-cell office:value-type="float" office:value="0.5022522522522522">
            <text:p>0.5022522522522522</text:p>
          </table:table-cell>
          <table:table-cell office:value-type="float" office:value="117.44735863095238">
            <text:p>117.44735863095238</text:p>
          </table:table-cell>
          <table:table-cell office:value-type="float" office:value="22.03789026558468">
            <text:p>22.03789026558468</text:p>
          </table:table-cell>
          <table:table-cell office:value-type="float" office:value="36.998057504856234">
            <text:p>36.9980575048562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-BETA-two-beta-neurons-synchronous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439312607049942</text:p>
          </table:table-cell>
          <table:table-cell office:value-type="string">
            <text:p>1.1065753418072</text:p>
          </table:table-cell>
          <table:table-cell office:value-type="string">
            <text:p>0.927670111071291</text:p>
          </table:table-cell>
          <table:table-cell office:value-type="string">
            <text:p>0.237250749323</text:p>
          </table:table-cell>
          <table:table-cell office:value-type="float" office:value="0.423667628124332">
            <text:p>0.423667628124332</text:p>
          </table:table-cell>
          <table:table-cell office:value-type="float" office:value="0">
            <text:p/>
          </table:table-cell>
          <table:table-cell office:value-type="float" office:value="0.46016566124044">
            <text:p>0.46016566124044</text:p>
          </table:table-cell>
          <table:table-cell office:value-type="float" office:value="4.74782468248102">
            <text:p>4.74782468248102</text:p>
          </table:table-cell>
          <table:table-cell office:value-type="float" office:value="2.22871078344806">
            <text:p>2.22871078344806</text:p>
          </table:table-cell>
          <table:table-cell office:value-type="float" office:value="0.69078947368421">
            <text:p>0.69078947368421</text:p>
          </table:table-cell>
          <table:table-cell office:value-type="float" office:value="40.5645645817039">
            <text:p>40.56456458170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0.8204690861733">
            <text:p>20.82046908617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13267412108845">
            <text:p>0.5132674121088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187262758329819">
            <text:p>0.6187262758329819</text:p>
          </table:table-cell>
          <table:table-cell office:value-type="float" office:value="0.38127372416701816">
            <text:p>0.38127372416701816</text:p>
          </table:table-cell>
          <table:table-cell office:value-type="float" office:value="247.86912295227395">
            <text:p>247.86912295227395</text:p>
          </table:table-cell>
          <table:table-cell office:value-type="float" office:value="46.83538611074843">
            <text:p>46.83538611074843</text:p>
          </table:table-cell>
          <table:table-cell office:value-type="float" office:value="94.01234910580705">
            <text:p>94.0123491058070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2248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18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78230184316635</text:p>
          </table:table-cell>
          <table:table-cell office:value-type="string">
            <text:p>-0.106740788466415</text:p>
          </table:table-cell>
          <table:table-cell office:value-type="string">
            <text:p>0.306513992906811</text:p>
          </table:table-cell>
          <table:table-cell office:value-type="string">
            <text:p>0.219989924834005</text:p>
          </table:table-cell>
          <table:table-cell office:value-type="float" office:value="0">
            <text:p/>
          </table:table-cell>
          <table:table-cell office:value-type="float" office:value="0.236311321077924">
            <text:p>0.236311321077924</text:p>
          </table:table-cell>
          <table:table-cell office:value-type="float" office:value="0.0351932473975444">
            <text:p>0.0351932473975444</text:p>
          </table:table-cell>
          <table:table-cell office:value-type="float" office:value="4.31474418572287">
            <text:p>4.31474418572287</text:p>
          </table:table-cell>
          <table:table-cell office:value-type="float" office:value="1.08465002272131">
            <text:p>1.08465002272131</text:p>
          </table:table-cell>
          <table:table-cell office:value-type="float" office:value="0.103448275862069">
            <text:p>0.103448275862069</text:p>
          </table:table-cell>
          <table:table-cell office:value-type="float" office:value="0.219752109469511">
            <text:p>0.2197521094695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22097986385727">
            <text:p>0.722097986385727</text:p>
          </table:table-cell>
          <table:table-cell office:value-type="float" office:value="0.304324501124041">
            <text:p>0.30432450112404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43147208121827">
            <text:p>0.4543147208121827</text:p>
          </table:table-cell>
          <table:table-cell office:value-type="float" office:value="0.5456852791878173">
            <text:p>0.5456852791878173</text:p>
          </table:table-cell>
          <table:table-cell office:value-type="float" office:value="172.07947777516068">
            <text:p>172.07947777516068</text:p>
          </table:table-cell>
          <table:table-cell office:value-type="float" office:value="38.5918563521333">
            <text:p>38.5918563521333</text:p>
          </table:table-cell>
          <table:table-cell office:value-type="float" office:value="59.59457026989825">
            <text:p>59.594570269898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b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31260788440704</text:p>
          </table:table-cell>
          <table:table-cell office:value-type="string">
            <text:p>0.389341744122246</text:p>
          </table:table-cell>
          <table:table-cell office:value-type="string">
            <text:p>0.331747767782146</text:p>
          </table:table-cell>
          <table:table-cell office:value-type="string">
            <text:p>0.175507901793786</text:p>
          </table:table-cell>
          <table:table-cell office:value-type="float" office:value="0.976454475635677">
            <text:p>0.976454475635677</text:p>
          </table:table-cell>
          <table:table-cell office:value-type="float" office:value="0.974608718188145">
            <text:p>0.974608718188145</text:p>
          </table:table-cell>
          <table:table-cell office:value-type="float" office:value="0.953701064693835">
            <text:p>0.953701064693835</text:p>
          </table:table-cell>
          <table:table-cell office:value-type="float" office:value="7.4452541757203">
            <text:p>7.4452541757203</text:p>
          </table:table-cell>
          <table:table-cell office:value-type="float" office:value="2.31652391449751">
            <text:p>2.31652391449751</text:p>
          </table:table-cell>
          <table:table-cell office:value-type="float" office:value="0.433727034120735">
            <text:p>0.433727034120735</text:p>
          </table:table-cell>
          <table:table-cell office:value-type="float" office:value="269.830616292823">
            <text:p>269.830616292823</text:p>
          </table:table-cell>
          <table:table-cell office:value-type="float" office:value="2.36260553368619">
            <text:p>2.36260553368619</text:p>
          </table:table-cell>
          <table:table-cell office:value-type="float" office:value="0.157894736842105">
            <text:p>0.157894736842105</text:p>
          </table:table-cell>
          <table:table-cell office:value-type="float" office:value="169.302777374236">
            <text:p>169.302777374236</text:p>
          </table:table-cell>
          <table:table-cell office:value-type="float" office:value="1">
            <text:p>1</text:p>
          </table:table-cell>
          <table:table-cell office:value-type="float" office:value="0.008755883843523">
            <text:p>0.008755883843523</text:p>
          </table:table-cell>
          <table:table-cell office:value-type="float" office:value="0.627440946843879">
            <text:p>0.627440946843879</text:p>
          </table:table-cell>
          <table:table-cell office:value-type="float" office:value="0.000726863324855447">
            <text:p>0.000726863324855447</text:p>
          </table:table-cell>
          <table:table-cell office:value-type="float" office:value="0.196129978906396">
            <text:p>0.196129978906396</text:p>
          </table:table-cell>
          <table:table-cell office:value-type="float" office:value="0.5348571428571428">
            <text:p>0.5348571428571428</text:p>
          </table:table-cell>
          <table:table-cell office:value-type="float" office:value="0.46514285714285714">
            <text:p>0.46514285714285714</text:p>
          </table:table-cell>
          <table:table-cell office:value-type="float" office:value="158.46920574344145">
            <text:p>158.46920574344145</text:p>
          </table:table-cell>
          <table:table-cell office:value-type="float" office:value="26.42842125957855">
            <text:p>26.42842125957855</text:p>
          </table:table-cell>
          <table:table-cell office:value-type="float" office:value="47.67523910327927">
            <text:p>47.675239103279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763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550682365894318</text:p>
          </table:table-cell>
          <table:table-cell office:value-type="string">
            <text:p>0.61575102745277</text:p>
          </table:table-cell>
          <table:table-cell office:value-type="string">
            <text:p>0.361306815806395</text:p>
          </table:table-cell>
          <table:table-cell office:value-type="string">
            <text:p>0.0926842645891589</text:p>
          </table:table-cell>
          <table:table-cell office:value-type="float" office:value="0.867677154711269">
            <text:p>0.867677154711269</text:p>
          </table:table-cell>
          <table:table-cell office:value-type="float" office:value="0.175216518809051">
            <text:p>0.175216518809051</text:p>
          </table:table-cell>
          <table:table-cell office:value-type="float" office:value="0">
            <text:p/>
          </table:table-cell>
          <table:table-cell office:value-type="float" office:value="4.2087089704281">
            <text:p>4.2087089704281</text:p>
          </table:table-cell>
          <table:table-cell office:value-type="float" office:value="1.17840191693572">
            <text:p>1.17840191693572</text:p>
          </table:table-cell>
          <table:table-cell office:value-type="float" office:value="0.185185185185185">
            <text:p>0.185185185185185</text:p>
          </table:table-cell>
          <table:table-cell office:value-type="float" office:value="10.4973827947154">
            <text:p>10.49738279471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96907129036354">
            <text:p>3.9690712903635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101034132207">
            <text:p>0.3781010341322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930485377430715">
            <text:p>0.3930485377430715</text:p>
          </table:table-cell>
          <table:table-cell office:value-type="float" office:value="0.6069514622569285">
            <text:p>0.6069514622569285</text:p>
          </table:table-cell>
          <table:table-cell office:value-type="float" office:value="400.2182288483367">
            <text:p>400.2182288483367</text:p>
          </table:table-cell>
          <table:table-cell office:value-type="float" office:value="78.62076338548732">
            <text:p>78.62076338548732</text:p>
          </table:table-cell>
          <table:table-cell office:value-type="float" office:value="114.91512114728717">
            <text:p>114.915121147287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882-NOT-BETA-or-weak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4</text:p>
          </table:table-cell>
          <table:table-cell office:value-type="string">
            <text:p>4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16689878702164</text:p>
          </table:table-cell>
          <table:table-cell office:value-type="string">
            <text:p>0.15400120758314</text:p>
          </table:table-cell>
          <table:table-cell office:value-type="string">
            <text:p>0.305991413946177</text:p>
          </table:table-cell>
          <table:table-cell office:value-type="string">
            <text:p>0.118751206566086</text:p>
          </table:table-cell>
          <table:table-cell office:value-type="float" office:value="0.587133353351844">
            <text:p>0.587133353351844</text:p>
          </table:table-cell>
          <table:table-cell office:value-type="float" office:value="0.85947559342271">
            <text:p>0.85947559342271</text:p>
          </table:table-cell>
          <table:table-cell office:value-type="float" office:value="0">
            <text:p/>
          </table:table-cell>
          <table:table-cell office:value-type="float" office:value="4.34856273560856">
            <text:p>4.34856273560856</text:p>
          </table:table-cell>
          <table:table-cell office:value-type="float" office:value="1.11557538681488">
            <text:p>1.11557538681488</text:p>
          </table:table-cell>
          <table:table-cell office:value-type="float" office:value="0.297619047619048">
            <text:p>0.297619047619048</text:p>
          </table:table-cell>
          <table:table-cell office:value-type="float" office:value="7.33149518789314">
            <text:p>7.331495187893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96667384504235">
            <text:p>3.966673845042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41045686232287">
            <text:p>0.5410456862322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007805724197743">
            <text:p>0.47007805724197743</text:p>
          </table:table-cell>
          <table:table-cell office:value-type="float" office:value="0.5299219427580225">
            <text:p>0.5299219427580225</text:p>
          </table:table-cell>
          <table:table-cell office:value-type="float" office:value="124.30314511856407">
            <text:p>124.30314511856407</text:p>
          </table:table-cell>
          <table:table-cell office:value-type="float" office:value="34.73884577114428">
            <text:p>34.73884577114428</text:p>
          </table:table-cell>
          <table:table-cell office:value-type="float" office:value="52.531615088490355">
            <text:p>52.5316150884903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22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775462985038757</text:p>
          </table:table-cell>
          <table:table-cell office:value-type="string">
            <text:p>1.886052936842</text:p>
          </table:table-cell>
          <table:table-cell office:value-type="string">
            <text:p>1.29863619997998</text:p>
          </table:table-cell>
          <table:table-cell office:value-type="string">
            <text:p>0.382193531664813</text:p>
          </table:table-cell>
          <table:table-cell office:value-type="float" office:value="0.868520358654327">
            <text:p>0.868520358654327</text:p>
          </table:table-cell>
          <table:table-cell office:value-type="float" office:value="0.898123620890304">
            <text:p>0.898123620890304</text:p>
          </table:table-cell>
          <table:table-cell office:value-type="float" office:value="0.483529600936001">
            <text:p>0.483529600936001</text:p>
          </table:table-cell>
          <table:table-cell office:value-type="float" office:value="6.41286185391641">
            <text:p>6.41286185391641</text:p>
          </table:table-cell>
          <table:table-cell office:value-type="float" office:value="2.6462174770554">
            <text:p>2.6462174770554</text:p>
          </table:table-cell>
          <table:table-cell office:value-type="float" office:value="0.781818181818182">
            <text:p>0.781818181818182</text:p>
          </table:table-cell>
          <table:table-cell office:value-type="float" office:value="19.0468625016665">
            <text:p>19.04686250166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4.7844253145293">
            <text:p>14.784425314529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76213159161292">
            <text:p>0.7762131591612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05025125628141">
            <text:p>0.6005025125628141</text:p>
          </table:table-cell>
          <table:table-cell office:value-type="float" office:value="0.39949748743718594">
            <text:p>0.39949748743718594</text:p>
          </table:table-cell>
          <table:table-cell office:value-type="float" office:value="213.52898867971732">
            <text:p>213.52898867971732</text:p>
          </table:table-cell>
          <table:table-cell office:value-type="float" office:value="40.96888528138528">
            <text:p>40.96888528138528</text:p>
          </table:table-cell>
          <table:table-cell office:value-type="float" office:value="79.59554242674544">
            <text:p>79.595542426745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963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string">
            <text:p>22</text:p>
          </table:table-cell>
          <table:table-cell office:value-type="string">
            <text:p>8</text:p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40562427043915</text:p>
          </table:table-cell>
          <table:table-cell office:value-type="string">
            <text:p>-0.0378264272178175</text:p>
          </table:table-cell>
          <table:table-cell office:value-type="string">
            <text:p>0.141968920563623</text:p>
          </table:table-cell>
          <table:table-cell office:value-type="string">
            <text:p>0.146385366872501</text:p>
          </table:table-cell>
          <table:table-cell office:value-type="float" office:value="0.105964267009177">
            <text:p>0.105964267009177</text:p>
          </table:table-cell>
          <table:table-cell office:value-type="float" office:value="0.752290264283308">
            <text:p>0.752290264283308</text:p>
          </table:table-cell>
          <table:table-cell office:value-type="float" office:value="0">
            <text:p/>
          </table:table-cell>
          <table:table-cell office:value-type="float" office:value="5.55437490780733">
            <text:p>5.55437490780733</text:p>
          </table:table-cell>
          <table:table-cell office:value-type="float" office:value="2.15455694608225">
            <text:p>2.15455694608225</text:p>
          </table:table-cell>
          <table:table-cell office:value-type="float" office:value="0.628571428571429">
            <text:p>0.628571428571429</text:p>
          </table:table-cell>
          <table:table-cell office:value-type="float" office:value="13.5616910656442">
            <text:p>13.56169106564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2753584834499">
            <text:p>3.7275358483449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74857746744279">
            <text:p>0.2748577467442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82172701949861">
            <text:p>0.4582172701949861</text:p>
          </table:table-cell>
          <table:table-cell office:value-type="float" office:value="0.541782729805014">
            <text:p>0.541782729805014</text:p>
          </table:table-cell>
          <table:table-cell office:value-type="float" office:value="142.4948456733976">
            <text:p>142.4948456733976</text:p>
          </table:table-cell>
          <table:table-cell office:value-type="float" office:value="41.51840616851338">
            <text:p>41.51840616851338</text:p>
          </table:table-cell>
          <table:table-cell office:value-type="float" office:value="61.4821097810254">
            <text:p>61.48210978102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1975-NOT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2</text:p>
          </table:table-cell>
          <table:table-cell office:value-type="string">
            <text:p>17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718272253870964</text:p>
          </table:table-cell>
          <table:table-cell office:value-type="string">
            <text:p>0.0313978023910179</text:p>
          </table:table-cell>
          <table:table-cell office:value-type="string">
            <text:p>0.091419323797929</text:p>
          </table:table-cell>
          <table:table-cell office:value-type="string">
            <text:p>-0.113926221680258</text:p>
          </table:table-cell>
          <table:table-cell office:value-type="float" office:value="0.174450712650828">
            <text:p>0.174450712650828</text:p>
          </table:table-cell>
          <table:table-cell office:value-type="float" office:value="0.324024603478904">
            <text:p>0.324024603478904</text:p>
          </table:table-cell>
          <table:table-cell office:value-type="float" office:value="0">
            <text:p/>
          </table:table-cell>
          <table:table-cell office:value-type="float" office:value="2.99633783889836">
            <text:p>2.99633783889836</text:p>
          </table:table-cell>
          <table:table-cell office:value-type="float" office:value="1.08964190420047">
            <text:p>1.089641904200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23487544483986">
            <text:p>0.6423487544483986</text:p>
          </table:table-cell>
          <table:table-cell office:value-type="float" office:value="0.35765124555160144">
            <text:p>0.35765124555160144</text:p>
          </table:table-cell>
          <table:table-cell office:value-type="float" office:value="294.2755649395115">
            <text:p>294.2755649395115</text:p>
          </table:table-cell>
          <table:table-cell office:value-type="float" office:value="38.114065362253434">
            <text:p>38.114065362253434</text:p>
          </table:table-cell>
          <table:table-cell office:value-type="float" office:value="86.45641732537854">
            <text:p>86.456417325378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lfp unsu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98-BETA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33602732419968</text:p>
          </table:table-cell>
          <table:table-cell office:value-type="string">
            <text:p>-0.0589789752097363</text:p>
          </table:table-cell>
          <table:table-cell office:value-type="string">
            <text:p>0.138535396555176</text:p>
          </table:table-cell>
          <table:table-cell office:value-type="string">
            <text:p>0.314973616675502</text:p>
          </table:table-cell>
          <table:table-cell office:value-type="float" office:value="0.995093281429106">
            <text:p>0.995093281429106</text:p>
          </table:table-cell>
          <table:table-cell office:value-type="float" office:value="0.989276087124494">
            <text:p>0.989276087124494</text:p>
          </table:table-cell>
          <table:table-cell office:value-type="float" office:value="0.958025924555226">
            <text:p>0.958025924555226</text:p>
          </table:table-cell>
          <table:table-cell office:value-type="float" office:value="8.68528955954221">
            <text:p>8.68528955954221</text:p>
          </table:table-cell>
          <table:table-cell office:value-type="float" office:value="2.90877887571007">
            <text:p>2.90877887571007</text:p>
          </table:table-cell>
          <table:table-cell office:value-type="float" office:value="0.525629077353215">
            <text:p>0.525629077353215</text:p>
          </table:table-cell>
          <table:table-cell office:value-type="float" office:value="460.189622863851">
            <text:p>460.189622863851</text:p>
          </table:table-cell>
          <table:table-cell office:value-type="float" office:value="3.90803579354517">
            <text:p>3.90803579354517</text:p>
          </table:table-cell>
          <table:table-cell office:value-type="float" office:value="0.162162162162162">
            <text:p>0.162162162162162</text:p>
          </table:table-cell>
          <table:table-cell office:value-type="float" office:value="292.119881349966">
            <text:p>292.119881349966</text:p>
          </table:table-cell>
          <table:table-cell office:value-type="float" office:value="1">
            <text:p>1</text:p>
          </table:table-cell>
          <table:table-cell office:value-type="float" office:value="0.00849222928849349">
            <text:p>0.00849222928849349</text:p>
          </table:table-cell>
          <table:table-cell office:value-type="float" office:value="0.634781548380093">
            <text:p>0.634781548380093</text:p>
          </table:table-cell>
          <table:table-cell office:value-type="float" office:value="0.000418866112210483">
            <text:p>0.000418866112210483</text:p>
          </table:table-cell>
          <table:table-cell office:value-type="float" office:value="0.19275783820859">
            <text:p>0.19275783820859</text:p>
          </table:table-cell>
          <table:table-cell office:value-type="float" office:value="0.6402857928002198">
            <text:p>0.6402857928002198</text:p>
          </table:table-cell>
          <table:table-cell office:value-type="float" office:value="0.35971420719978014">
            <text:p>0.35971420719978014</text:p>
          </table:table-cell>
          <table:table-cell office:value-type="float" office:value="216.83278936293573">
            <text:p>216.83278936293573</text:p>
          </table:table-cell>
          <table:table-cell office:value-type="float" office:value="22.551844700473612">
            <text:p>22.551844700473612</text:p>
          </table:table-cell>
          <table:table-cell office:value-type="float" office:value="52.90040807603851">
            <text:p>52.900408076038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612-BETA-noisy</text:p>
          </table:table-cell>
          <table:table-cell office:value-type="string">
            <text:p>2622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8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3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36503088474274</text:p>
          </table:table-cell>
          <table:table-cell office:value-type="string">
            <text:p>0.624055464001481</text:p>
          </table:table-cell>
          <table:table-cell office:value-type="string">
            <text:p>0.458925209350651</text:p>
          </table:table-cell>
          <table:table-cell office:value-type="string">
            <text:p>0.284030048778301</text:p>
          </table:table-cell>
          <table:table-cell office:value-type="float" office:value="0.977748029281206">
            <text:p>0.977748029281206</text:p>
          </table:table-cell>
          <table:table-cell office:value-type="float" office:value="0.959036090955545">
            <text:p>0.959036090955545</text:p>
          </table:table-cell>
          <table:table-cell office:value-type="float" office:value="0.870820149213642">
            <text:p>0.870820149213642</text:p>
          </table:table-cell>
          <table:table-cell office:value-type="float" office:value="6.79891260018866">
            <text:p>6.79891260018866</text:p>
          </table:table-cell>
          <table:table-cell office:value-type="float" office:value="2.79726844134684">
            <text:p>2.79726844134684</text:p>
          </table:table-cell>
          <table:table-cell office:value-type="float" office:value="0.75">
            <text:p>0.75</text:p>
          </table:table-cell>
          <table:table-cell office:value-type="float" office:value="47.5664560370785">
            <text:p>47.56645603707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2.6175891757432">
            <text:p>22.61758917574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75494519879988">
            <text:p>0.4754945198799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139442231075697">
            <text:p>0.5139442231075697</text:p>
          </table:table-cell>
          <table:table-cell office:value-type="float" office:value="0.4860557768924303">
            <text:p>0.4860557768924303</text:p>
          </table:table-cell>
          <table:table-cell office:value-type="float" office:value="344.57086761406134">
            <text:p>344.57086761406134</text:p>
          </table:table-cell>
          <table:table-cell office:value-type="float" office:value="63.68260464436447">
            <text:p>63.68260464436447</text:p>
          </table:table-cell>
          <table:table-cell office:value-type="float" office:value="109.60078864112243">
            <text:p>109.600788641122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1-13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668435096740723</text:p>
          </table:table-cell>
          <table:table-cell office:value-type="string">
            <text:p>0.0609156044134566</text:p>
          </table:table-cell>
          <table:table-cell office:value-type="string">
            <text:p>-0.54670913983477</text:p>
          </table:table-cell>
          <table:table-cell office:value-type="string">
            <text:p>0.434480197293323</text:p>
          </table:table-cell>
          <table:table-cell office:value-type="float" office:value="0.314374202744508">
            <text:p>0.314374202744508</text:p>
          </table:table-cell>
          <table:table-cell office:value-type="float" office:value="0.391876192938938">
            <text:p>0.391876192938938</text:p>
          </table:table-cell>
          <table:table-cell office:value-type="float" office:value="0.00978688575378184">
            <text:p>0.00978688575378184</text:p>
          </table:table-cell>
          <table:table-cell office:value-type="float" office:value="1.46157218151384">
            <text:p>1.46157218151384</text:p>
          </table:table-cell>
          <table:table-cell office:value-type="float" office:value="1.53545740715005">
            <text:p>1.53545740715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968992248062015">
            <text:p>0.5968992248062015</text:p>
          </table:table-cell>
          <table:table-cell office:value-type="float" office:value="0.40310077519379844">
            <text:p>0.40310077519379844</text:p>
          </table:table-cell>
          <table:table-cell office:value-type="float" office:value="40.04313953911682">
            <text:p>40.04313953911682</text:p>
          </table:table-cell>
          <table:table-cell office:value-type="float" office:value="16.942341027278534">
            <text:p>16.942341027278534</text:p>
          </table:table-cell>
          <table:table-cell office:value-type="float" office:value="25.84051996129738">
            <text:p>25.840519961297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385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82666718959808</text:p>
          </table:table-cell>
          <table:table-cell office:value-type="string">
            <text:p>0.182009284306678</text:p>
          </table:table-cell>
          <table:table-cell office:value-type="string">
            <text:p>0.121579041866525</text:p>
          </table:table-cell>
          <table:table-cell office:value-type="string">
            <text:p>0.0561636226572247</text:p>
          </table:table-cell>
          <table:table-cell office:value-type="float" office:value="0.679517919581961">
            <text:p>0.679517919581961</text:p>
          </table:table-cell>
          <table:table-cell office:value-type="float" office:value="0.691277517789966">
            <text:p>0.691277517789966</text:p>
          </table:table-cell>
          <table:table-cell office:value-type="float" office:value="0.32216147701065">
            <text:p>0.32216147701065</text:p>
          </table:table-cell>
          <table:table-cell office:value-type="float" office:value="3.16754404310853">
            <text:p>3.16754404310853</text:p>
          </table:table-cell>
          <table:table-cell office:value-type="float" office:value="0.812429912949453">
            <text:p>0.8124299129494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686084142394822">
            <text:p>0.2686084142394822</text:p>
          </table:table-cell>
          <table:table-cell office:value-type="float" office:value="0.7313915857605178">
            <text:p>0.7313915857605178</text:p>
          </table:table-cell>
          <table:table-cell office:value-type="float" office:value="269.74291889432374">
            <text:p>269.74291889432374</text:p>
          </table:table-cell>
          <table:table-cell office:value-type="float" office:value="62.7289861267633">
            <text:p>62.7289861267633</text:p>
          </table:table-cell>
          <table:table-cell office:value-type="float" office:value="79.01801777610697">
            <text:p>79.0180177761069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light pac, needs rescaling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623-s3-508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7326924800873</text:p>
          </table:table-cell>
          <table:table-cell office:value-type="string">
            <text:p>1.4113922119069</text:p>
          </table:table-cell>
          <table:table-cell office:value-type="string">
            <text:p>0.886005578859679</text:p>
          </table:table-cell>
          <table:table-cell office:value-type="string">
            <text:p>0.456295524074749</text:p>
          </table:table-cell>
          <table:table-cell office:value-type="float" office:value="0.928050125702436">
            <text:p>0.928050125702436</text:p>
          </table:table-cell>
          <table:table-cell office:value-type="float" office:value="0.814450480208813">
            <text:p>0.814450480208813</text:p>
          </table:table-cell>
          <table:table-cell office:value-type="float" office:value="0.228668418878659">
            <text:p>0.228668418878659</text:p>
          </table:table-cell>
          <table:table-cell office:value-type="float" office:value="5.98424644393418">
            <text:p>5.98424644393418</text:p>
          </table:table-cell>
          <table:table-cell office:value-type="float" office:value="1.23526534695372">
            <text:p>1.23526534695372</text:p>
          </table:table-cell>
          <table:table-cell office:value-type="float" office:value="0.914893617021277">
            <text:p>0.914893617021277</text:p>
          </table:table-cell>
          <table:table-cell office:value-type="float" office:value="20.5292896580052">
            <text:p>20.52928965800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93399221930313">
            <text:p>5.933992219303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89050050837449">
            <text:p>0.2890500508374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72131147540984">
            <text:p>0.5672131147540984</text:p>
          </table:table-cell>
          <table:table-cell office:value-type="float" office:value="0.43278688524590164">
            <text:p>0.43278688524590164</text:p>
          </table:table-cell>
          <table:table-cell office:value-type="float" office:value="154.76609468937878">
            <text:p>154.76609468937878</text:p>
          </table:table-cell>
          <table:table-cell office:value-type="float" office:value="32.512931926339746">
            <text:p>32.512931926339746</text:p>
          </table:table-cell>
          <table:table-cell office:value-type="float" office:value="58.90602184846682">
            <text:p>58.9060218484668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3-666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7</text:p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23</text:p>
          </table:table-cell>
          <table:table-cell office:value-type="string">
            <text:p>7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</text:p>
          </table:table-cell>
          <table:table-cell office:value-type="string">
            <text:p>-0.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562246859073639</text:p>
          </table:table-cell>
          <table:table-cell office:value-type="string">
            <text:p>-0.0654664590387253</text:p>
          </table:table-cell>
          <table:table-cell office:value-type="string">
            <text:p>0.227476782179629</text:p>
          </table:table-cell>
          <table:table-cell office:value-type="string">
            <text:p>-0.00370721091194457</text:p>
          </table:table-cell>
          <table:table-cell office:value-type="float" office:value="0">
            <text:p/>
          </table:table-cell>
          <table:table-cell office:value-type="float" office:value="0.424284924954011">
            <text:p>0.424284924954011</text:p>
          </table:table-cell>
          <table:table-cell office:value-type="float" office:value="0">
            <text:p/>
          </table:table-cell>
          <table:table-cell office:value-type="float" office:value="3.71261396332318">
            <text:p>3.71261396332318</text:p>
          </table:table-cell>
          <table:table-cell office:value-type="float" office:value="0.733758692046924">
            <text:p>0.7337586920469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857142857142857">
            <text:p>0.2857142857142857</text:p>
          </table:table-cell>
          <table:table-cell office:value-type="float" office:value="0.7142857142857143">
            <text:p>0.7142857142857143</text:p>
          </table:table-cell>
          <table:table-cell office:value-type="float" office:value="168.26503067484663">
            <text:p>168.26503067484663</text:p>
          </table:table-cell>
          <table:table-cell office:value-type="float" office:value="45.38612760380468">
            <text:p>45.38612760380468</text:p>
          </table:table-cell>
          <table:table-cell office:value-type="float" office:value="57.3526828656267">
            <text:p>57.35268286562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3-s4-280</text:p>
          </table:table-cell>
          <table:table-cell office:value-type="string">
            <text:p>2623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21395170688629</text:p>
          </table:table-cell>
          <table:table-cell office:value-type="string">
            <text:p>0.126332148048793</text:p>
          </table:table-cell>
          <table:table-cell office:value-type="string">
            <text:p>-0.253811632992275</text:p>
          </table:table-cell>
          <table:table-cell office:value-type="string">
            <text:p>0.148595707324943</text:p>
          </table:table-cell>
          <table:table-cell office:value-type="float" office:value="0.26937400637591">
            <text:p>0.26937400637591</text:p>
          </table:table-cell>
          <table:table-cell office:value-type="float" office:value="0.752971159687601">
            <text:p>0.752971159687601</text:p>
          </table:table-cell>
          <table:table-cell office:value-type="float" office:value="0.153137761628848">
            <text:p>0.153137761628848</text:p>
          </table:table-cell>
          <table:table-cell office:value-type="float" office:value="2.30315245944202">
            <text:p>2.30315245944202</text:p>
          </table:table-cell>
          <table:table-cell office:value-type="float" office:value="1.1947634970877">
            <text:p>1.19476349708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7142857142857144">
            <text:p>0.37142857142857144</text:p>
          </table:table-cell>
          <table:table-cell office:value-type="float" office:value="0.6285714285714286">
            <text:p>0.6285714285714286</text:p>
          </table:table-cell>
          <table:table-cell office:value-type="float" office:value="53.85711450987575">
            <text:p>53.85711450987575</text:p>
          </table:table-cell>
          <table:table-cell office:value-type="float" office:value="11.822381056091235">
            <text:p>11.822381056091235</text:p>
          </table:table-cell>
          <table:table-cell office:value-type="float" office:value="16.648775640396508">
            <text:p>16.64877564039650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085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1</text:p>
          </table:table-cell>
          <table:table-cell office:value-type="string">
            <text:p>1</text:p>
          </table:table-cell>
          <table:table-cell office:value-type="string">
            <text:p>-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248465478420258</text:p>
          </table:table-cell>
          <table:table-cell office:value-type="string">
            <text:p>0.0658072142839166</text:p>
          </table:table-cell>
          <table:table-cell office:value-type="string">
            <text:p>0.123203574187179</text:p>
          </table:table-cell>
          <table:table-cell office:value-type="string">
            <text:p>0.0285151733995089</text:p>
          </table:table-cell>
          <table:table-cell office:value-type="float" office:value="0">
            <text:p/>
          </table:table-cell>
          <table:table-cell office:value-type="float" office:value="0.170317521597466">
            <text:p>0.170317521597466</text:p>
          </table:table-cell>
          <table:table-cell office:value-type="float" office:value="0">
            <text:p/>
          </table:table-cell>
          <table:table-cell office:value-type="float" office:value="5.37926606181812">
            <text:p>5.37926606181812</text:p>
          </table:table-cell>
          <table:table-cell office:value-type="float" office:value="1.94873665933316">
            <text:p>1.94873665933316</text:p>
          </table:table-cell>
          <table:table-cell office:value-type="float" office:value="0.321428571428571">
            <text:p>0.321428571428571</text:p>
          </table:table-cell>
          <table:table-cell office:value-type="float" office:value="6.7751859700275">
            <text:p>6.77518597002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960707377442">
            <text:p>3.796070737744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0290264287579">
            <text:p>0.5602902642875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638297872340424">
            <text:p>0.35638297872340424</text:p>
          </table:table-cell>
          <table:table-cell office:value-type="float" office:value="0.6436170212765957">
            <text:p>0.6436170212765957</text:p>
          </table:table-cell>
          <table:table-cell office:value-type="float" office:value="92.41342130672675">
            <text:p>92.41342130672675</text:p>
          </table:table-cell>
          <table:table-cell office:value-type="float" office:value="38.13451440674227">
            <text:p>38.13451440674227</text:p>
          </table:table-cell>
          <table:table-cell office:value-type="float" office:value="48.23008955509793">
            <text:p>48.230089555097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340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18208944797516</text:p>
          </table:table-cell>
          <table:table-cell office:value-type="string">
            <text:p>0.31388710194871</text:p>
          </table:table-cell>
          <table:table-cell office:value-type="string">
            <text:p>0.104751550115617</text:p>
          </table:table-cell>
          <table:table-cell office:value-type="string">
            <text:p>0.656036143143656</text:p>
          </table:table-cell>
          <table:table-cell office:value-type="float" office:value="0.64454046697932">
            <text:p>0.64454046697932</text:p>
          </table:table-cell>
          <table:table-cell office:value-type="float" office:value="0.826542547251007">
            <text:p>0.826542547251007</text:p>
          </table:table-cell>
          <table:table-cell office:value-type="float" office:value="0.0437273565901153">
            <text:p>0.0437273565901153</text:p>
          </table:table-cell>
          <table:table-cell office:value-type="float" office:value="3.07978991449276">
            <text:p>3.07978991449276</text:p>
          </table:table-cell>
          <table:table-cell office:value-type="float" office:value="0.59127948147429">
            <text:p>0.59127948147429</text:p>
          </table:table-cell>
          <table:table-cell office:value-type="float" office:value="0.5">
            <text:p>0.5</text:p>
          </table:table-cell>
          <table:table-cell office:value-type="float" office:value="0.606586623324304">
            <text:p>0.6065866233243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825112107623318">
            <text:p>0.2825112107623318</text:p>
          </table:table-cell>
          <table:table-cell office:value-type="float" office:value="0.7174887892376681">
            <text:p>0.7174887892376681</text:p>
          </table:table-cell>
          <table:table-cell office:value-type="float" office:value="162.358830957965">
            <text:p>162.358830957965</text:p>
          </table:table-cell>
          <table:table-cell office:value-type="float" office:value="32.53754715638124">
            <text:p>32.53754715638124</text:p>
          </table:table-cell>
          <table:table-cell office:value-type="float" office:value="42.03244576977886">
            <text:p>42.032445769778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1665-a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27</text:p>
          </table:table-cell>
          <table:table-cell office:value-type="string">
            <text:p>32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37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-0.6</text:p>
          </table:table-cell>
          <table:table-cell office:value-type="string">
            <text:p>1.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361791998147964</text:p>
          </table:table-cell>
          <table:table-cell office:value-type="string">
            <text:p>0.246016965332927</text:p>
          </table:table-cell>
          <table:table-cell office:value-type="string">
            <text:p>-0.144186423414941</text:p>
          </table:table-cell>
          <table:table-cell office:value-type="string">
            <text:p>-0.156224189043622</text:p>
          </table:table-cell>
          <table:table-cell office:value-type="float" office:value="0.86167186351706">
            <text:p>0.86167186351706</text:p>
          </table:table-cell>
          <table:table-cell office:value-type="float" office:value="0.939991565335386">
            <text:p>0.939991565335386</text:p>
          </table:table-cell>
          <table:table-cell office:value-type="float" office:value="0.34811577528828">
            <text:p>0.34811577528828</text:p>
          </table:table-cell>
          <table:table-cell office:value-type="float" office:value="4.70564837214699">
            <text:p>4.70564837214699</text:p>
          </table:table-cell>
          <table:table-cell office:value-type="float" office:value="0.906167589382123">
            <text:p>0.906167589382123</text:p>
          </table:table-cell>
          <table:table-cell office:value-type="float" office:value="0.0789473684210526">
            <text:p>0.0789473684210526</text:p>
          </table:table-cell>
          <table:table-cell office:value-type="float" office:value="2.10336276360511">
            <text:p>2.103362763605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39103307794962">
            <text:p>0.53910330779496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56305434860391">
            <text:p>0.2563054348603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708333333333333">
            <text:p>0.2708333333333333</text:p>
          </table:table-cell>
          <table:table-cell office:value-type="float" office:value="0.7291666666666666">
            <text:p>0.7291666666666666</text:p>
          </table:table-cell>
          <table:table-cell office:value-type="float" office:value="163.1854130052724">
            <text:p>163.1854130052724</text:p>
          </table:table-cell>
          <table:table-cell office:value-type="float" office:value="59.43491551328861">
            <text:p>59.43491551328861</text:p>
          </table:table-cell>
          <table:table-cell office:value-type="float" office:value="71.79787886493844">
            <text:p>71.797878864938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557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5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100373506546021</text:p>
          </table:table-cell>
          <table:table-cell office:value-type="string">
            <text:p>0.282409036581111</text:p>
          </table:table-cell>
          <table:table-cell office:value-type="string">
            <text:p>-1.29345720043792</text:p>
          </table:table-cell>
          <table:table-cell office:value-type="string">
            <text:p>-1.07544688598968</text:p>
          </table:table-cell>
          <table:table-cell office:value-type="float" office:value="0.340278861819674">
            <text:p>0.3402788618196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08167397689152">
            <text:p>2.08167397689152</text:p>
          </table:table-cell>
          <table:table-cell office:value-type="float" office:value="1.30972462608359">
            <text:p>1.309724626083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202020202020202">
            <text:p>0.5202020202020202</text:p>
          </table:table-cell>
          <table:table-cell office:value-type="float" office:value="0.4797979797979798">
            <text:p>0.4797979797979798</text:p>
          </table:table-cell>
          <table:table-cell office:value-type="float" office:value="35.09409435672375">
            <text:p>35.09409435672375</text:p>
          </table:table-cell>
          <table:table-cell office:value-type="float" office:value="7.73372275252885">
            <text:p>7.73372275252885</text:p>
          </table:table-cell>
          <table:table-cell office:value-type="float" office:value="13.010197745180564">
            <text:p>13.0101977451805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-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2-704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626861035823822</text:p>
          </table:table-cell>
          <table:table-cell office:value-type="string">
            <text:p>-0.0411358554026465</text:p>
          </table:table-cell>
          <table:table-cell office:value-type="string">
            <text:p>-0.0225585381066593</text:p>
          </table:table-cell>
          <table:table-cell office:value-type="string">
            <text:p>0.03112994848639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84665565443571">
            <text:p>3.84665565443571</text:p>
          </table:table-cell>
          <table:table-cell office:value-type="float" office:value="1.23164962419662">
            <text:p>1.23164962419662</text:p>
          </table:table-cell>
          <table:table-cell office:value-type="float" office:value="0.214285714285714">
            <text:p>0.214285714285714</text:p>
          </table:table-cell>
          <table:table-cell office:value-type="float" office:value="2.07699955757965">
            <text:p>2.076999557579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06703110803081">
            <text:p>1.0670311080308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13736800827358">
            <text:p>0.5137368008273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6618444846292947">
            <text:p>0.36618444846292947</text:p>
          </table:table-cell>
          <table:table-cell office:value-type="float" office:value="0.6338155515370705">
            <text:p>0.6338155515370705</text:p>
          </table:table-cell>
          <table:table-cell office:value-type="float" office:value="126.77049324013409">
            <text:p>126.77049324013409</text:p>
          </table:table-cell>
          <table:table-cell office:value-type="float" office:value="42.281336953263214">
            <text:p>42.281336953263214</text:p>
          </table:table-cell>
          <table:table-cell office:value-type="float" office:value="55.931554762562214">
            <text:p>55.9315547625622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6-s4-568-b</text:p>
          </table:table-cell>
          <table:table-cell office:value-type="string">
            <text:p>2626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93148815631866</text:p>
          </table:table-cell>
          <table:table-cell office:value-type="string">
            <text:p>0.563645808445122</text:p>
          </table:table-cell>
          <table:table-cell office:value-type="string">
            <text:p>0.481419641834842</text:p>
          </table:table-cell>
          <table:table-cell office:value-type="string">
            <text:p>0.221366167434947</text:p>
          </table:table-cell>
          <table:table-cell office:value-type="float" office:value="0.891012113888228">
            <text:p>0.891012113888228</text:p>
          </table:table-cell>
          <table:table-cell office:value-type="float" office:value="0.94213882816279">
            <text:p>0.94213882816279</text:p>
          </table:table-cell>
          <table:table-cell office:value-type="float" office:value="0.2647060370231">
            <text:p>0.2647060370231</text:p>
          </table:table-cell>
          <table:table-cell office:value-type="float" office:value="3.98844506008146">
            <text:p>3.98844506008146</text:p>
          </table:table-cell>
          <table:table-cell office:value-type="float" office:value="1.64851638463709">
            <text:p>1.64851638463709</text:p>
          </table:table-cell>
          <table:table-cell office:value-type="float" office:value="0.833333333333333">
            <text:p>0.833333333333333</text:p>
          </table:table-cell>
          <table:table-cell office:value-type="float" office:value="17.896677845756">
            <text:p>17.89667784575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.56467480242412">
            <text:p>9.564674802424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34438563674111">
            <text:p>0.5344385636741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19455252918288">
            <text:p>0.519455252918288</text:p>
          </table:table-cell>
          <table:table-cell office:value-type="float" office:value="0.4805447470817121">
            <text:p>0.4805447470817121</text:p>
          </table:table-cell>
          <table:table-cell office:value-type="float" office:value="153.12116102613513">
            <text:p>153.12116102613513</text:p>
          </table:table-cell>
          <table:table-cell office:value-type="float" office:value="35.14302646387984">
            <text:p>35.14302646387984</text:p>
          </table:table-cell>
          <table:table-cell office:value-type="float" office:value="58.59460537866092">
            <text:p>58.594605378660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1411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0592789389193058</text:p>
          </table:table-cell>
          <table:table-cell office:value-type="string">
            <text:p>0.00364042718173144</text:p>
          </table:table-cell>
          <table:table-cell office:value-type="string">
            <text:p>0.0708888724420337</text:p>
          </table:table-cell>
          <table:table-cell office:value-type="string">
            <text:p>0.0872896566923608</text:p>
          </table:table-cell>
          <table:table-cell office:value-type="float" office:value="0.861775788611905">
            <text:p>0.861775788611905</text:p>
          </table:table-cell>
          <table:table-cell office:value-type="float" office:value="0.90388487511523">
            <text:p>0.90388487511523</text:p>
          </table:table-cell>
          <table:table-cell office:value-type="float" office:value="0.712468152948636">
            <text:p>0.712468152948636</text:p>
          </table:table-cell>
          <table:table-cell office:value-type="float" office:value="7.515988681281">
            <text:p>7.515988681281</text:p>
          </table:table-cell>
          <table:table-cell office:value-type="float" office:value="2.82049917208228">
            <text:p>2.82049917208228</text:p>
          </table:table-cell>
          <table:table-cell office:value-type="float" office:value="0.860335195530726">
            <text:p>0.860335195530726</text:p>
          </table:table-cell>
          <table:table-cell office:value-type="float" office:value="62.5536684677052">
            <text:p>62.55366846770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4.6661418220659">
            <text:p>34.666141822065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54182395233353">
            <text:p>0.5541823952333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13916500994035">
            <text:p>0.6013916500994035</text:p>
          </table:table-cell>
          <table:table-cell office:value-type="float" office:value="0.3986083499005964">
            <text:p>0.3986083499005964</text:p>
          </table:table-cell>
          <table:table-cell office:value-type="float" office:value="290.65800094168293">
            <text:p>290.65800094168293</text:p>
          </table:table-cell>
          <table:table-cell office:value-type="float" office:value="50.24414739187257">
            <text:p>50.24414739187257</text:p>
          </table:table-cell>
          <table:table-cell office:value-type="float" office:value="99.97502487077631">
            <text:p>99.97502487077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294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30</text:p>
          </table:table-cell>
          <table:table-cell office:value-type="string">
            <text:p>7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275364875793457</text:p>
          </table:table-cell>
          <table:table-cell office:value-type="string">
            <text:p>0.0804860010687821</text:p>
          </table:table-cell>
          <table:table-cell office:value-type="string">
            <text:p>0.0923877838945973</text:p>
          </table:table-cell>
          <table:table-cell office:value-type="string">
            <text:p>-0.119348782171173</text:p>
          </table:table-cell>
          <table:table-cell office:value-type="float" office:value="0.797775706011292">
            <text:p>0.797775706011292</text:p>
          </table:table-cell>
          <table:table-cell office:value-type="float" office:value="0.602759989511018">
            <text:p>0.602759989511018</text:p>
          </table:table-cell>
          <table:table-cell office:value-type="float" office:value="0.745847837296541">
            <text:p>0.745847837296541</text:p>
          </table:table-cell>
          <table:table-cell office:value-type="float" office:value="1.07124811734956">
            <text:p>1.07124811734956</text:p>
          </table:table-cell>
          <table:table-cell office:value-type="float" office:value="1.56024115020287">
            <text:p>1.560241150202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185185185185185">
            <text:p>0.5185185185185185</text:p>
          </table:table-cell>
          <table:table-cell office:value-type="float" office:value="0.48148148148148145">
            <text:p>0.48148148148148145</text:p>
          </table:table-cell>
          <table:table-cell office:value-type="float" office:value="37.339432412247945">
            <text:p>37.339432412247945</text:p>
          </table:table-cell>
          <table:table-cell office:value-type="float" office:value="6.1478568008882455">
            <text:p>6.1478568008882455</text:p>
          </table:table-cell>
          <table:table-cell office:value-type="float" office:value="10.845565332502725">
            <text:p>10.8455653325027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673-BETA-noisy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85660445690155</text:p>
          </table:table-cell>
          <table:table-cell office:value-type="string">
            <text:p>0.455029158964071</text:p>
          </table:table-cell>
          <table:table-cell office:value-type="string">
            <text:p>0.247560407358357</text:p>
          </table:table-cell>
          <table:table-cell office:value-type="string">
            <text:p>0.0195131386926787</text:p>
          </table:table-cell>
          <table:table-cell office:value-type="float" office:value="0.977205445511498">
            <text:p>0.977205445511498</text:p>
          </table:table-cell>
          <table:table-cell office:value-type="float" office:value="0.960512171069573">
            <text:p>0.960512171069573</text:p>
          </table:table-cell>
          <table:table-cell office:value-type="float" office:value="0.942727958268054">
            <text:p>0.942727958268054</text:p>
          </table:table-cell>
          <table:table-cell office:value-type="float" office:value="7.20963106993699">
            <text:p>7.20963106993699</text:p>
          </table:table-cell>
          <table:table-cell office:value-type="float" office:value="4.13446890882577">
            <text:p>4.13446890882577</text:p>
          </table:table-cell>
          <table:table-cell office:value-type="float" office:value="0.877862595419847">
            <text:p>0.877862595419847</text:p>
          </table:table-cell>
          <table:table-cell office:value-type="float" office:value="39.5068557130497">
            <text:p>39.5068557130497</text:p>
          </table:table-cell>
          <table:table-cell office:value-type="float" office:value="4.5849748289536">
            <text:p>4.5849748289536</text:p>
          </table:table-cell>
          <table:table-cell office:value-type="float" office:value="0.4">
            <text:p>0.4</text:p>
          </table:table-cell>
          <table:table-cell office:value-type="float" office:value="26.3945319843389">
            <text:p>26.3945319843389</text:p>
          </table:table-cell>
          <table:table-cell office:value-type="float" office:value="1">
            <text:p>1</text:p>
          </table:table-cell>
          <table:table-cell office:value-type="float" office:value="0.116055169316831">
            <text:p>0.116055169316831</text:p>
          </table:table-cell>
          <table:table-cell office:value-type="float" office:value="0.66810004258629">
            <text:p>0.66810004258629</text:p>
          </table:table-cell>
          <table:table-cell office:value-type="float" office:value="0.0212626648842213">
            <text:p>0.0212626648842213</text:p>
          </table:table-cell>
          <table:table-cell office:value-type="float" office:value="0.84002103365586">
            <text:p>0.84002103365586</text:p>
          </table:table-cell>
          <table:table-cell office:value-type="float" office:value="0.43058823529411766">
            <text:p>0.43058823529411766</text:p>
          </table:table-cell>
          <table:table-cell office:value-type="float" office:value="0.5694117647058824">
            <text:p>0.5694117647058824</text:p>
          </table:table-cell>
          <table:table-cell office:value-type="float" office:value="159.3608266276518">
            <text:p>159.3608266276518</text:p>
          </table:table-cell>
          <table:table-cell office:value-type="float" office:value="35.68743031754553">
            <text:p>35.68743031754553</text:p>
          </table:table-cell>
          <table:table-cell office:value-type="float" office:value="53.59775584433929">
            <text:p>53.5977558443392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_709-BETA-weak-but-there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0443307310342789</text:p>
          </table:table-cell>
          <table:table-cell office:value-type="string">
            <text:p>0.482355270770293</text:p>
          </table:table-cell>
          <table:table-cell office:value-type="string">
            <text:p>0.658034201529766</text:p>
          </table:table-cell>
          <table:table-cell office:value-type="string">
            <text:p>0.477702211771684</text:p>
          </table:table-cell>
          <table:table-cell office:value-type="float" office:value="0.707590080895053">
            <text:p>0.707590080895053</text:p>
          </table:table-cell>
          <table:table-cell office:value-type="float" office:value="0.762965358383944">
            <text:p>0.762965358383944</text:p>
          </table:table-cell>
          <table:table-cell office:value-type="float" office:value="0.72316277034426">
            <text:p>0.72316277034426</text:p>
          </table:table-cell>
          <table:table-cell office:value-type="float" office:value="6.10859505074362">
            <text:p>6.10859505074362</text:p>
          </table:table-cell>
          <table:table-cell office:value-type="float" office:value="1.66138213445194">
            <text:p>1.66138213445194</text:p>
          </table:table-cell>
          <table:table-cell office:value-type="float" office:value="0.727272727272727">
            <text:p>0.727272727272727</text:p>
          </table:table-cell>
          <table:table-cell office:value-type="float" office:value="15.3652012321473">
            <text:p>15.36520123214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22424039024691">
            <text:p>7.2242403902469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70168940913853">
            <text:p>0.4701689409138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729903536977492">
            <text:p>0.3729903536977492</text:p>
          </table:table-cell>
          <table:table-cell office:value-type="float" office:value="0.6270096463022508">
            <text:p>0.6270096463022508</text:p>
          </table:table-cell>
          <table:table-cell office:value-type="float" office:value="181.0598776223776">
            <text:p>181.0598776223776</text:p>
          </table:table-cell>
          <table:table-cell office:value-type="float" office:value="51.8999664629602">
            <text:p>51.8999664629602</text:p>
          </table:table-cell>
          <table:table-cell office:value-type="float" office:value="70.7155704826181">
            <text:p>70.71557048261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super wide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205-BETA-in-out-in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string">
            <text:p>32</text:p>
          </table:table-cell>
          <table:table-cell office:value-type="string">
            <text:p>6</text:p>
          </table:table-cell>
          <table:table-cell office:value-type="string">
            <text:p>24</text:p>
          </table:table-cell>
          <table:table-cell office:value-type="string">
            <text:p>31</text:p>
          </table:table-cell>
          <table:table-cell office:value-type="string">
            <text:p>7</text:p>
          </table:table-cell>
          <table:table-cell office:value-type="string">
            <text:p>0.8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25475311279297</text:p>
          </table:table-cell>
          <table:table-cell office:value-type="string">
            <text:p>0.573013027141855</text:p>
          </table:table-cell>
          <table:table-cell office:value-type="string">
            <text:p>0.433239933207764</text:p>
          </table:table-cell>
          <table:table-cell office:value-type="string">
            <text:p>0.332456120755109</text:p>
          </table:table-cell>
          <table:table-cell office:value-type="float" office:value="0.960940977679915">
            <text:p>0.960940977679915</text:p>
          </table:table-cell>
          <table:table-cell office:value-type="float" office:value="0.945057134635613">
            <text:p>0.945057134635613</text:p>
          </table:table-cell>
          <table:table-cell office:value-type="float" office:value="0.85142169940093">
            <text:p>0.85142169940093</text:p>
          </table:table-cell>
          <table:table-cell office:value-type="float" office:value="7.04272855434718">
            <text:p>7.04272855434718</text:p>
          </table:table-cell>
          <table:table-cell office:value-type="float" office:value="2.69824270900335">
            <text:p>2.69824270900335</text:p>
          </table:table-cell>
          <table:table-cell office:value-type="float" office:value="0.783216783216783">
            <text:p>0.783216783216783</text:p>
          </table:table-cell>
          <table:table-cell office:value-type="float" office:value="45.7526373495485">
            <text:p>45.7526373495485</text:p>
          </table:table-cell>
          <table:table-cell office:value-type="float" office:value="1.35702420329452">
            <text:p>1.35702420329452</text:p>
          </table:table-cell>
          <table:table-cell office:value-type="float" office:value="1">
            <text:p>1</text:p>
          </table:table-cell>
          <table:table-cell office:value-type="float" office:value="23.5689815703367">
            <text:p>23.5689815703367</text:p>
          </table:table-cell>
          <table:table-cell office:value-type="float" office:value="1">
            <text:p>1</text:p>
          </table:table-cell>
          <table:table-cell office:value-type="float" office:value="0.0296600214087531">
            <text:p>0.0296600214087531</text:p>
          </table:table-cell>
          <table:table-cell office:value-type="float" office:value="0.515139299845614">
            <text:p>0.515139299845614</text:p>
          </table:table-cell>
          <table:table-cell office:value-type="float" office:value="0.00202982330994416">
            <text:p>0.00202982330994416</text:p>
          </table:table-cell>
          <table:table-cell office:value-type="float" office:value="0.092869769783535">
            <text:p>0.092869769783535</text:p>
          </table:table-cell>
          <table:table-cell office:value-type="float" office:value="0.3797216699801193">
            <text:p>0.3797216699801193</text:p>
          </table:table-cell>
          <table:table-cell office:value-type="float" office:value="0.6202783300198808">
            <text:p>0.6202783300198808</text:p>
          </table:table-cell>
          <table:table-cell office:value-type="float" office:value="212.46184394954057">
            <text:p>212.46184394954057</text:p>
          </table:table-cell>
          <table:table-cell office:value-type="float" office:value="43.509313132102">
            <text:p>43.509313132102</text:p>
          </table:table-cell>
          <table:table-cell office:value-type="float" office:value="62.330670205936954">
            <text:p>62.3306702059369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1c_662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6</text:p>
          </table:table-cell>
          <table:table-cell office:value-type="string">
            <text:p>31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39213287830353</text:p>
          </table:table-cell>
          <table:table-cell office:value-type="string">
            <text:p>0.0957856430234611</text:p>
          </table:table-cell>
          <table:table-cell office:value-type="string">
            <text:p>-0.0383332659717668</text:p>
          </table:table-cell>
          <table:table-cell office:value-type="string">
            <text:p>-0.264436863943029</text:p>
          </table:table-cell>
          <table:table-cell office:value-type="float" office:value="0">
            <text:p/>
          </table:table-cell>
          <table:table-cell office:value-type="float" office:value="0.597560841383155">
            <text:p>0.597560841383155</text:p>
          </table:table-cell>
          <table:table-cell office:value-type="float" office:value="0.394420252142039">
            <text:p>0.394420252142039</text:p>
          </table:table-cell>
          <table:table-cell office:value-type="float" office:value="3.22498780461288">
            <text:p>3.22498780461288</text:p>
          </table:table-cell>
          <table:table-cell office:value-type="float" office:value="1.38741067802402">
            <text:p>1.387410678024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62632696390658">
            <text:p>0.5562632696390658</text:p>
          </table:table-cell>
          <table:table-cell office:value-type="float" office:value="0.4437367303609342">
            <text:p>0.4437367303609342</text:p>
          </table:table-cell>
          <table:table-cell office:value-type="float" office:value="125.2818504385084">
            <text:p>125.2818504385084</text:p>
          </table:table-cell>
          <table:table-cell office:value-type="float" office:value="37.84321802948297">
            <text:p>37.84321802948297</text:p>
          </table:table-cell>
          <table:table-cell office:value-type="float" office:value="61.85915764891925">
            <text:p>61.859157648919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621-BETA-MAYBE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934200346469879</text:p>
          </table:table-cell>
          <table:table-cell office:value-type="string">
            <text:p>0.505401195253169</text:p>
          </table:table-cell>
          <table:table-cell office:value-type="string">
            <text:p>0.135306537335929</text:p>
          </table:table-cell>
          <table:table-cell office:value-type="string">
            <text:p>0.0121144299448053</text:p>
          </table:table-cell>
          <table:table-cell office:value-type="float" office:value="0.881135006768345">
            <text:p>0.881135006768345</text:p>
          </table:table-cell>
          <table:table-cell office:value-type="float" office:value="0">
            <text:p/>
          </table:table-cell>
          <table:table-cell office:value-type="float" office:value="0.429007941793803">
            <text:p>0.429007941793803</text:p>
          </table:table-cell>
          <table:table-cell office:value-type="float" office:value="4.47533940435807">
            <text:p>4.47533940435807</text:p>
          </table:table-cell>
          <table:table-cell office:value-type="float" office:value="1.16446086577774">
            <text:p>1.16446086577774</text:p>
          </table:table-cell>
          <table:table-cell office:value-type="float" office:value="0.774193548387097">
            <text:p>0.774193548387097</text:p>
          </table:table-cell>
          <table:table-cell office:value-type="float" office:value="9.69718536443263">
            <text:p>9.697185364432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03906071072491">
            <text:p>4.0390607107249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16518872119263">
            <text:p>0.4165188721192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173112338858193">
            <text:p>0.42173112338858193</text:p>
          </table:table-cell>
          <table:table-cell office:value-type="float" office:value="0.578268876611418">
            <text:p>0.578268876611418</text:p>
          </table:table-cell>
          <table:table-cell office:value-type="float" office:value="189.42990329492153">
            <text:p>189.42990329492153</text:p>
          </table:table-cell>
          <table:table-cell office:value-type="float" office:value="42.89912872158303">
            <text:p>42.89912872158303</text:p>
          </table:table-cell>
          <table:table-cell office:value-type="float" office:value="63.66972288800604">
            <text:p>63.669722888006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1803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114314876496792</text:p>
          </table:table-cell>
          <table:table-cell office:value-type="string">
            <text:p>0.124497851904176</text:p>
          </table:table-cell>
          <table:table-cell office:value-type="string">
            <text:p>0.197838676649765</text:p>
          </table:table-cell>
          <table:table-cell office:value-type="string">
            <text:p>0.256074625920564</text:p>
          </table:table-cell>
          <table:table-cell office:value-type="float" office:value="0.546251102023345">
            <text:p>0.546251102023345</text:p>
          </table:table-cell>
          <table:table-cell office:value-type="float" office:value="0.498982885298068">
            <text:p>0.498982885298068</text:p>
          </table:table-cell>
          <table:table-cell office:value-type="float" office:value="0.0806308724145288">
            <text:p>0.0806308724145288</text:p>
          </table:table-cell>
          <table:table-cell office:value-type="float" office:value="6.54385412963592">
            <text:p>6.54385412963592</text:p>
          </table:table-cell>
          <table:table-cell office:value-type="float" office:value="1.24959403846738">
            <text:p>1.24959403846738</text:p>
          </table:table-cell>
          <table:table-cell office:value-type="float" office:value="0.464912280701754">
            <text:p>0.464912280701754</text:p>
          </table:table-cell>
          <table:table-cell office:value-type="float" office:value="22.5608800814003">
            <text:p>22.560880081400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9712012090407">
            <text:p>12.971201209040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74942163702845">
            <text:p>0.5749421637028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324675324675324">
            <text:p>0.5324675324675324</text:p>
          </table:table-cell>
          <table:table-cell office:value-type="float" office:value="0.4675324675324675">
            <text:p>0.4675324675324675</text:p>
          </table:table-cell>
          <table:table-cell office:value-type="float" office:value="153.83846153846153">
            <text:p>153.83846153846153</text:p>
          </table:table-cell>
          <table:table-cell office:value-type="float" office:value="33.69986893840105">
            <text:p>33.69986893840105</text:p>
          </table:table-cell>
          <table:table-cell office:value-type="float" office:value="57.68798231812392">
            <text:p>57.6879823181239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46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9</text:p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.9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6044008731842</text:p>
          </table:table-cell>
          <table:table-cell office:value-type="string">
            <text:p>0.479602563340599</text:p>
          </table:table-cell>
          <table:table-cell office:value-type="string">
            <text:p>0.457360768494758</text:p>
          </table:table-cell>
          <table:table-cell office:value-type="string">
            <text:p>0.150521210839999</text:p>
          </table:table-cell>
          <table:table-cell office:value-type="float" office:value="0.915774357207529">
            <text:p>0.915774357207529</text:p>
          </table:table-cell>
          <table:table-cell office:value-type="float" office:value="0.906935574345287">
            <text:p>0.906935574345287</text:p>
          </table:table-cell>
          <table:table-cell office:value-type="float" office:value="0">
            <text:p/>
          </table:table-cell>
          <table:table-cell office:value-type="float" office:value="4.85072533628416">
            <text:p>4.85072533628416</text:p>
          </table:table-cell>
          <table:table-cell office:value-type="float" office:value="1.68552089887352">
            <text:p>1.68552089887352</text:p>
          </table:table-cell>
          <table:table-cell office:value-type="float" office:value="0.416666666666667">
            <text:p>0.416666666666667</text:p>
          </table:table-cell>
          <table:table-cell office:value-type="float" office:value="2.41140168574564">
            <text:p>2.4114016857456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81876936152563">
            <text:p>0.1818769361525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754237409833791">
            <text:p>0.07542374098337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60122699386503">
            <text:p>0.5460122699386503</text:p>
          </table:table-cell>
          <table:table-cell office:value-type="float" office:value="0.4539877300613497">
            <text:p>0.4539877300613497</text:p>
          </table:table-cell>
          <table:table-cell office:value-type="float" office:value="113.51979999107104">
            <text:p>113.51979999107104</text:p>
          </table:table-cell>
          <table:table-cell office:value-type="float" office:value="29.88916221336274">
            <text:p>29.88916221336274</text:p>
          </table:table-cell>
          <table:table-cell office:value-type="float" office:value="50.002791706484274">
            <text:p>50.0027917064842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291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7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2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0871136859059334</text:p>
          </table:table-cell>
          <table:table-cell office:value-type="string">
            <text:p>0.209152018866967</text:p>
          </table:table-cell>
          <table:table-cell office:value-type="string">
            <text:p>0.375160700597516</text:p>
          </table:table-cell>
          <table:table-cell office:value-type="string">
            <text:p>0.114908226281371</text:p>
          </table:table-cell>
          <table:table-cell office:value-type="float" office:value="0.97196176490142">
            <text:p>0.97196176490142</text:p>
          </table:table-cell>
          <table:table-cell office:value-type="float" office:value="0.962263458704878">
            <text:p>0.962263458704878</text:p>
          </table:table-cell>
          <table:table-cell office:value-type="float" office:value="0.667141680302722">
            <text:p>0.667141680302722</text:p>
          </table:table-cell>
          <table:table-cell office:value-type="float" office:value="5.65793201709673">
            <text:p>5.65793201709673</text:p>
          </table:table-cell>
          <table:table-cell office:value-type="float" office:value="1.8322095123588">
            <text:p>1.8322095123588</text:p>
          </table:table-cell>
          <table:table-cell office:value-type="float" office:value="0.888888888888889">
            <text:p>0.888888888888889</text:p>
          </table:table-cell>
          <table:table-cell office:value-type="float" office:value="20.5109259263287">
            <text:p>20.51092592632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9.6159046755108">
            <text:p>9.61590467551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8818653533696">
            <text:p>0.4688186535336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08017103153394">
            <text:p>0.5008017103153394</text:p>
          </table:table-cell>
          <table:table-cell office:value-type="float" office:value="0.4991982896846606">
            <text:p>0.4991982896846606</text:p>
          </table:table-cell>
          <table:table-cell office:value-type="float" office:value="510.3341848406283">
            <text:p>510.3341848406283</text:p>
          </table:table-cell>
          <table:table-cell office:value-type="float" office:value="116.9895480770917">
            <text:p>116.9895480770917</text:p>
          </table:table-cell>
          <table:table-cell office:value-type="float" office:value="190.53591542267276">
            <text:p>190.5359154226727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BETA-in-and-out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0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943089723587036</text:p>
          </table:table-cell>
          <table:table-cell office:value-type="string">
            <text:p>0.11547946856461</text:p>
          </table:table-cell>
          <table:table-cell office:value-type="string">
            <text:p>0.990203202279932</text:p>
          </table:table-cell>
          <table:table-cell office:value-type="string">
            <text:p>0.770386604282087</text:p>
          </table:table-cell>
          <table:table-cell office:value-type="float" office:value="0">
            <text:p/>
          </table:table-cell>
          <table:table-cell office:value-type="float" office:value="0.170197074762759">
            <text:p>0.170197074762759</text:p>
          </table:table-cell>
          <table:table-cell office:value-type="float" office:value="0.0671516491167198">
            <text:p>0.0671516491167198</text:p>
          </table:table-cell>
          <table:table-cell office:value-type="float" office:value="5.78125290186812">
            <text:p>5.78125290186812</text:p>
          </table:table-cell>
          <table:table-cell office:value-type="float" office:value="2.25671245379489">
            <text:p>2.25671245379489</text:p>
          </table:table-cell>
          <table:table-cell office:value-type="float" office:value="0.69620253164557">
            <text:p>0.69620253164557</text:p>
          </table:table-cell>
          <table:table-cell office:value-type="float" office:value="17.6488908151981">
            <text:p>17.6488908151981</text:p>
          </table:table-cell>
          <table:table-cell office:value-type="float" office:value="2.81925873676769">
            <text:p>2.81925873676769</text:p>
          </table:table-cell>
          <table:table-cell office:value-type="float" office:value="1">
            <text:p>1</text:p>
          </table:table-cell>
          <table:table-cell office:value-type="float" office:value="10.7952823534203">
            <text:p>10.7952823534203</text:p>
          </table:table-cell>
          <table:table-cell office:value-type="float" office:value="1">
            <text:p>1</text:p>
          </table:table-cell>
          <table:table-cell office:value-type="float" office:value="0.15974141187048">
            <text:p>0.15974141187048</text:p>
          </table:table-cell>
          <table:table-cell office:value-type="float" office:value="0.611669167567406">
            <text:p>0.611669167567406</text:p>
          </table:table-cell>
          <table:table-cell office:value-type="float" office:value="0.0187010148854583">
            <text:p>0.0187010148854583</text:p>
          </table:table-cell>
          <table:table-cell office:value-type="float" office:value="0.330052169846848">
            <text:p>0.330052169846848</text:p>
          </table:table-cell>
          <table:table-cell office:value-type="float" office:value="0.27555555555555555">
            <text:p>0.27555555555555555</text:p>
          </table:table-cell>
          <table:table-cell office:value-type="float" office:value="0.7244444444444444">
            <text:p>0.7244444444444444</text:p>
          </table:table-cell>
          <table:table-cell office:value-type="float" office:value="84.79368118717089">
            <text:p>84.79368118717089</text:p>
          </table:table-cell>
          <table:table-cell office:value-type="float" office:value="30.32395228296825">
            <text:p>30.32395228296825</text:p>
          </table:table-cell>
          <table:table-cell office:value-type="float" office:value="36.846132682188674">
            <text:p>36.84613268218867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320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15</text:p>
          </table:table-cell>
          <table:table-cell office:value-type="string">
            <text:p>22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827613592147827</text:p>
          </table:table-cell>
          <table:table-cell office:value-type="string">
            <text:p>0.221584414133279</text:p>
          </table:table-cell>
          <table:table-cell office:value-type="string">
            <text:p>0.0560392599843557</text:p>
          </table:table-cell>
          <table:table-cell office:value-type="string">
            <text:p>0.066202909342435</text:p>
          </table:table-cell>
          <table:table-cell office:value-type="float" office:value="0.682025010053484">
            <text:p>0.682025010053484</text:p>
          </table:table-cell>
          <table:table-cell office:value-type="float" office:value="0.894385075412482">
            <text:p>0.894385075412482</text:p>
          </table:table-cell>
          <table:table-cell office:value-type="float" office:value="0.40934594707978">
            <text:p>0.40934594707978</text:p>
          </table:table-cell>
          <table:table-cell office:value-type="float" office:value="2.06408533450187">
            <text:p>2.06408533450187</text:p>
          </table:table-cell>
          <table:table-cell office:value-type="float" office:value="1.32523768443965">
            <text:p>1.325237684439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371900826446281">
            <text:p>0.5371900826446281</text:p>
          </table:table-cell>
          <table:table-cell office:value-type="float" office:value="0.4628099173553719">
            <text:p>0.4628099173553719</text:p>
          </table:table-cell>
          <table:table-cell office:value-type="float" office:value="91.42925132110152">
            <text:p>91.42925132110152</text:p>
          </table:table-cell>
          <table:table-cell office:value-type="float" office:value="32.950900702987695">
            <text:p>32.950900702987695</text:p>
          </table:table-cell>
          <table:table-cell office:value-type="float" office:value="50.19850143757442">
            <text:p>50.198501437574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67_s2_2465-NOT-BETA</text:p>
          </table:table-cell>
          <table:table-cell office:value-type="string">
            <text:p>2667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5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30</text:p>
          </table:table-cell>
          <table:table-cell office:value-type="string">
            <text:p>12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5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027186870575</text:p>
          </table:table-cell>
          <table:table-cell office:value-type="string">
            <text:p>0.191800292096344</text:p>
          </table:table-cell>
          <table:table-cell office:value-type="string">
            <text:p>0.344571632474584</text:p>
          </table:table-cell>
          <table:table-cell office:value-type="string">
            <text:p>0.200255510220983</text:p>
          </table:table-cell>
          <table:table-cell office:value-type="float" office:value="0.578644542153061">
            <text:p>0.578644542153061</text:p>
          </table:table-cell>
          <table:table-cell office:value-type="float" office:value="0.754229953391297">
            <text:p>0.754229953391297</text:p>
          </table:table-cell>
          <table:table-cell office:value-type="float" office:value="0.0618546835635265">
            <text:p>0.0618546835635265</text:p>
          </table:table-cell>
          <table:table-cell office:value-type="float" office:value="4.02234530619278">
            <text:p>4.02234530619278</text:p>
          </table:table-cell>
          <table:table-cell office:value-type="float" office:value="0.867383409845415">
            <text:p>0.867383409845415</text:p>
          </table:table-cell>
          <table:table-cell office:value-type="float" office:value="0.2">
            <text:p>0.2</text:p>
          </table:table-cell>
          <table:table-cell office:value-type="float" office:value="0.701777009340338">
            <text:p>0.7017770093403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115423722390739">
            <text:p>0.011542372239073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16447350205906">
            <text:p>0.0164473502059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934010152284264">
            <text:p>0.3934010152284264</text:p>
          </table:table-cell>
          <table:table-cell office:value-type="float" office:value="0.6065989847715736">
            <text:p>0.6065989847715736</text:p>
          </table:table-cell>
          <table:table-cell office:value-type="float" office:value="112.98540592947901">
            <text:p>112.98540592947901</text:p>
          </table:table-cell>
          <table:table-cell office:value-type="float" office:value="42.49530127830124">
            <text:p>42.49530127830124</text:p>
          </table:table-cell>
          <table:table-cell office:value-type="float" office:value="56.31781704656888">
            <text:p>56.3178170465688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aybe some weak hf beta</text:p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38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8855619430542</text:p>
          </table:table-cell>
          <table:table-cell office:value-type="string">
            <text:p>0.458450101938432</text:p>
          </table:table-cell>
          <table:table-cell office:value-type="string">
            <text:p>0.286973611673771</text:p>
          </table:table-cell>
          <table:table-cell office:value-type="string">
            <text:p>0.107164731306559</text:p>
          </table:table-cell>
          <table:table-cell office:value-type="float" office:value="0.423602152733075">
            <text:p>0.423602152733075</text:p>
          </table:table-cell>
          <table:table-cell office:value-type="float" office:value="0.0531656179845292">
            <text:p>0.0531656179845292</text:p>
          </table:table-cell>
          <table:table-cell office:value-type="float" office:value="0.489389298184549">
            <text:p>0.489389298184549</text:p>
          </table:table-cell>
          <table:table-cell office:value-type="float" office:value="4.2740121521298">
            <text:p>4.2740121521298</text:p>
          </table:table-cell>
          <table:table-cell office:value-type="float" office:value="1.80392722602164">
            <text:p>1.80392722602164</text:p>
          </table:table-cell>
          <table:table-cell office:value-type="float" office:value="0.673076923076923">
            <text:p>0.673076923076923</text:p>
          </table:table-cell>
          <table:table-cell office:value-type="float" office:value="13.2229218427398">
            <text:p>13.22292184273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.94996669734008">
            <text:p>4.949966697340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434742156159">
            <text:p>0.3743474215615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74611398963731">
            <text:p>0.4274611398963731</text:p>
          </table:table-cell>
          <table:table-cell office:value-type="float" office:value="0.572538860103627">
            <text:p>0.572538860103627</text:p>
          </table:table-cell>
          <table:table-cell office:value-type="float" office:value="83.0983078162772">
            <text:p>83.0983078162772</text:p>
          </table:table-cell>
          <table:table-cell office:value-type="float" office:value="31.923960304505467">
            <text:p>31.923960304505467</text:p>
          </table:table-cell>
          <table:table-cell office:value-type="float" office:value="43.330377288596026">
            <text:p>43.3303772885960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0_s1_47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28058314323425</text:p>
          </table:table-cell>
          <table:table-cell office:value-type="string">
            <text:p>1.01492482144742</text:p>
          </table:table-cell>
          <table:table-cell office:value-type="string">
            <text:p>0.883535567634231</text:p>
          </table:table-cell>
          <table:table-cell office:value-type="string">
            <text:p>0.314663226010262</text:p>
          </table:table-cell>
          <table:table-cell office:value-type="float" office:value="0">
            <text:p/>
          </table:table-cell>
          <table:table-cell office:value-type="float" office:value="0.112447136532614">
            <text:p>0.112447136532614</text:p>
          </table:table-cell>
          <table:table-cell office:value-type="float" office:value="0.387796952989065">
            <text:p>0.387796952989065</text:p>
          </table:table-cell>
          <table:table-cell office:value-type="float" office:value="4.90874879925052">
            <text:p>4.90874879925052</text:p>
          </table:table-cell>
          <table:table-cell office:value-type="float" office:value="1.42090886591579">
            <text:p>1.42090886591579</text:p>
          </table:table-cell>
          <table:table-cell office:value-type="float" office:value="0.0540540540540541">
            <text:p>0.0540540540540541</text:p>
          </table:table-cell>
          <table:table-cell office:value-type="float" office:value="1.35240008125127">
            <text:p>1.352400081251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82672866341024">
            <text:p>0.68267286634102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04786176668519">
            <text:p>0.5047861766685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11601513240857">
            <text:p>0.5611601513240857</text:p>
          </table:table-cell>
          <table:table-cell office:value-type="float" office:value="0.43883984867591425">
            <text:p>0.43883984867591425</text:p>
          </table:table-cell>
          <table:table-cell office:value-type="float" office:value="272.8889433985405">
            <text:p>272.8889433985405</text:p>
          </table:table-cell>
          <table:table-cell office:value-type="float" office:value="53.717796335458374">
            <text:p>53.717796335458374</text:p>
          </table:table-cell>
          <table:table-cell office:value-type="float" office:value="97.79257614995684">
            <text:p>97.792576149956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551-BETA-maybe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18621230125427</text:p>
          </table:table-cell>
          <table:table-cell office:value-type="string">
            <text:p>1.45133236907817</text:p>
          </table:table-cell>
          <table:table-cell office:value-type="string">
            <text:p>1.00025947680874</text:p>
          </table:table-cell>
          <table:table-cell office:value-type="string">
            <text:p>0.394067231810838</text:p>
          </table:table-cell>
          <table:table-cell office:value-type="float" office:value="0.814689450412781">
            <text:p>0.814689450412781</text:p>
          </table:table-cell>
          <table:table-cell office:value-type="float" office:value="0.956344028607956">
            <text:p>0.956344028607956</text:p>
          </table:table-cell>
          <table:table-cell office:value-type="float" office:value="0.84675674552558">
            <text:p>0.84675674552558</text:p>
          </table:table-cell>
          <table:table-cell office:value-type="float" office:value="5.12971879625038">
            <text:p>5.12971879625038</text:p>
          </table:table-cell>
          <table:table-cell office:value-type="float" office:value="1.39916046981767">
            <text:p>1.39916046981767</text:p>
          </table:table-cell>
          <table:table-cell office:value-type="float" office:value="0.755555555555556">
            <text:p>0.755555555555556</text:p>
          </table:table-cell>
          <table:table-cell office:value-type="float" office:value="18.1791430526545">
            <text:p>18.17914305265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62135176433266">
            <text:p>3.6213517643326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99203656291372">
            <text:p>0.1992036562913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076517150395776">
            <text:p>0.49076517150395776</text:p>
          </table:table-cell>
          <table:table-cell office:value-type="float" office:value="0.5092348284960422">
            <text:p>0.5092348284960422</text:p>
          </table:table-cell>
          <table:table-cell office:value-type="float" office:value="119.80676328502415">
            <text:p>119.80676328502415</text:p>
          </table:table-cell>
          <table:table-cell office:value-type="float" office:value="35.031037862562165">
            <text:p>35.031037862562165</text:p>
          </table:table-cell>
          <table:table-cell office:value-type="float" office:value="53.66827624293745">
            <text:p>53.6682762429374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601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7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9075620174408</text:p>
          </table:table-cell>
          <table:table-cell office:value-type="string">
            <text:p>0.0156817202719593</text:p>
          </table:table-cell>
          <table:table-cell office:value-type="string">
            <text:p>0.0428569511403067</text:p>
          </table:table-cell>
          <table:table-cell office:value-type="string">
            <text:p>-0.1939648910414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65303669102495">
            <text:p>0.265303669102495</text:p>
          </table:table-cell>
          <table:table-cell office:value-type="float" office:value="3.81822499345407">
            <text:p>3.81822499345407</text:p>
          </table:table-cell>
          <table:table-cell office:value-type="float" office:value="0.841869187548189">
            <text:p>0.8418691875481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412213740458015">
            <text:p>0.41412213740458015</text:p>
          </table:table-cell>
          <table:table-cell office:value-type="float" office:value="0.5858778625954199">
            <text:p>0.5858778625954199</text:p>
          </table:table-cell>
          <table:table-cell office:value-type="float" office:value="186.41010222489479">
            <text:p>186.41010222489479</text:p>
          </table:table-cell>
          <table:table-cell office:value-type="float" office:value="73.66173189049115">
            <text:p>73.66173189049115</text:p>
          </table:table-cell>
          <table:table-cell office:value-type="float" office:value="98.27825499831201">
            <text:p>98.278254998312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1_808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2812469005585</text:p>
          </table:table-cell>
          <table:table-cell office:value-type="string">
            <text:p>0.235015097613882</text:p>
          </table:table-cell>
          <table:table-cell office:value-type="string">
            <text:p>0.857554322274677</text:p>
          </table:table-cell>
          <table:table-cell office:value-type="string">
            <text:p>0.665461125786625</text:p>
          </table:table-cell>
          <table:table-cell office:value-type="float" office:value="0.0476090659905246">
            <text:p>0.0476090659905246</text:p>
          </table:table-cell>
          <table:table-cell office:value-type="float" office:value="0.44509779294612">
            <text:p>0.44509779294612</text:p>
          </table:table-cell>
          <table:table-cell office:value-type="float" office:value="0">
            <text:p/>
          </table:table-cell>
          <table:table-cell office:value-type="float" office:value="3.39100541920551">
            <text:p>3.39100541920551</text:p>
          </table:table-cell>
          <table:table-cell office:value-type="float" office:value="0.769067777784448">
            <text:p>0.7690677777844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865110246433204">
            <text:p>0.3865110246433204</text:p>
          </table:table-cell>
          <table:table-cell office:value-type="float" office:value="0.6134889753566797">
            <text:p>0.6134889753566797</text:p>
          </table:table-cell>
          <table:table-cell office:value-type="float" office:value="210.94358320945707">
            <text:p>210.94358320945707</text:p>
          </table:table-cell>
          <table:table-cell office:value-type="float" office:value="66.12147899629552">
            <text:p>66.12147899629552</text:p>
          </table:table-cell>
          <table:table-cell office:value-type="float" office:value="90.0049029908244">
            <text:p>90.004902990824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reclassify for burs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9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19912683963776</text:p>
          </table:table-cell>
          <table:table-cell office:value-type="string">
            <text:p>0.460530806039782</text:p>
          </table:table-cell>
          <table:table-cell office:value-type="string">
            <text:p>0.295904190611857</text:p>
          </table:table-cell>
          <table:table-cell office:value-type="string">
            <text:p>-0.105293813094224</text:p>
          </table:table-cell>
          <table:table-cell office:value-type="float" office:value="0.441022779593159">
            <text:p>0.441022779593159</text:p>
          </table:table-cell>
          <table:table-cell office:value-type="float" office:value="0.696070474979037">
            <text:p>0.696070474979037</text:p>
          </table:table-cell>
          <table:table-cell office:value-type="float" office:value="0">
            <text:p/>
          </table:table-cell>
          <table:table-cell office:value-type="float" office:value="4.21641641639616">
            <text:p>4.21641641639616</text:p>
          </table:table-cell>
          <table:table-cell office:value-type="float" office:value="1.4808787915422">
            <text:p>1.4808787915422</text:p>
          </table:table-cell>
          <table:table-cell office:value-type="float" office:value="0.37037037037037">
            <text:p>0.37037037037037</text:p>
          </table:table-cell>
          <table:table-cell office:value-type="float" office:value="12.918763049095">
            <text:p>12.9187630490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88775679978923">
            <text:p>5.887756799789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55752364016127">
            <text:p>0.4557523640161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81582054309327">
            <text:p>0.4781582054309327</text:p>
          </table:table-cell>
          <table:table-cell office:value-type="float" office:value="0.5218417945690673">
            <text:p>0.5218417945690673</text:p>
          </table:table-cell>
          <table:table-cell office:value-type="float" office:value="101.4021031547321">
            <text:p>101.4021031547321</text:p>
          </table:table-cell>
          <table:table-cell office:value-type="float" office:value="27.614644508309386">
            <text:p>27.614644508309386</text:p>
          </table:table-cell>
          <table:table-cell office:value-type="float" office:value="42.35">
            <text:p>42.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-NOT-BETA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671868860721588</text:p>
          </table:table-cell>
          <table:table-cell office:value-type="string">
            <text:p>-0.529839702995106</text:p>
          </table:table-cell>
          <table:table-cell office:value-type="string">
            <text:p>-0.0573286857794546</text:p>
          </table:table-cell>
          <table:table-cell office:value-type="string">
            <text:p>0.0449219777032263</text:p>
          </table:table-cell>
          <table:table-cell office:value-type="float" office:value="0">
            <text:p/>
          </table:table-cell>
          <table:table-cell office:value-type="float" office:value="0.689036500782097">
            <text:p>0.689036500782097</text:p>
          </table:table-cell>
          <table:table-cell office:value-type="float" office:value="0.0807714177226451">
            <text:p>0.0807714177226451</text:p>
          </table:table-cell>
          <table:table-cell office:value-type="float" office:value="2.64764634660926">
            <text:p>2.64764634660926</text:p>
          </table:table-cell>
          <table:table-cell office:value-type="float" office:value="0.86375993253529">
            <text:p>0.863759932535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7360308285163776">
            <text:p>0.27360308285163776</text:p>
          </table:table-cell>
          <table:table-cell office:value-type="float" office:value="0.7263969171483622">
            <text:p>0.7263969171483622</text:p>
          </table:table-cell>
          <table:table-cell office:value-type="float" office:value="98.11372901264423">
            <text:p>98.11372901264423</text:p>
          </table:table-cell>
          <table:table-cell office:value-type="float" office:value="44.87721261323461">
            <text:p>44.87721261323461</text:p>
          </table:table-cell>
          <table:table-cell office:value-type="float" office:value="52.70105605199025">
            <text:p>52.701056051990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310b-BETA-in-and-out</text:p>
          </table:table-cell>
          <table:table-cell office:value-type="string">
            <text:p>2760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9.5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7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674602925777435</text:p>
          </table:table-cell>
          <table:table-cell office:value-type="string">
            <text:p>1.72214008325398</text:p>
          </table:table-cell>
          <table:table-cell office:value-type="string">
            <text:p>0.900975300502105</text:p>
          </table:table-cell>
          <table:table-cell office:value-type="string">
            <text:p>0.282709606776629</text:p>
          </table:table-cell>
          <table:table-cell office:value-type="float" office:value="0.885701332406623">
            <text:p>0.885701332406623</text:p>
          </table:table-cell>
          <table:table-cell office:value-type="float" office:value="0.935009756034893">
            <text:p>0.935009756034893</text:p>
          </table:table-cell>
          <table:table-cell office:value-type="float" office:value="0.407407967143899">
            <text:p>0.407407967143899</text:p>
          </table:table-cell>
          <table:table-cell office:value-type="float" office:value="5.83796243508392">
            <text:p>5.83796243508392</text:p>
          </table:table-cell>
          <table:table-cell office:value-type="float" office:value="1.93691544079981">
            <text:p>1.93691544079981</text:p>
          </table:table-cell>
          <table:table-cell office:value-type="float" office:value="0.510204081632653">
            <text:p>0.510204081632653</text:p>
          </table:table-cell>
          <table:table-cell office:value-type="float" office:value="13.4548680182581">
            <text:p>13.45486801825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62402999123915">
            <text:p>3.624029991239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9347123013126">
            <text:p>0.2693471230131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71361502347418">
            <text:p>0.4671361502347418</text:p>
          </table:table-cell>
          <table:table-cell office:value-type="float" office:value="0.5328638497652582">
            <text:p>0.5328638497652582</text:p>
          </table:table-cell>
          <table:table-cell office:value-type="float" office:value="125.7106759317751">
            <text:p>125.7106759317751</text:p>
          </table:table-cell>
          <table:table-cell office:value-type="float" office:value="42.690839335753104">
            <text:p>42.690839335753104</text:p>
          </table:table-cell>
          <table:table-cell office:value-type="float" office:value="61.73644624146777">
            <text:p>61.736446241467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183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6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338212519884109</text:p>
          </table:table-cell>
          <table:table-cell office:value-type="string">
            <text:p>0.553742332824391</text:p>
          </table:table-cell>
          <table:table-cell office:value-type="string">
            <text:p>0.423517405621982</text:p>
          </table:table-cell>
          <table:table-cell office:value-type="string">
            <text:p>0.196115062989333</text:p>
          </table:table-cell>
          <table:table-cell office:value-type="float" office:value="0.743250516021567">
            <text:p>0.743250516021567</text:p>
          </table:table-cell>
          <table:table-cell office:value-type="float" office:value="0.92119280506886">
            <text:p>0.92119280506886</text:p>
          </table:table-cell>
          <table:table-cell office:value-type="float" office:value="0.518023683450057">
            <text:p>0.518023683450057</text:p>
          </table:table-cell>
          <table:table-cell office:value-type="float" office:value="4.89318321011591">
            <text:p>4.89318321011591</text:p>
          </table:table-cell>
          <table:table-cell office:value-type="float" office:value="1.28371301797065">
            <text:p>1.28371301797065</text:p>
          </table:table-cell>
          <table:table-cell office:value-type="float" office:value="0.84297520661157">
            <text:p>0.84297520661157</text:p>
          </table:table-cell>
          <table:table-cell office:value-type="float" office:value="28.4234219441012">
            <text:p>28.42342194410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9.4197855420331">
            <text:p>19.419785542033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83231793139648">
            <text:p>0.6832317931396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88957055214724">
            <text:p>0.588957055214724</text:p>
          </table:table-cell>
          <table:table-cell office:value-type="float" office:value="0.4110429447852761">
            <text:p>0.4110429447852761</text:p>
          </table:table-cell>
          <table:table-cell office:value-type="float" office:value="150.01758018517796">
            <text:p>150.01758018517796</text:p>
          </table:table-cell>
          <table:table-cell office:value-type="float" office:value="27.74212247940044">
            <text:p>27.74212247940044</text:p>
          </table:table-cell>
          <table:table-cell office:value-type="float" office:value="53.354718864821066">
            <text:p>53.3547188648210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No lfp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a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98452752828598</text:p>
          </table:table-cell>
          <table:table-cell office:value-type="string">
            <text:p>0.958913065255509</text:p>
          </table:table-cell>
          <table:table-cell office:value-type="string">
            <text:p>0.729119031120232</text:p>
          </table:table-cell>
          <table:table-cell office:value-type="string">
            <text:p>0.159289736503003</text:p>
          </table:table-cell>
          <table:table-cell office:value-type="float" office:value="0.681351354755075">
            <text:p>0.681351354755075</text:p>
          </table:table-cell>
          <table:table-cell office:value-type="float" office:value="0.791126776809572">
            <text:p>0.791126776809572</text:p>
          </table:table-cell>
          <table:table-cell office:value-type="float" office:value="0.082066684926553">
            <text:p>0.082066684926553</text:p>
          </table:table-cell>
          <table:table-cell office:value-type="float" office:value="5.90982754754579">
            <text:p>5.90982754754579</text:p>
          </table:table-cell>
          <table:table-cell office:value-type="float" office:value="1.48186125024382">
            <text:p>1.48186125024382</text:p>
          </table:table-cell>
          <table:table-cell office:value-type="float" office:value="0.827586206896552">
            <text:p>0.827586206896552</text:p>
          </table:table-cell>
          <table:table-cell office:value-type="float" office:value="18.3812106991241">
            <text:p>18.38121069912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.0453753443442">
            <text:p>11.045375344344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00905757794861">
            <text:p>0.6009057577948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68789808917197">
            <text:p>0.5668789808917197</text:p>
          </table:table-cell>
          <table:table-cell office:value-type="float" office:value="0.43312101910828027">
            <text:p>0.43312101910828027</text:p>
          </table:table-cell>
          <table:table-cell office:value-type="float" office:value="254.8317823908375">
            <text:p>254.8317823908375</text:p>
          </table:table-cell>
          <table:table-cell office:value-type="float" office:value="54.44682426887123">
            <text:p>54.44682426887123</text:p>
          </table:table-cell>
          <table:table-cell office:value-type="float" office:value="98.23705163702348">
            <text:p>98.237051637023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7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83343362808228</text:p>
          </table:table-cell>
          <table:table-cell office:value-type="string">
            <text:p>1.04895558101554</text:p>
          </table:table-cell>
          <table:table-cell office:value-type="string">
            <text:p>0.878367452835195</text:p>
          </table:table-cell>
          <table:table-cell office:value-type="string">
            <text:p>0.282890072804682</text:p>
          </table:table-cell>
          <table:table-cell office:value-type="float" office:value="0.652134500768755">
            <text:p>0.652134500768755</text:p>
          </table:table-cell>
          <table:table-cell office:value-type="float" office:value="0.754339990616455">
            <text:p>0.754339990616455</text:p>
          </table:table-cell>
          <table:table-cell office:value-type="float" office:value="0">
            <text:p/>
          </table:table-cell>
          <table:table-cell office:value-type="float" office:value="2.72944937655626">
            <text:p>2.72944937655626</text:p>
          </table:table-cell>
          <table:table-cell office:value-type="float" office:value="0.882847880058279">
            <text:p>0.882847880058279</text:p>
          </table:table-cell>
          <table:table-cell office:value-type="float" office:value="0.928571428571429">
            <text:p>0.928571428571429</text:p>
          </table:table-cell>
          <table:table-cell office:value-type="float" office:value="5.94426767427313">
            <text:p>5.944267674273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11749550899429">
            <text:p>1.1174955089942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87995489138355">
            <text:p>0.1879954891383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696969696969695">
            <text:p>0.49696969696969695</text:p>
          </table:table-cell>
          <table:table-cell office:value-type="float" office:value="0.503030303030303">
            <text:p>0.503030303030303</text:p>
          </table:table-cell>
          <table:table-cell office:value-type="float" office:value="114.38136420700236">
            <text:p>114.38136420700236</text:p>
          </table:table-cell>
          <table:table-cell office:value-type="float" office:value="28.589143014604574">
            <text:p>28.589143014604574</text:p>
          </table:table-cell>
          <table:table-cell office:value-type="float" office:value="45.57885141294439">
            <text:p>45.578851412944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80-BETA-noisy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6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62858784198761</text:p>
          </table:table-cell>
          <table:table-cell office:value-type="string">
            <text:p>0.352850369531795</text:p>
          </table:table-cell>
          <table:table-cell office:value-type="string">
            <text:p>0.269277542310287</text:p>
          </table:table-cell>
          <table:table-cell office:value-type="string">
            <text:p>0.0171133156399688</text:p>
          </table:table-cell>
          <table:table-cell office:value-type="float" office:value="0.602122330186778">
            <text:p>0.602122330186778</text:p>
          </table:table-cell>
          <table:table-cell office:value-type="float" office:value="0.397699862444702">
            <text:p>0.397699862444702</text:p>
          </table:table-cell>
          <table:table-cell office:value-type="float" office:value="0.44215747944241">
            <text:p>0.44215747944241</text:p>
          </table:table-cell>
          <table:table-cell office:value-type="float" office:value="6.63654214166104">
            <text:p>6.63654214166104</text:p>
          </table:table-cell>
          <table:table-cell office:value-type="float" office:value="1.79430378536544">
            <text:p>1.79430378536544</text:p>
          </table:table-cell>
          <table:table-cell office:value-type="float" office:value="0.584158415841584">
            <text:p>0.584158415841584</text:p>
          </table:table-cell>
          <table:table-cell office:value-type="float" office:value="20.9525552528736">
            <text:p>20.952555252873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9165302781914">
            <text:p>12.91653027819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16465634969267">
            <text:p>0.6164656349692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192259675405745">
            <text:p>0.46192259675405745</text:p>
          </table:table-cell>
          <table:table-cell office:value-type="float" office:value="0.5380774032459426">
            <text:p>0.5380774032459426</text:p>
          </table:table-cell>
          <table:table-cell office:value-type="float" office:value="201.74482006543076">
            <text:p>201.74482006543076</text:p>
          </table:table-cell>
          <table:table-cell office:value-type="float" office:value="44.01147770323397">
            <text:p>44.01147770323397</text:p>
          </table:table-cell>
          <table:table-cell office:value-type="float" office:value="68.89196604425943">
            <text:p>68.891966044259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599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225060224533081</text:p>
          </table:table-cell>
          <table:table-cell office:value-type="string">
            <text:p>0.386975681054054</text:p>
          </table:table-cell>
          <table:table-cell office:value-type="string">
            <text:p>0.310918476099771</text:p>
          </table:table-cell>
          <table:table-cell office:value-type="string">
            <text:p>0.179044819023056</text:p>
          </table:table-cell>
          <table:table-cell office:value-type="float" office:value="0.828350029941756">
            <text:p>0.828350029941756</text:p>
          </table:table-cell>
          <table:table-cell office:value-type="float" office:value="0.928815994300495">
            <text:p>0.928815994300495</text:p>
          </table:table-cell>
          <table:table-cell office:value-type="float" office:value="0.361859615514615">
            <text:p>0.361859615514615</text:p>
          </table:table-cell>
          <table:table-cell office:value-type="float" office:value="4.89830157389072">
            <text:p>4.89830157389072</text:p>
          </table:table-cell>
          <table:table-cell office:value-type="float" office:value="1.20591254425639">
            <text:p>1.20591254425639</text:p>
          </table:table-cell>
          <table:table-cell office:value-type="float" office:value="0.931034482758621">
            <text:p>0.931034482758621</text:p>
          </table:table-cell>
          <table:table-cell office:value-type="float" office:value="18.1071016602468">
            <text:p>18.10710166024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24518607673023">
            <text:p>6.245186076730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44902579877883">
            <text:p>0.3449025798778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35203094777563">
            <text:p>0.5435203094777563</text:p>
          </table:table-cell>
          <table:table-cell office:value-type="float" office:value="0.4564796905222437">
            <text:p>0.4564796905222437</text:p>
          </table:table-cell>
          <table:table-cell office:value-type="float" office:value="146.08026616760242">
            <text:p>146.08026616760242</text:p>
          </table:table-cell>
          <table:table-cell office:value-type="float" office:value="41.06133101348412">
            <text:p>41.06133101348412</text:p>
          </table:table-cell>
          <table:table-cell office:value-type="float" office:value="67.3958102488561">
            <text:p>67.39581024885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iny beta onl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742-BETA-in-and-out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8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14510762691498</text:p>
          </table:table-cell>
          <table:table-cell office:value-type="string">
            <text:p>0.930956886307106</text:p>
          </table:table-cell>
          <table:table-cell office:value-type="string">
            <text:p>0.654440074345617</text:p>
          </table:table-cell>
          <table:table-cell office:value-type="string">
            <text:p>0.241668029441806</text:p>
          </table:table-cell>
          <table:table-cell office:value-type="float" office:value="0.794347888535618">
            <text:p>0.794347888535618</text:p>
          </table:table-cell>
          <table:table-cell office:value-type="float" office:value="0.857019755831131">
            <text:p>0.857019755831131</text:p>
          </table:table-cell>
          <table:table-cell office:value-type="float" office:value="0.264721822703066">
            <text:p>0.264721822703066</text:p>
          </table:table-cell>
          <table:table-cell office:value-type="float" office:value="4.66680585400288">
            <text:p>4.66680585400288</text:p>
          </table:table-cell>
          <table:table-cell office:value-type="float" office:value="1.34986490088436">
            <text:p>1.34986490088436</text:p>
          </table:table-cell>
          <table:table-cell office:value-type="float" office:value="0.571428571428571">
            <text:p>0.571428571428571</text:p>
          </table:table-cell>
          <table:table-cell office:value-type="float" office:value="17.37581761415">
            <text:p>17.375817614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56856115349533">
            <text:p>6.568561153495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78028896214139">
            <text:p>0.37802889621413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75675675675675">
            <text:p>0.5675675675675675</text:p>
          </table:table-cell>
          <table:table-cell office:value-type="float" office:value="0.43243243243243246">
            <text:p>0.43243243243243246</text:p>
          </table:table-cell>
          <table:table-cell office:value-type="float" office:value="129.1182046421069">
            <text:p>129.1182046421069</text:p>
          </table:table-cell>
          <table:table-cell office:value-type="float" office:value="26.371815122587734">
            <text:p>26.371815122587734</text:p>
          </table:table-cell>
          <table:table-cell office:value-type="float" office:value="48.09254565542341">
            <text:p>48.092545655423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911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6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58175152540207</text:p>
          </table:table-cell>
          <table:table-cell office:value-type="string">
            <text:p>-0.0412446556773884</text:p>
          </table:table-cell>
          <table:table-cell office:value-type="string">
            <text:p>-0.0815876428407327</text:p>
          </table:table-cell>
          <table:table-cell office:value-type="string">
            <text:p>-0.0527003304346222</text:p>
          </table:table-cell>
          <table:table-cell office:value-type="float" office:value="0">
            <text:p/>
          </table:table-cell>
          <table:table-cell office:value-type="float" office:value="0.0263408566813034">
            <text:p>0.0263408566813034</text:p>
          </table:table-cell>
          <table:table-cell office:value-type="float" office:value="0.179975245571394">
            <text:p>0.179975245571394</text:p>
          </table:table-cell>
          <table:table-cell office:value-type="float" office:value="1.95713920152405">
            <text:p>1.95713920152405</text:p>
          </table:table-cell>
          <table:table-cell office:value-type="float" office:value="1.09392619548284">
            <text:p>1.09392619548284</text:p>
          </table:table-cell>
          <table:table-cell office:value-type="float" office:value="1">
            <text:p>1</text:p>
          </table:table-cell>
          <table:table-cell office:value-type="float" office:value="1.23747812499894">
            <text:p>1.237478124998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7056574008037">
            <text:p>0.49705657400803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01668978195847">
            <text:p>0.40166897819584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83928571428571">
            <text:p>0.6383928571428571</text:p>
          </table:table-cell>
          <table:table-cell office:value-type="float" office:value="0.36160714285714285">
            <text:p>0.36160714285714285</text:p>
          </table:table-cell>
          <table:table-cell office:value-type="float" office:value="83.23632130384168">
            <text:p>83.23632130384168</text:p>
          </table:table-cell>
          <table:table-cell office:value-type="float" office:value="10.304950192740733">
            <text:p>10.304950192740733</text:p>
          </table:table-cell>
          <table:table-cell office:value-type="float" office:value="23.38619588027103">
            <text:p>23.386195880271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761_s2_932-NOT-BETA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200524643063545</text:p>
          </table:table-cell>
          <table:table-cell office:value-type="string">
            <text:p>-0.145709057546509</text:p>
          </table:table-cell>
          <table:table-cell office:value-type="string">
            <text:p>-0.0527853594248776</text:p>
          </table:table-cell>
          <table:table-cell office:value-type="string">
            <text:p>0.188825952184755</text:p>
          </table:table-cell>
          <table:table-cell office:value-type="float" office:value="0">
            <text:p/>
          </table:table-cell>
          <table:table-cell office:value-type="float" office:value="0.1084029127304">
            <text:p>0.1084029127304</text:p>
          </table:table-cell>
          <table:table-cell office:value-type="float" office:value="0">
            <text:p/>
          </table:table-cell>
          <table:table-cell office:value-type="float" office:value="2.71780666113625">
            <text:p>2.71780666113625</text:p>
          </table:table-cell>
          <table:table-cell office:value-type="float" office:value="0.732905602843288">
            <text:p>0.7329056028432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59459459459459">
            <text:p>0.5459459459459459</text:p>
          </table:table-cell>
          <table:table-cell office:value-type="float" office:value="0.4540540540540541">
            <text:p>0.4540540540540541</text:p>
          </table:table-cell>
          <table:table-cell office:value-type="float" office:value="154.2573501336388">
            <text:p>154.2573501336388</text:p>
          </table:table-cell>
          <table:table-cell office:value-type="float" office:value="37.359900373599004">
            <text:p>37.359900373599004</text:p>
          </table:table-cell>
          <table:table-cell office:value-type="float" office:value="63.723886123693234">
            <text:p>63.7238861236932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512-NOT-BETA-or-very-weak</text:p>
          </table:table-cell>
          <table:table-cell office:value-type="string">
            <text:p>276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49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64626097679138</text:p>
          </table:table-cell>
          <table:table-cell office:value-type="string">
            <text:p>-0.463909893408215</text:p>
          </table:table-cell>
          <table:table-cell office:value-type="string">
            <text:p>-0.0359131499722568</text:p>
          </table:table-cell>
          <table:table-cell office:value-type="string">
            <text:p>0.0432381430188779</text:p>
          </table:table-cell>
          <table:table-cell office:value-type="float" office:value="0.0121512547591909">
            <text:p>0.0121512547591909</text:p>
          </table:table-cell>
          <table:table-cell office:value-type="float" office:value="0.0811435498153205">
            <text:p>0.0811435498153205</text:p>
          </table:table-cell>
          <table:table-cell office:value-type="float" office:value="0.0661587986918511">
            <text:p>0.0661587986918511</text:p>
          </table:table-cell>
          <table:table-cell office:value-type="float" office:value="3.73890651125019">
            <text:p>3.73890651125019</text:p>
          </table:table-cell>
          <table:table-cell office:value-type="float" office:value="0.965172130648319">
            <text:p>0.965172130648319</text:p>
          </table:table-cell>
          <table:table-cell office:value-type="float" office:value="0.125">
            <text:p>0.125</text:p>
          </table:table-cell>
          <table:table-cell office:value-type="float" office:value="0.689469940637988">
            <text:p>0.6894699406379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508654106298455">
            <text:p>0.050865410629845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737746602597035">
            <text:p>0.07377466025970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911764705882354">
            <text:p>0.41911764705882354</text:p>
          </table:table-cell>
          <table:table-cell office:value-type="float" office:value="0.5808823529411765">
            <text:p>0.5808823529411765</text:p>
          </table:table-cell>
          <table:table-cell office:value-type="float" office:value="145.3525436695142">
            <text:p>145.3525436695142</text:p>
          </table:table-cell>
          <table:table-cell office:value-type="float" office:value="45.03541550871493">
            <text:p>45.03541550871493</text:p>
          </table:table-cell>
          <table:table-cell office:value-type="float" office:value="63.36412239525701">
            <text:p>63.3641223952570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05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431164026260376</text:p>
          </table:table-cell>
          <table:table-cell office:value-type="string">
            <text:p>-0.185313157942451</text:p>
          </table:table-cell>
          <table:table-cell office:value-type="string">
            <text:p>-0.0801678843643564</text:p>
          </table:table-cell>
          <table:table-cell office:value-type="string">
            <text:p>-0.259579963402915</text:p>
          </table:table-cell>
          <table:table-cell office:value-type="float" office:value="0">
            <text:p/>
          </table:table-cell>
          <table:table-cell office:value-type="float" office:value="0.158384700549414">
            <text:p>0.158384700549414</text:p>
          </table:table-cell>
          <table:table-cell office:value-type="float" office:value="0">
            <text:p/>
          </table:table-cell>
          <table:table-cell office:value-type="float" office:value="2.55995533122736">
            <text:p>2.55995533122736</text:p>
          </table:table-cell>
          <table:table-cell office:value-type="float" office:value="1.09224746653854">
            <text:p>1.09224746653854</text:p>
          </table:table-cell>
          <table:table-cell office:value-type="float" office:value="1">
            <text:p>1</text:p>
          </table:table-cell>
          <table:table-cell office:value-type="float" office:value="2.07674168215324">
            <text:p>2.076741682153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73535646051726">
            <text:p>0.1735356460517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835614980635429">
            <text:p>0.08356149806354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949238578680204">
            <text:p>0.29949238578680204</text:p>
          </table:table-cell>
          <table:table-cell office:value-type="float" office:value="0.700507614213198">
            <text:p>0.700507614213198</text:p>
          </table:table-cell>
          <table:table-cell office:value-type="float" office:value="74.29794736179322">
            <text:p>74.29794736179322</text:p>
          </table:table-cell>
          <table:table-cell office:value-type="float" office:value="21.184164069815637">
            <text:p>21.184164069815637</text:p>
          </table:table-cell>
          <table:table-cell office:value-type="float" office:value="26.955284330359586">
            <text:p>26.95528433035958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890-a</text:p>
          </table:table-cell>
          <table:table-cell office:value-type="string">
            <text:p>2726</text:p>
          </table:table-cell>
          <table:table-cell office:value-type="string">
            <text:p>GPi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8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421146750450134</text:p>
          </table:table-cell>
          <table:table-cell office:value-type="string">
            <text:p>0.187941865795787</text:p>
          </table:table-cell>
          <table:table-cell office:value-type="string">
            <text:p>-0.0268935886540888</text:p>
          </table:table-cell>
          <table:table-cell office:value-type="string">
            <text:p>0.0455815810335564</text:p>
          </table:table-cell>
          <table:table-cell office:value-type="float" office:value="0.0116257575505172">
            <text:p>0.0116257575505172</text:p>
          </table:table-cell>
          <table:table-cell office:value-type="float" office:value="0.100955857200917">
            <text:p>0.100955857200917</text:p>
          </table:table-cell>
          <table:table-cell office:value-type="float" office:value="0.00657746811884719">
            <text:p>0.00657746811884719</text:p>
          </table:table-cell>
          <table:table-cell office:value-type="float" office:value="3.01268959944503">
            <text:p>3.01268959944503</text:p>
          </table:table-cell>
          <table:table-cell office:value-type="float" office:value="0.919047867217774">
            <text:p>0.919047867217774</text:p>
          </table:table-cell>
          <table:table-cell office:value-type="float" office:value="0.2">
            <text:p>0.2</text:p>
          </table:table-cell>
          <table:table-cell office:value-type="float" office:value="0.667815566678653">
            <text:p>0.6678155666786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92853482026976">
            <text:p>0.19285348202697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8878254962837">
            <text:p>0.288782549628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8467583497053044">
            <text:p>0.18467583497053044</text:p>
          </table:table-cell>
          <table:table-cell office:value-type="float" office:value="0.8153241650294696">
            <text:p>0.8153241650294696</text:p>
          </table:table-cell>
          <table:table-cell office:value-type="float" office:value="68.50812622986663">
            <text:p>68.50812622986663</text:p>
          </table:table-cell>
          <table:table-cell office:value-type="float" office:value="38.505789786223275">
            <text:p>38.505789786223275</text:p>
          </table:table-cell>
          <table:table-cell office:value-type="float" office:value="41.894038535930925">
            <text:p>41.8940385359309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255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92418277263641</text:p>
          </table:table-cell>
          <table:table-cell office:value-type="string">
            <text:p>0.515824334856639</text:p>
          </table:table-cell>
          <table:table-cell office:value-type="string">
            <text:p>0.337610487201684</text:p>
          </table:table-cell>
          <table:table-cell office:value-type="string">
            <text:p>0.37011537617051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73338522059077">
            <text:p>2.73338522059077</text:p>
          </table:table-cell>
          <table:table-cell office:value-type="float" office:value="1.22932487705213">
            <text:p>1.229324877052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153024911032027">
            <text:p>0.47153024911032027</text:p>
          </table:table-cell>
          <table:table-cell office:value-type="float" office:value="0.5284697508896797">
            <text:p>0.5284697508896797</text:p>
          </table:table-cell>
          <table:table-cell office:value-type="float" office:value="275.7831199916745">
            <text:p>275.7831199916745</text:p>
          </table:table-cell>
          <table:table-cell office:value-type="float" office:value="92.47151130207361">
            <text:p>92.47151130207361</text:p>
          </table:table-cell>
          <table:table-cell office:value-type="float" office:value="134.68497615452824">
            <text:p>134.684976154528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b-BETA-long-fil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27</text:p>
          </table:table-cell>
          <table:table-cell office:value-type="string">
            <text:p>15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76183724403381</text:p>
          </table:table-cell>
          <table:table-cell office:value-type="string">
            <text:p>-0.0395384334561303</text:p>
          </table:table-cell>
          <table:table-cell office:value-type="string">
            <text:p>-0.0110904404912377</text:p>
          </table:table-cell>
          <table:table-cell office:value-type="string">
            <text:p>-0.0386141602671198</text:p>
          </table:table-cell>
          <table:table-cell office:value-type="float" office:value="0.423818473005027">
            <text:p>0.423818473005027</text:p>
          </table:table-cell>
          <table:table-cell office:value-type="float" office:value="0.399040393409772">
            <text:p>0.399040393409772</text:p>
          </table:table-cell>
          <table:table-cell office:value-type="float" office:value="0">
            <text:p/>
          </table:table-cell>
          <table:table-cell office:value-type="float" office:value="2.4231276335044">
            <text:p>2.4231276335044</text:p>
          </table:table-cell>
          <table:table-cell office:value-type="float" office:value="1.00593500935541">
            <text:p>1.005935009355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964542190305205">
            <text:p>0.42964542190305205</text:p>
          </table:table-cell>
          <table:table-cell office:value-type="float" office:value="0.5703545780969479">
            <text:p>0.5703545780969479</text:p>
          </table:table-cell>
          <table:table-cell office:value-type="float" office:value="347.39926872862213">
            <text:p>347.39926872862213</text:p>
          </table:table-cell>
          <table:table-cell office:value-type="float" office:value="107.51437261778355">
            <text:p>107.51437261778355</text:p>
          </table:table-cell>
          <table:table-cell office:value-type="float" office:value="152.86632944134837">
            <text:p>152.86632944134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685-BETA-faster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3</text:p>
          </table:table-cell>
          <table:table-cell office:value-type="string">
            <text:p>6</text:p>
          </table:table-cell>
          <table:table-cell office:value-type="string">
            <text:p>17</text:p>
          </table:table-cell>
          <table:table-cell office:value-type="string">
            <text:p>24</text:p>
          </table:table-cell>
          <table:table-cell office:value-type="string">
            <text:p>10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119806386530399</text:p>
          </table:table-cell>
          <table:table-cell office:value-type="string">
            <text:p>0.288368359337775</text:p>
          </table:table-cell>
          <table:table-cell office:value-type="string">
            <text:p>0.368074442529572</text:p>
          </table:table-cell>
          <table:table-cell office:value-type="string">
            <text:p>0.299304324281833</text:p>
          </table:table-cell>
          <table:table-cell office:value-type="float" office:value="0.674411059103959">
            <text:p>0.674411059103959</text:p>
          </table:table-cell>
          <table:table-cell office:value-type="float" office:value="0.411112244984072">
            <text:p>0.411112244984072</text:p>
          </table:table-cell>
          <table:table-cell office:value-type="float" office:value="0.567849478939525">
            <text:p>0.567849478939525</text:p>
          </table:table-cell>
          <table:table-cell office:value-type="float" office:value="5.72356470209099">
            <text:p>5.72356470209099</text:p>
          </table:table-cell>
          <table:table-cell office:value-type="float" office:value="2.26127895023549">
            <text:p>2.26127895023549</text:p>
          </table:table-cell>
          <table:table-cell office:value-type="float" office:value="0.15606936416185">
            <text:p>0.15606936416185</text:p>
          </table:table-cell>
          <table:table-cell office:value-type="float" office:value="11.3648348884255">
            <text:p>11.36483488842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94937789368396">
            <text:p>7.9493778936839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99471481260142">
            <text:p>0.6994714812601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59701492537313">
            <text:p>0.5559701492537313</text:p>
          </table:table-cell>
          <table:table-cell office:value-type="float" office:value="0.44402985074626866">
            <text:p>0.44402985074626866</text:p>
          </table:table-cell>
          <table:table-cell office:value-type="float" office:value="164.0020913018354">
            <text:p>164.0020913018354</text:p>
          </table:table-cell>
          <table:table-cell office:value-type="float" office:value="35.08513304341417">
            <text:p>35.08513304341417</text:p>
          </table:table-cell>
          <table:table-cell office:value-type="float" office:value="62.32159571190214">
            <text:p>62.3215957119021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very weak l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34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09733271598816</text:p>
          </table:table-cell>
          <table:table-cell office:value-type="string">
            <text:p>0.320372991234665</text:p>
          </table:table-cell>
          <table:table-cell office:value-type="string">
            <text:p>0.267092415992966</text:p>
          </table:table-cell>
          <table:table-cell office:value-type="string">
            <text:p>0.106560418472875</text:p>
          </table:table-cell>
          <table:table-cell office:value-type="float" office:value="0.0002987158815696">
            <text:p>0.0002987158815696</text:p>
          </table:table-cell>
          <table:table-cell office:value-type="float" office:value="0.718866822138436">
            <text:p>0.718866822138436</text:p>
          </table:table-cell>
          <table:table-cell office:value-type="float" office:value="0">
            <text:p/>
          </table:table-cell>
          <table:table-cell office:value-type="float" office:value="3.1306194743223">
            <text:p>3.1306194743223</text:p>
          </table:table-cell>
          <table:table-cell office:value-type="float" office:value="0.951153491107606">
            <text:p>0.951153491107606</text:p>
          </table:table-cell>
          <table:table-cell office:value-type="float" office:value="0.538461538461538">
            <text:p>0.538461538461538</text:p>
          </table:table-cell>
          <table:table-cell office:value-type="float" office:value="4.22928946927106">
            <text:p>4.2292894692710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33135705968509">
            <text:p>0.93313570596850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20636518911376">
            <text:p>0.2206365189113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5414364640884">
            <text:p>0.425414364640884</text:p>
          </table:table-cell>
          <table:table-cell office:value-type="float" office:value="0.574585635359116">
            <text:p>0.574585635359116</text:p>
          </table:table-cell>
          <table:table-cell office:value-type="float" office:value="106.29486471562673">
            <text:p>106.29486471562673</text:p>
          </table:table-cell>
          <table:table-cell office:value-type="float" office:value="37.63956497348944">
            <text:p>37.63956497348944</text:p>
          </table:table-cell>
          <table:table-cell office:value-type="float" office:value="51.90038566861173">
            <text:p>51.9003856686117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83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5811667442322</text:p>
          </table:table-cell>
          <table:table-cell office:value-type="string">
            <text:p>-0.22416631780471</text:p>
          </table:table-cell>
          <table:table-cell office:value-type="string">
            <text:p>0.15815217284861</text:p>
          </table:table-cell>
          <table:table-cell office:value-type="string">
            <text:p>0.10461798336915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86522991125388">
            <text:p>3.86522991125388</text:p>
          </table:table-cell>
          <table:table-cell office:value-type="float" office:value="0.516063972032083">
            <text:p>0.516063972032083</text:p>
          </table:table-cell>
          <table:table-cell office:value-type="float" office:value="0.0714285714285714">
            <text:p>0.0714285714285714</text:p>
          </table:table-cell>
          <table:table-cell office:value-type="float" office:value="0.654304731423165">
            <text:p>0.6543047314231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237827668124911">
            <text:p>0.023782766812491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363481504417089">
            <text:p>0.036348150441708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583975346687214">
            <text:p>0.29583975346687214</text:p>
          </table:table-cell>
          <table:table-cell office:value-type="float" office:value="0.7041602465331279">
            <text:p>0.7041602465331279</text:p>
          </table:table-cell>
          <table:table-cell office:value-type="float" office:value="125.40822991508819">
            <text:p>125.40822991508819</text:p>
          </table:table-cell>
          <table:table-cell office:value-type="float" office:value="51.28838211528102">
            <text:p>51.28838211528102</text:p>
          </table:table-cell>
          <table:table-cell office:value-type="float" office:value="62.1564158063095">
            <text:p>62.156415806309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28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1176514625549</text:p>
          </table:table-cell>
          <table:table-cell office:value-type="string">
            <text:p>-0.0538171270358658</text:p>
          </table:table-cell>
          <table:table-cell office:value-type="string">
            <text:p>0.0283046540354445</text:p>
          </table:table-cell>
          <table:table-cell office:value-type="string">
            <text:p>-0.128849871854508</text:p>
          </table:table-cell>
          <table:table-cell office:value-type="float" office:value="0.0156102207841907">
            <text:p>0.0156102207841907</text:p>
          </table:table-cell>
          <table:table-cell office:value-type="float" office:value="0.0355319920343005">
            <text:p>0.0355319920343005</text:p>
          </table:table-cell>
          <table:table-cell office:value-type="float" office:value="0">
            <text:p/>
          </table:table-cell>
          <table:table-cell office:value-type="float" office:value="1.54514849276681">
            <text:p>1.54514849276681</text:p>
          </table:table-cell>
          <table:table-cell office:value-type="float" office:value="1.07809587675507">
            <text:p>1.078095876755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720081135902637">
            <text:p>0.5720081135902637</text:p>
          </table:table-cell>
          <table:table-cell office:value-type="float" office:value="0.4279918864097363">
            <text:p>0.4279918864097363</text:p>
          </table:table-cell>
          <table:table-cell office:value-type="float" office:value="89.33945826073183">
            <text:p>89.33945826073183</text:p>
          </table:table-cell>
          <table:table-cell office:value-type="float" office:value="18.569530129282654">
            <text:p>18.569530129282654</text:p>
          </table:table-cell>
          <table:table-cell office:value-type="float" office:value="33.95503884511543">
            <text:p>33.955038845115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375-BETA-LOW-in-and-out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40415239334106</text:p>
          </table:table-cell>
          <table:table-cell office:value-type="string">
            <text:p>0.00741024761540258</text:p>
          </table:table-cell>
          <table:table-cell office:value-type="string">
            <text:p>0.351453521475493</text:p>
          </table:table-cell>
          <table:table-cell office:value-type="string">
            <text:p>0.662135458725567</text:p>
          </table:table-cell>
          <table:table-cell office:value-type="float" office:value="0.355342691966025">
            <text:p>0.355342691966025</text:p>
          </table:table-cell>
          <table:table-cell office:value-type="float" office:value="0.221715708143624">
            <text:p>0.221715708143624</text:p>
          </table:table-cell>
          <table:table-cell office:value-type="float" office:value="0">
            <text:p/>
          </table:table-cell>
          <table:table-cell office:value-type="float" office:value="3.39423865012353">
            <text:p>3.39423865012353</text:p>
          </table:table-cell>
          <table:table-cell office:value-type="float" office:value="1.22695005357713">
            <text:p>1.226950053577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753086419753086">
            <text:p>0.5753086419753086</text:p>
          </table:table-cell>
          <table:table-cell office:value-type="float" office:value="0.4246913580246914">
            <text:p>0.4246913580246914</text:p>
          </table:table-cell>
          <table:table-cell office:value-type="float" office:value="138.69873206738495">
            <text:p>138.69873206738495</text:p>
          </table:table-cell>
          <table:table-cell office:value-type="float" office:value="26.2251090171683">
            <text:p>26.2251090171683</text:p>
          </table:table-cell>
          <table:table-cell office:value-type="float" office:value="49.159434363051524">
            <text:p>49.15943436305152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406-BETA-maybe-some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5</text:p>
          </table:table-cell>
          <table:table-cell office:value-type="string">
            <text:p>24</text:p>
          </table:table-cell>
          <table:table-cell office:value-type="string">
            <text:p>9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67575645446777</text:p>
          </table:table-cell>
          <table:table-cell office:value-type="string">
            <text:p>0.0545078790300395</text:p>
          </table:table-cell>
          <table:table-cell office:value-type="string">
            <text:p>0.409839030089203</text:p>
          </table:table-cell>
          <table:table-cell office:value-type="string">
            <text:p>0.291925865356628</text:p>
          </table:table-cell>
          <table:table-cell office:value-type="float" office:value="0">
            <text:p/>
          </table:table-cell>
          <table:table-cell office:value-type="float" office:value="0.166928851364519">
            <text:p>0.166928851364519</text:p>
          </table:table-cell>
          <table:table-cell office:value-type="float" office:value="0">
            <text:p/>
          </table:table-cell>
          <table:table-cell office:value-type="float" office:value="6.41344938207969">
            <text:p>6.41344938207969</text:p>
          </table:table-cell>
          <table:table-cell office:value-type="float" office:value="2.48332296333659">
            <text:p>2.48332296333659</text:p>
          </table:table-cell>
          <table:table-cell office:value-type="float" office:value="0.314606741573034">
            <text:p>0.314606741573034</text:p>
          </table:table-cell>
          <table:table-cell office:value-type="float" office:value="12.0282001437699">
            <text:p>12.02820014376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2841237474538">
            <text:p>7.284123747453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05587175170732">
            <text:p>0.6055871751707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90710382513661">
            <text:p>0.4890710382513661</text:p>
          </table:table-cell>
          <table:table-cell office:value-type="float" office:value="0.5109289617486339">
            <text:p>0.5109289617486339</text:p>
          </table:table-cell>
          <table:table-cell office:value-type="float" office:value="143.62513038594238">
            <text:p>143.62513038594238</text:p>
          </table:table-cell>
          <table:table-cell office:value-type="float" office:value="29.78038953386524">
            <text:p>29.78038953386524</text:p>
          </table:table-cell>
          <table:table-cell office:value-type="float" office:value="48.633995960454975">
            <text:p>48.6339959604549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546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8</text:p>
          </table:table-cell>
          <table:table-cell office:value-type="string">
            <text:p>2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48494255542755</text:p>
          </table:table-cell>
          <table:table-cell office:value-type="string">
            <text:p>0.148813999830945</text:p>
          </table:table-cell>
          <table:table-cell office:value-type="string">
            <text:p>0.184487751913512</text:p>
          </table:table-cell>
          <table:table-cell office:value-type="string">
            <text:p>-0.00752437549184939</text:p>
          </table:table-cell>
          <table:table-cell office:value-type="float" office:value="0.486891908466491">
            <text:p>0.486891908466491</text:p>
          </table:table-cell>
          <table:table-cell office:value-type="float" office:value="0.684628725265163">
            <text:p>0.684628725265163</text:p>
          </table:table-cell>
          <table:table-cell office:value-type="float" office:value="0.303540173504099">
            <text:p>0.303540173504099</text:p>
          </table:table-cell>
          <table:table-cell office:value-type="float" office:value="5.61608552360806">
            <text:p>5.61608552360806</text:p>
          </table:table-cell>
          <table:table-cell office:value-type="float" office:value="2.17022353713103">
            <text:p>2.17022353713103</text:p>
          </table:table-cell>
          <table:table-cell office:value-type="float" office:value="0.523809523809524">
            <text:p>0.523809523809524</text:p>
          </table:table-cell>
          <table:table-cell office:value-type="float" office:value="6.13118396116225">
            <text:p>6.13118396116225</text:p>
          </table:table-cell>
          <table:table-cell office:value-type="float" office:value="0.694450029806293">
            <text:p>0.694450029806293</text:p>
          </table:table-cell>
          <table:table-cell office:value-type="float" office:value="1">
            <text:p>1</text:p>
          </table:table-cell>
          <table:table-cell office:value-type="float" office:value="4.18797106614941">
            <text:p>4.18797106614941</text:p>
          </table:table-cell>
          <table:table-cell office:value-type="float" office:value="1">
            <text:p>1</text:p>
          </table:table-cell>
          <table:table-cell office:value-type="float" office:value="0.11326524113536">
            <text:p>0.11326524113536</text:p>
          </table:table-cell>
          <table:table-cell office:value-type="float" office:value="0.683060742048836">
            <text:p>0.683060742048836</text:p>
          </table:table-cell>
          <table:table-cell office:value-type="float" office:value="0.0202898107854389">
            <text:p>0.0202898107854389</text:p>
          </table:table-cell>
          <table:table-cell office:value-type="float" office:value="0.1244005624627">
            <text:p>0.1244005624627</text:p>
          </table:table-cell>
          <table:table-cell office:value-type="float" office:value="0.3693467336683417">
            <text:p>0.3693467336683417</text:p>
          </table:table-cell>
          <table:table-cell office:value-type="float" office:value="0.6306532663316583">
            <text:p>0.6306532663316583</text:p>
          </table:table-cell>
          <table:table-cell office:value-type="float" office:value="100.2865329512894">
            <text:p>100.2865329512894</text:p>
          </table:table-cell>
          <table:table-cell office:value-type="float" office:value="36.94273140720899">
            <text:p>36.94273140720899</text:p>
          </table:table-cell>
          <table:table-cell office:value-type="float" office:value="48.18343603588334">
            <text:p>48.183436035883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NOT-BETA</text:p>
          </table:table-cell>
          <table:table-cell office:value-type="string">
            <text:p>2779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53.5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0.9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45127642154694</text:p>
          </table:table-cell>
          <table:table-cell office:value-type="string">
            <text:p>-0.29563224645025</text:p>
          </table:table-cell>
          <table:table-cell office:value-type="string">
            <text:p>-0.3918133968004</text:p>
          </table:table-cell>
          <table:table-cell office:value-type="string">
            <text:p>-0.24007837125243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51277803100852">
            <text:p>1.51277803100852</text:p>
          </table:table-cell>
          <table:table-cell office:value-type="float" office:value="1.32968234936122">
            <text:p>1.32968234936122</text:p>
          </table:table-cell>
          <table:table-cell office:value-type="float" office:value="0.333333333333333">
            <text:p>0.333333333333333</text:p>
          </table:table-cell>
          <table:table-cell office:value-type="float" office:value="0.751345273114392">
            <text:p>0.7513452731143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06617829709912">
            <text:p>0.806617829709912</text:p>
          </table:table-cell>
          <table:table-cell office:value-type="float" office:value="0.931476153192153">
            <text:p>0.93147615319215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955326460481097">
            <text:p>0.42955326460481097</text:p>
          </table:table-cell>
          <table:table-cell office:value-type="float" office:value="0.570446735395189">
            <text:p>0.570446735395189</text:p>
          </table:table-cell>
          <table:table-cell office:value-type="float" office:value="41.1820907323823">
            <text:p>41.1820907323823</text:p>
          </table:table-cell>
          <table:table-cell office:value-type="float" office:value="12.61513207891297">
            <text:p>12.61513207891297</text:p>
          </table:table-cell>
          <table:table-cell office:value-type="float" office:value="17.969507413193696">
            <text:p>17.96950741319369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477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9672894477844</text:p>
          </table:table-cell>
          <table:table-cell office:value-type="string">
            <text:p>0.0598808025203958</text:p>
          </table:table-cell>
          <table:table-cell office:value-type="string">
            <text:p>0.249083502347899</text:p>
          </table:table-cell>
          <table:table-cell office:value-type="string">
            <text:p>0.0357710903111705</text:p>
          </table:table-cell>
          <table:table-cell office:value-type="float" office:value="0">
            <text:p/>
          </table:table-cell>
          <table:table-cell office:value-type="float" office:value="0.522960380323647">
            <text:p>0.522960380323647</text:p>
          </table:table-cell>
          <table:table-cell office:value-type="float" office:value="0.195228118252152">
            <text:p>0.195228118252152</text:p>
          </table:table-cell>
          <table:table-cell office:value-type="float" office:value="3.13081133990504">
            <text:p>3.13081133990504</text:p>
          </table:table-cell>
          <table:table-cell office:value-type="float" office:value="0.977921158772663">
            <text:p>0.9779211587726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728476821192056">
            <text:p>0.40728476821192056</text:p>
          </table:table-cell>
          <table:table-cell office:value-type="float" office:value="0.5927152317880795">
            <text:p>0.5927152317880795</text:p>
          </table:table-cell>
          <table:table-cell office:value-type="float" office:value="141.50943396226415">
            <text:p>141.50943396226415</text:p>
          </table:table-cell>
          <table:table-cell office:value-type="float" office:value="51.1443184090974">
            <text:p>51.1443184090974</text:p>
          </table:table-cell>
          <table:table-cell office:value-type="float" office:value="69.12178709574054">
            <text:p>69.121787095740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532-NOT-BETA-or-weak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8</text:p>
          </table:table-cell>
          <table:table-cell office:value-type="string">
            <text:p>32</text:p>
          </table:table-cell>
          <table:table-cell office:value-type="string">
            <text:p>4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87905502319336</text:p>
          </table:table-cell>
          <table:table-cell office:value-type="string">
            <text:p>0.356409904095201</text:p>
          </table:table-cell>
          <table:table-cell office:value-type="string">
            <text:p>0.103843301122029</text:p>
          </table:table-cell>
          <table:table-cell office:value-type="string">
            <text:p>-0.0684953336634925</text:p>
          </table:table-cell>
          <table:table-cell office:value-type="float" office:value="0.461678876840732">
            <text:p>0.461678876840732</text:p>
          </table:table-cell>
          <table:table-cell office:value-type="float" office:value="0.232696688336238">
            <text:p>0.232696688336238</text:p>
          </table:table-cell>
          <table:table-cell office:value-type="float" office:value="0.451869797191564">
            <text:p>0.451869797191564</text:p>
          </table:table-cell>
          <table:table-cell office:value-type="float" office:value="3.82754776361932">
            <text:p>3.82754776361932</text:p>
          </table:table-cell>
          <table:table-cell office:value-type="float" office:value="1.26903541605628">
            <text:p>1.269035416056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398009950248757">
            <text:p>0.5398009950248757</text:p>
          </table:table-cell>
          <table:table-cell office:value-type="float" office:value="0.4601990049751244">
            <text:p>0.4601990049751244</text:p>
          </table:table-cell>
          <table:table-cell office:value-type="float" office:value="152.63417035942885">
            <text:p>152.63417035942885</text:p>
          </table:table-cell>
          <table:table-cell office:value-type="float" office:value="30.18141477421039">
            <text:p>30.18141477421039</text:p>
          </table:table-cell>
          <table:table-cell office:value-type="float" office:value="53.23586667196377">
            <text:p>53.235866671963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723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61461329460144</text:p>
          </table:table-cell>
          <table:table-cell office:value-type="string">
            <text:p>0.0173483954411381</text:p>
          </table:table-cell>
          <table:table-cell office:value-type="string">
            <text:p>-0.0785820324276655</text:p>
          </table:table-cell>
          <table:table-cell office:value-type="string">
            <text:p>0.0687924786122721</text:p>
          </table:table-cell>
          <table:table-cell office:value-type="float" office:value="0">
            <text:p/>
          </table:table-cell>
          <table:table-cell office:value-type="float" office:value="0.202551772001212">
            <text:p>0.202551772001212</text:p>
          </table:table-cell>
          <table:table-cell office:value-type="float" office:value="0.0802065166438791">
            <text:p>0.0802065166438791</text:p>
          </table:table-cell>
          <table:table-cell office:value-type="float" office:value="1.8569865276272">
            <text:p>1.8569865276272</text:p>
          </table:table-cell>
          <table:table-cell office:value-type="float" office:value="1.01788117335343">
            <text:p>1.01788117335343</text:p>
          </table:table-cell>
          <table:table-cell office:value-type="float" office:value="0.5">
            <text:p>0.5</text:p>
          </table:table-cell>
          <table:table-cell office:value-type="float" office:value="0.707481269805949">
            <text:p>0.7074812698059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0178675216323927">
            <text:p>0.01786752163239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252551161351501">
            <text:p>0.02525511613515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05194805194805">
            <text:p>0.4805194805194805</text:p>
          </table:table-cell>
          <table:table-cell office:value-type="float" office:value="0.5194805194805194">
            <text:p>0.5194805194805194</text:p>
          </table:table-cell>
          <table:table-cell office:value-type="float" office:value="98.22139633660737">
            <text:p>98.22139633660737</text:p>
          </table:table-cell>
          <table:table-cell office:value-type="float" office:value="26.65387280771896">
            <text:p>26.65387280771896</text:p>
          </table:table-cell>
          <table:table-cell office:value-type="float" office:value="41.01373161040151">
            <text:p>41.0137316104015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147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43644332885742</text:p>
          </table:table-cell>
          <table:table-cell office:value-type="string">
            <text:p>-0.0954503279643284</text:p>
          </table:table-cell>
          <table:table-cell office:value-type="string">
            <text:p>0.101970307956631</text:p>
          </table:table-cell>
          <table:table-cell office:value-type="string">
            <text:p>-0.104914800415949</text:p>
          </table:table-cell>
          <table:table-cell office:value-type="float" office:value="0.662856964936135">
            <text:p>0.662856964936135</text:p>
          </table:table-cell>
          <table:table-cell office:value-type="float" office:value="0.539303175413848">
            <text:p>0.539303175413848</text:p>
          </table:table-cell>
          <table:table-cell office:value-type="float" office:value="0.588765813327074">
            <text:p>0.588765813327074</text:p>
          </table:table-cell>
          <table:table-cell office:value-type="float" office:value="5.75512519466811">
            <text:p>5.75512519466811</text:p>
          </table:table-cell>
          <table:table-cell office:value-type="float" office:value="3.35164337455746">
            <text:p>3.35164337455746</text:p>
          </table:table-cell>
          <table:table-cell office:value-type="float" office:value="0.176470588235294">
            <text:p>0.176470588235294</text:p>
          </table:table-cell>
          <table:table-cell office:value-type="float" office:value="1.84320800451275">
            <text:p>1.8432080045127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732589889308915">
            <text:p>0.7325898893089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9745372606635">
            <text:p>0.397453726066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054545454545455">
            <text:p>0.3054545454545455</text:p>
          </table:table-cell>
          <table:table-cell office:value-type="float" office:value="0.6945454545454546">
            <text:p>0.6945454545454546</text:p>
          </table:table-cell>
          <table:table-cell office:value-type="float" office:value="85.90713847412559">
            <text:p>85.90713847412559</text:p>
          </table:table-cell>
          <table:table-cell office:value-type="float" office:value="39.35547679881316">
            <text:p>39.35547679881316</text:p>
          </table:table-cell>
          <table:table-cell office:value-type="float" office:value="47.16172183158978">
            <text:p>47.161721831589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299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9</text:p>
          </table:table-cell>
          <table:table-cell office:value-type="string">
            <text:p>27</text:p>
          </table:table-cell>
          <table:table-cell office:value-type="string">
            <text:p>8</text:p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6323599815369</text:p>
          </table:table-cell>
          <table:table-cell office:value-type="string">
            <text:p>0.691050260721968</text:p>
          </table:table-cell>
          <table:table-cell office:value-type="string">
            <text:p>0.501924834827424</text:p>
          </table:table-cell>
          <table:table-cell office:value-type="string">
            <text:p>-0.0645395081326374</text:p>
          </table:table-cell>
          <table:table-cell office:value-type="float" office:value="0.604076907536214">
            <text:p>0.604076907536214</text:p>
          </table:table-cell>
          <table:table-cell office:value-type="float" office:value="0.875649588303345">
            <text:p>0.875649588303345</text:p>
          </table:table-cell>
          <table:table-cell office:value-type="float" office:value="0.0703428509451658">
            <text:p>0.0703428509451658</text:p>
          </table:table-cell>
          <table:table-cell office:value-type="float" office:value="7.70240818478499">
            <text:p>7.70240818478499</text:p>
          </table:table-cell>
          <table:table-cell office:value-type="float" office:value="1.32800646946563">
            <text:p>1.32800646946563</text:p>
          </table:table-cell>
          <table:table-cell office:value-type="float" office:value="0.0416666666666667">
            <text:p>0.0416666666666667</text:p>
          </table:table-cell>
          <table:table-cell office:value-type="float" office:value="1.75530645282196">
            <text:p>1.7553064528219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4965932772755">
            <text:p>0.46496593277275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64891598857419">
            <text:p>0.2648915988574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48956356736243">
            <text:p>0.4648956356736243</text:p>
          </table:table-cell>
          <table:table-cell office:value-type="float" office:value="0.5351043643263758">
            <text:p>0.5351043643263758</text:p>
          </table:table-cell>
          <table:table-cell office:value-type="float" office:value="168.55865153078776">
            <text:p>168.55865153078776</text:p>
          </table:table-cell>
          <table:table-cell office:value-type="float" office:value="57.205452775073034">
            <text:p>57.205452775073034</text:p>
          </table:table-cell>
          <table:table-cell office:value-type="float" office:value="82.56176465980481">
            <text:p>82.561764659804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20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7</text:p>
          </table:table-cell>
          <table:table-cell office:value-type="string">
            <text:p>7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8200056552887</text:p>
          </table:table-cell>
          <table:table-cell office:value-type="string">
            <text:p>0.983251804066401</text:p>
          </table:table-cell>
          <table:table-cell office:value-type="string">
            <text:p>0.847360148283705</text:p>
          </table:table-cell>
          <table:table-cell office:value-type="string">
            <text:p>0.214452252589047</text:p>
          </table:table-cell>
          <table:table-cell office:value-type="float" office:value="0.934605189889964">
            <text:p>0.934605189889964</text:p>
          </table:table-cell>
          <table:table-cell office:value-type="float" office:value="0.966524071959404">
            <text:p>0.966524071959404</text:p>
          </table:table-cell>
          <table:table-cell office:value-type="float" office:value="0.483028013779726">
            <text:p>0.483028013779726</text:p>
          </table:table-cell>
          <table:table-cell office:value-type="float" office:value="5.36039208314836">
            <text:p>5.36039208314836</text:p>
          </table:table-cell>
          <table:table-cell office:value-type="float" office:value="1.75451465097043">
            <text:p>1.754514650970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93333333333333">
            <text:p>0.4693333333333333</text:p>
          </table:table-cell>
          <table:table-cell office:value-type="float" office:value="0.5306666666666666">
            <text:p>0.5306666666666666</text:p>
          </table:table-cell>
          <table:table-cell office:value-type="float" office:value="133.4141904184354">
            <text:p>133.4141904184354</text:p>
          </table:table-cell>
          <table:table-cell office:value-type="float" office:value="39.613026514849906">
            <text:p>39.613026514849906</text:p>
          </table:table-cell>
          <table:table-cell office:value-type="float" office:value="59.12215425364193">
            <text:p>59.1221542536419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356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2</text:p>
          </table:table-cell>
          <table:table-cell office:value-type="string">
            <text:p>12</text:p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98488521575928</text:p>
          </table:table-cell>
          <table:table-cell office:value-type="string">
            <text:p>0.934060374121317</text:p>
          </table:table-cell>
          <table:table-cell office:value-type="string">
            <text:p>0.658013472086597</text:p>
          </table:table-cell>
          <table:table-cell office:value-type="string">
            <text:p>0.307383923676057</text:p>
          </table:table-cell>
          <table:table-cell office:value-type="float" office:value="0.917816993080231">
            <text:p>0.917816993080231</text:p>
          </table:table-cell>
          <table:table-cell office:value-type="float" office:value="0.809084200322622">
            <text:p>0.809084200322622</text:p>
          </table:table-cell>
          <table:table-cell office:value-type="float" office:value="0.589006110131046">
            <text:p>0.589006110131046</text:p>
          </table:table-cell>
          <table:table-cell office:value-type="float" office:value="6.95698753356771">
            <text:p>6.95698753356771</text:p>
          </table:table-cell>
          <table:table-cell office:value-type="float" office:value="2.74546293165822">
            <text:p>2.74546293165822</text:p>
          </table:table-cell>
          <table:table-cell office:value-type="float" office:value="0.444444444444444">
            <text:p>0.444444444444444</text:p>
          </table:table-cell>
          <table:table-cell office:value-type="float" office:value="14.1642357807628">
            <text:p>14.16423578076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88103276023785">
            <text:p>7.8810327602378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56403669228769">
            <text:p>0.5564036692287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240174672489083">
            <text:p>0.5240174672489083</text:p>
          </table:table-cell>
          <table:table-cell office:value-type="float" office:value="0.4759825327510917">
            <text:p>0.4759825327510917</text:p>
          </table:table-cell>
          <table:table-cell office:value-type="float" office:value="143.5578418471109">
            <text:p>143.5578418471109</text:p>
          </table:table-cell>
          <table:table-cell office:value-type="float" office:value="28.989361702127663">
            <text:p>28.989361702127663</text:p>
          </table:table-cell>
          <table:table-cell office:value-type="float" office:value="49.82701973498118">
            <text:p>49.827019734981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4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1568198204041</text:p>
          </table:table-cell>
          <table:table-cell office:value-type="string">
            <text:p>0.519205255568159</text:p>
          </table:table-cell>
          <table:table-cell office:value-type="string">
            <text:p>-0.111424876017694</text:p>
          </table:table-cell>
          <table:table-cell office:value-type="string">
            <text:p>0.105386067993819</text:p>
          </table:table-cell>
          <table:table-cell office:value-type="float" office:value="0.752545008579442">
            <text:p>0.752545008579442</text:p>
          </table:table-cell>
          <table:table-cell office:value-type="float" office:value="0.735587716394505">
            <text:p>0.735587716394505</text:p>
          </table:table-cell>
          <table:table-cell office:value-type="float" office:value="0.593544573713705">
            <text:p>0.593544573713705</text:p>
          </table:table-cell>
          <table:table-cell office:value-type="float" office:value="2.61084590355983">
            <text:p>2.61084590355983</text:p>
          </table:table-cell>
          <table:table-cell office:value-type="float" office:value="2.03533452806747">
            <text:p>2.03533452806747</text:p>
          </table:table-cell>
          <table:table-cell office:value-type="float" office:value="0.25">
            <text:p>0.25</text:p>
          </table:table-cell>
          <table:table-cell office:value-type="float" office:value="0.618408576759621">
            <text:p>0.6184085767596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13494809688581">
            <text:p>0.4913494809688581</text:p>
          </table:table-cell>
          <table:table-cell office:value-type="float" office:value="0.5086505190311419">
            <text:p>0.5086505190311419</text:p>
          </table:table-cell>
          <table:table-cell office:value-type="float" office:value="87.47612887328282">
            <text:p>87.47612887328282</text:p>
          </table:table-cell>
          <table:table-cell office:value-type="float" office:value="18.925251692973195">
            <text:p>18.925251692973195</text:p>
          </table:table-cell>
          <table:table-cell office:value-type="float" office:value="30.77512858466355">
            <text:p>30.775128584663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426-BETA-in-and-out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>15</text:p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1446897983551</text:p>
          </table:table-cell>
          <table:table-cell office:value-type="string">
            <text:p>0.501961778061029</text:p>
          </table:table-cell>
          <table:table-cell office:value-type="string">
            <text:p>0.451263501553211</text:p>
          </table:table-cell>
          <table:table-cell office:value-type="string">
            <text:p>0.133501947088442</text:p>
          </table:table-cell>
          <table:table-cell office:value-type="float" office:value="0.692513245042736">
            <text:p>0.692513245042736</text:p>
          </table:table-cell>
          <table:table-cell office:value-type="float" office:value="0.847455488546677">
            <text:p>0.847455488546677</text:p>
          </table:table-cell>
          <table:table-cell office:value-type="float" office:value="0.326727335786715">
            <text:p>0.326727335786715</text:p>
          </table:table-cell>
          <table:table-cell office:value-type="float" office:value="6.32036019559235">
            <text:p>6.32036019559235</text:p>
          </table:table-cell>
          <table:table-cell office:value-type="float" office:value="2.18158682634547">
            <text:p>2.18158682634547</text:p>
          </table:table-cell>
          <table:table-cell office:value-type="float" office:value="0.0425531914893617">
            <text:p>0.0425531914893617</text:p>
          </table:table-cell>
          <table:table-cell office:value-type="float" office:value="1.1593552283514">
            <text:p>1.15935522835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47457161176633">
            <text:p>0.44745716117663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85953459504311">
            <text:p>0.3859534595043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118279569892475">
            <text:p>0.48118279569892475</text:p>
          </table:table-cell>
          <table:table-cell office:value-type="float" office:value="0.5188172043010753">
            <text:p>0.5188172043010753</text:p>
          </table:table-cell>
          <table:table-cell office:value-type="float" office:value="139.80006248047485">
            <text:p>139.80006248047485</text:p>
          </table:table-cell>
          <table:table-cell office:value-type="float" office:value="40.91236698181202">
            <text:p>40.91236698181202</text:p>
          </table:table-cell>
          <table:table-cell office:value-type="float" office:value="62.022741671946385">
            <text:p>62.0227416719463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549-NOT-BETA-or-weak--multi-unit-thershold-only-large-spike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29833483695984</text:p>
          </table:table-cell>
          <table:table-cell office:value-type="string">
            <text:p>0.216569456440342</text:p>
          </table:table-cell>
          <table:table-cell office:value-type="string">
            <text:p>0.260404263732489</text:p>
          </table:table-cell>
          <table:table-cell office:value-type="string">
            <text:p>0.0900032088724552</text:p>
          </table:table-cell>
          <table:table-cell office:value-type="float" office:value="0.719232295151777">
            <text:p>0.719232295151777</text:p>
          </table:table-cell>
          <table:table-cell office:value-type="float" office:value="0.535678542831501">
            <text:p>0.535678542831501</text:p>
          </table:table-cell>
          <table:table-cell office:value-type="float" office:value="0.354977522627098">
            <text:p>0.354977522627098</text:p>
          </table:table-cell>
          <table:table-cell office:value-type="float" office:value="5.25293759265785">
            <text:p>5.25293759265785</text:p>
          </table:table-cell>
          <table:table-cell office:value-type="float" office:value="1.02670874335293">
            <text:p>1.026708743352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063583815028902">
            <text:p>0.3063583815028902</text:p>
          </table:table-cell>
          <table:table-cell office:value-type="float" office:value="0.6936416184971098">
            <text:p>0.6936416184971098</text:p>
          </table:table-cell>
          <table:table-cell office:value-type="float" office:value="133.03212851405624">
            <text:p>133.03212851405624</text:p>
          </table:table-cell>
          <table:table-cell office:value-type="float" office:value="30.101592875956353">
            <text:p>30.101592875956353</text:p>
          </table:table-cell>
          <table:table-cell office:value-type="float" office:value="39.4535793290611">
            <text:p>39.45357932906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675-NOT-BETA</text:p>
          </table:table-cell>
          <table:table-cell office:value-type="string">
            <text:p>2781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7</text:p>
          </table:table-cell>
          <table:table-cell office:value-type="string">
            <text:p>12</text:p>
          </table:table-cell>
          <table:table-cell office:value-type="string">
            <text:p>54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9545350074768</text:p>
          </table:table-cell>
          <table:table-cell office:value-type="string">
            <text:p>0.139408129641765</text:p>
          </table:table-cell>
          <table:table-cell office:value-type="string">
            <text:p>0.315937397167411</text:p>
          </table:table-cell>
          <table:table-cell office:value-type="string">
            <text:p>0.231847018079796</text:p>
          </table:table-cell>
          <table:table-cell office:value-type="float" office:value="0.169332704265638">
            <text:p>0.169332704265638</text:p>
          </table:table-cell>
          <table:table-cell office:value-type="float" office:value="0.0879574484088537">
            <text:p>0.0879574484088537</text:p>
          </table:table-cell>
          <table:table-cell office:value-type="float" office:value="0.515695318629359">
            <text:p>0.515695318629359</text:p>
          </table:table-cell>
          <table:table-cell office:value-type="float" office:value="2.56999973215784">
            <text:p>2.56999973215784</text:p>
          </table:table-cell>
          <table:table-cell office:value-type="float" office:value="1.09707596494476">
            <text:p>1.09707596494476</text:p>
          </table:table-cell>
          <table:table-cell office:value-type="float" office:value="0.666666666666667">
            <text:p>0.666666666666667</text:p>
          </table:table-cell>
          <table:table-cell office:value-type="float" office:value="1.2591659909082">
            <text:p>1.25916599090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85667954522">
            <text:p>0.63856679545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0713472255681">
            <text:p>0.507134722556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584725536992843">
            <text:p>0.45584725536992843</text:p>
          </table:table-cell>
          <table:table-cell office:value-type="float" office:value="0.5441527446300716">
            <text:p>0.5441527446300716</text:p>
          </table:table-cell>
          <table:table-cell office:value-type="float" office:value="111.8201510450208">
            <text:p>111.8201510450208</text:p>
          </table:table-cell>
          <table:table-cell office:value-type="float" office:value="31.694399266024437">
            <text:p>31.694399266024437</text:p>
          </table:table-cell>
          <table:table-cell office:value-type="float" office:value="47.0691320856456">
            <text:p>47.06913208564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</text:p>
          </table:table-cell>
          <table:table-cell office:value-type="string">
            <text:p>2810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8835005760193</text:p>
          </table:table-cell>
          <table:table-cell office:value-type="string">
            <text:p>0.354486017455598</text:p>
          </table:table-cell>
          <table:table-cell office:value-type="string">
            <text:p>0.193711966220535</text:p>
          </table:table-cell>
          <table:table-cell office:value-type="string">
            <text:p>0.119467363196538</text:p>
          </table:table-cell>
          <table:table-cell office:value-type="float" office:value="0">
            <text:p/>
          </table:table-cell>
          <table:table-cell office:value-type="float" office:value="0.101338522797137">
            <text:p>0.101338522797137</text:p>
          </table:table-cell>
          <table:table-cell office:value-type="float" office:value="0">
            <text:p/>
          </table:table-cell>
          <table:table-cell office:value-type="float" office:value="5.86415188464441">
            <text:p>5.86415188464441</text:p>
          </table:table-cell>
          <table:table-cell office:value-type="float" office:value="1.17015485279242">
            <text:p>1.17015485279242</text:p>
          </table:table-cell>
          <table:table-cell office:value-type="float" office:value="0.44">
            <text:p>0.44</text:p>
          </table:table-cell>
          <table:table-cell office:value-type="float" office:value="4.31513773343724">
            <text:p>4.315137733437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87267441335218">
            <text:p>1.8726744133521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33977900367155">
            <text:p>0.4339779003671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6758147512864494">
            <text:p>0.26758147512864494</text:p>
          </table:table-cell>
          <table:table-cell office:value-type="float" office:value="0.7324185248713551">
            <text:p>0.7324185248713551</text:p>
          </table:table-cell>
          <table:table-cell office:value-type="float" office:value="183.39995297437105">
            <text:p>183.39995297437105</text:p>
          </table:table-cell>
          <table:table-cell office:value-type="float" office:value="58.02576507039191">
            <text:p>58.02576507039191</text:p>
          </table:table-cell>
          <table:table-cell office:value-type="float" office:value="71.01615221575267">
            <text:p>71.016152215752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074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203137904405594</text:p>
          </table:table-cell>
          <table:table-cell office:value-type="string">
            <text:p>0.649488174203252</text:p>
          </table:table-cell>
          <table:table-cell office:value-type="string">
            <text:p>0.402072474931345</text:p>
          </table:table-cell>
          <table:table-cell office:value-type="string">
            <text:p>0.254038247490712</text:p>
          </table:table-cell>
          <table:table-cell office:value-type="float" office:value="0.957752074403147">
            <text:p>0.957752074403147</text:p>
          </table:table-cell>
          <table:table-cell office:value-type="float" office:value="0.973622080586566">
            <text:p>0.973622080586566</text:p>
          </table:table-cell>
          <table:table-cell office:value-type="float" office:value="0.682909879824505">
            <text:p>0.682909879824505</text:p>
          </table:table-cell>
          <table:table-cell office:value-type="float" office:value="3.91589799109462">
            <text:p>3.91589799109462</text:p>
          </table:table-cell>
          <table:table-cell office:value-type="float" office:value="1.58936737184879">
            <text:p>1.58936737184879</text:p>
          </table:table-cell>
          <table:table-cell office:value-type="float" office:value="0.3">
            <text:p>0.3</text:p>
          </table:table-cell>
          <table:table-cell office:value-type="float" office:value="5.45905067533976">
            <text:p>5.4590506753397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56225695034557">
            <text:p>2.5622569503455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69359436782678">
            <text:p>0.46935943678267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8860759493670886">
            <text:p>0.48860759493670886</text:p>
          </table:table-cell>
          <table:table-cell office:value-type="float" office:value="0.5113924050632911">
            <text:p>0.5113924050632911</text:p>
          </table:table-cell>
          <table:table-cell office:value-type="float" office:value="115.39611360239164">
            <text:p>115.39611360239164</text:p>
          </table:table-cell>
          <table:table-cell office:value-type="float" office:value="22.062517748312544">
            <text:p>22.062517748312544</text:p>
          </table:table-cell>
          <table:table-cell office:value-type="float" office:value="36.47848692777259">
            <text:p>36.478486927772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misaligned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1-1240-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8</text:p>
          </table:table-cell>
          <table:table-cell office:value-type="string">
            <text:p>22</text:p>
          </table:table-cell>
          <table:table-cell office:value-type="string">
            <text:p>14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388474762439728</text:p>
          </table:table-cell>
          <table:table-cell office:value-type="string">
            <text:p>0.423766277137514</text:p>
          </table:table-cell>
          <table:table-cell office:value-type="string">
            <text:p>0.509993173002273</text:p>
          </table:table-cell>
          <table:table-cell office:value-type="string">
            <text:p>0.0238620064076995</text:p>
          </table:table-cell>
          <table:table-cell office:value-type="float" office:value="0.843623117436136">
            <text:p>0.843623117436136</text:p>
          </table:table-cell>
          <table:table-cell office:value-type="float" office:value="0.885400780708702">
            <text:p>0.885400780708702</text:p>
          </table:table-cell>
          <table:table-cell office:value-type="float" office:value="0.535239806446305">
            <text:p>0.535239806446305</text:p>
          </table:table-cell>
          <table:table-cell office:value-type="float" office:value="4.7794090543392">
            <text:p>4.7794090543392</text:p>
          </table:table-cell>
          <table:table-cell office:value-type="float" office:value="0.960515083202593">
            <text:p>0.960515083202593</text:p>
          </table:table-cell>
          <table:table-cell office:value-type="float" office:value="0.8">
            <text:p>0.8</text:p>
          </table:table-cell>
          <table:table-cell office:value-type="float" office:value="19.3061304881228">
            <text:p>19.30613048812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6044988684051">
            <text:p>7.604498868405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93890369335452">
            <text:p>0.39389036933545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90519877675841">
            <text:p>0.290519877675841</text:p>
          </table:table-cell>
          <table:table-cell office:value-type="float" office:value="0.709480122324159">
            <text:p>0.709480122324159</text:p>
          </table:table-cell>
          <table:table-cell office:value-type="float" office:value="164.0334973668307">
            <text:p>164.0334973668307</text:p>
          </table:table-cell>
          <table:table-cell office:value-type="float" office:value="53.14031792569517">
            <text:p>53.14031792569517</text:p>
          </table:table-cell>
          <table:table-cell office:value-type="float" office:value="66.12807005126442">
            <text:p>66.128070051264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pub</text:p>
          </table:table-cell>
        </table:table-row>
        <table:table-row>
          <table:table-cell office:value-type="string">
            <text:p>2829-s1-680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4</text:p>
          </table:table-cell>
          <table:table-cell office:value-type="string">
            <text:p>6</text:p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>0.1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12614023685455</text:p>
          </table:table-cell>
          <table:table-cell office:value-type="string">
            <text:p>0.0297620876915366</text:p>
          </table:table-cell>
          <table:table-cell office:value-type="string">
            <text:p>0.185666116750489</text:p>
          </table:table-cell>
          <table:table-cell office:value-type="string">
            <text:p>0.132742311240275</text:p>
          </table:table-cell>
          <table:table-cell office:value-type="float" office:value="0.27662922296327">
            <text:p>0.27662922296327</text:p>
          </table:table-cell>
          <table:table-cell office:value-type="float" office:value="0.770901059419078">
            <text:p>0.770901059419078</text:p>
          </table:table-cell>
          <table:table-cell office:value-type="float" office:value="0">
            <text:p/>
          </table:table-cell>
          <table:table-cell office:value-type="float" office:value="2.91103036150088">
            <text:p>2.91103036150088</text:p>
          </table:table-cell>
          <table:table-cell office:value-type="float" office:value="1.82065884916792">
            <text:p>1.820658849167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186915887850466">
            <text:p>0.40186915887850466</text:p>
          </table:table-cell>
          <table:table-cell office:value-type="float" office:value="0.5981308411214953">
            <text:p>0.5981308411214953</text:p>
          </table:table-cell>
          <table:table-cell office:value-type="float" office:value="43.557536466774714">
            <text:p>43.557536466774714</text:p>
          </table:table-cell>
          <table:table-cell office:value-type="float" office:value="10.576938967756861">
            <text:p>10.576938967756861</text:p>
          </table:table-cell>
          <table:table-cell office:value-type="float" office:value="15.202966709765418">
            <text:p>15.2029667097654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29-s2-416-no-beta</text:p>
          </table:table-cell>
          <table:table-cell office:value-type="string">
            <text:p>282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25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23073351383209</text:p>
          </table:table-cell>
          <table:table-cell office:value-type="string">
            <text:p>0.188732054948593</text:p>
          </table:table-cell>
          <table:table-cell office:value-type="string">
            <text:p>0.386677568263921</text:p>
          </table:table-cell>
          <table:table-cell office:value-type="string">
            <text:p>0.35751285005991</text:p>
          </table:table-cell>
          <table:table-cell office:value-type="float" office:value="0.271996340590419">
            <text:p>0.271996340590419</text:p>
          </table:table-cell>
          <table:table-cell office:value-type="float" office:value="0.248571975004418">
            <text:p>0.248571975004418</text:p>
          </table:table-cell>
          <table:table-cell office:value-type="float" office:value="0">
            <text:p/>
          </table:table-cell>
          <table:table-cell office:value-type="float" office:value="2.25718813714817">
            <text:p>2.25718813714817</text:p>
          </table:table-cell>
          <table:table-cell office:value-type="float" office:value="1.24032315899795">
            <text:p>1.240323158997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6835443037974683">
            <text:p>0.46835443037974683</text:p>
          </table:table-cell>
          <table:table-cell office:value-type="float" office:value="0.5316455696202531">
            <text:p>0.5316455696202531</text:p>
          </table:table-cell>
          <table:table-cell office:value-type="float" office:value="98.2083609820836">
            <text:p>98.2083609820836</text:p>
          </table:table-cell>
          <table:table-cell office:value-type="float" office:value="32.74470822126067">
            <text:p>32.74470822126067</text:p>
          </table:table-cell>
          <table:table-cell office:value-type="float" office:value="47.607569000843675">
            <text:p>47.6075690008436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1044_NOT-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19</text:p>
          </table:table-cell>
          <table:table-cell office:value-type="string">
            <text:p>6</text:p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581128656864166</text:p>
          </table:table-cell>
          <table:table-cell office:value-type="string">
            <text:p>0.285613223407348</text:p>
          </table:table-cell>
          <table:table-cell office:value-type="string">
            <text:p>-0.35461589161541</text:p>
          </table:table-cell>
          <table:table-cell office:value-type="string">
            <text:p>-0.364089657084971</text:p>
          </table:table-cell>
          <table:table-cell office:value-type="float" office:value="0.0952674146978564">
            <text:p>0.0952674146978564</text:p>
          </table:table-cell>
          <table:table-cell office:value-type="float" office:value="0">
            <text:p/>
          </table:table-cell>
          <table:table-cell office:value-type="float" office:value="0.288569613842341">
            <text:p>0.288569613842341</text:p>
          </table:table-cell>
          <table:table-cell office:value-type="float" office:value="2.19929151146759">
            <text:p>2.19929151146759</text:p>
          </table:table-cell>
          <table:table-cell office:value-type="float" office:value="1.52937262332685">
            <text:p>1.529372623326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714285714285715">
            <text:p>0.35714285714285715</text:p>
          </table:table-cell>
          <table:table-cell office:value-type="float" office:value="0.6428571428571429">
            <text:p>0.6428571428571429</text:p>
          </table:table-cell>
          <table:table-cell office:value-type="float" office:value="41.595360334664385">
            <text:p>41.595360334664385</text:p>
          </table:table-cell>
          <table:table-cell office:value-type="float" office:value="15.149474818206302">
            <text:p>15.149474818206302</text:p>
          </table:table-cell>
          <table:table-cell office:value-type="float" office:value="19.599999999999998">
            <text:p>19.5999999999999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_s1_596_BETA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17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1.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119660794734955</text:p>
          </table:table-cell>
          <table:table-cell office:value-type="string">
            <text:p>0.801843215650287</text:p>
          </table:table-cell>
          <table:table-cell office:value-type="string">
            <text:p>0.504314509437582</text:p>
          </table:table-cell>
          <table:table-cell office:value-type="string">
            <text:p>0.0500054641331752</text:p>
          </table:table-cell>
          <table:table-cell office:value-type="float" office:value="0.981839574063493">
            <text:p>0.981839574063493</text:p>
          </table:table-cell>
          <table:table-cell office:value-type="float" office:value="0.986089430719074">
            <text:p>0.986089430719074</text:p>
          </table:table-cell>
          <table:table-cell office:value-type="float" office:value="0.520763498541127">
            <text:p>0.520763498541127</text:p>
          </table:table-cell>
          <table:table-cell office:value-type="float" office:value="5.63361680639215">
            <text:p>5.63361680639215</text:p>
          </table:table-cell>
          <table:table-cell office:value-type="float" office:value="1.67427337153569">
            <text:p>1.67427337153569</text:p>
          </table:table-cell>
          <table:table-cell office:value-type="float" office:value="0.866013071895425">
            <text:p>0.866013071895425</text:p>
          </table:table-cell>
          <table:table-cell office:value-type="float" office:value="116.364041050648">
            <text:p>116.3640410506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4.1998813471123">
            <text:p>24.19988134711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07967007063455">
            <text:p>0.2079670070634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115758028379388">
            <text:p>0.5115758028379388</text:p>
          </table:table-cell>
          <table:table-cell office:value-type="float" office:value="0.48842419716206126">
            <text:p>0.48842419716206126</text:p>
          </table:table-cell>
          <table:table-cell office:value-type="float" office:value="138.2319228968568">
            <text:p>138.2319228968568</text:p>
          </table:table-cell>
          <table:table-cell office:value-type="float" office:value="37.62564895614713">
            <text:p>37.62564895614713</text:p>
          </table:table-cell>
          <table:table-cell office:value-type="float" office:value="59.944845370055326">
            <text:p>59.9448453700553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393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512012839317322</text:p>
          </table:table-cell>
          <table:table-cell office:value-type="string">
            <text:p>-0.0688387968250297</text:p>
          </table:table-cell>
          <table:table-cell office:value-type="string">
            <text:p>0.0665008599642791</text:p>
          </table:table-cell>
          <table:table-cell office:value-type="string">
            <text:p>0.0445502787276129</text:p>
          </table:table-cell>
          <table:table-cell office:value-type="float" office:value="0.904309865153407">
            <text:p>0.904309865153407</text:p>
          </table:table-cell>
          <table:table-cell office:value-type="float" office:value="0.959450415152431">
            <text:p>0.959450415152431</text:p>
          </table:table-cell>
          <table:table-cell office:value-type="float" office:value="0.611058804098621">
            <text:p>0.611058804098621</text:p>
          </table:table-cell>
          <table:table-cell office:value-type="float" office:value="3.10133681220952">
            <text:p>3.10133681220952</text:p>
          </table:table-cell>
          <table:table-cell office:value-type="float" office:value="1.26623187046482">
            <text:p>1.26623187046482</text:p>
          </table:table-cell>
          <table:table-cell office:value-type="float" office:value="0.647058823529412">
            <text:p>0.647058823529412</text:p>
          </table:table-cell>
          <table:table-cell office:value-type="float" office:value="4.92069105590231">
            <text:p>4.92069105590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62026524009774">
            <text:p>0.96202652400977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95506385806488">
            <text:p>0.19550638580648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489330389992642">
            <text:p>0.5489330389992642</text:p>
          </table:table-cell>
          <table:table-cell office:value-type="float" office:value="0.45106696100073584">
            <text:p>0.45106696100073584</text:p>
          </table:table-cell>
          <table:table-cell office:value-type="float" office:value="278.95775996170875">
            <text:p>278.95775996170875</text:p>
          </table:table-cell>
          <table:table-cell office:value-type="float" office:value="67.34310046316234">
            <text:p>67.34310046316234</text:p>
          </table:table-cell>
          <table:table-cell office:value-type="float" office:value="115.3955886448703">
            <text:p>115.39558864487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51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20</text:p>
          </table:table-cell>
          <table:table-cell office:value-type="string">
            <text:p>1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88171684741974</text:p>
          </table:table-cell>
          <table:table-cell office:value-type="string">
            <text:p>0.321166221295968</text:p>
          </table:table-cell>
          <table:table-cell office:value-type="string">
            <text:p>0.0951082159143602</text:p>
          </table:table-cell>
          <table:table-cell office:value-type="string">
            <text:p>0.444047983426053</text:p>
          </table:table-cell>
          <table:table-cell office:value-type="float" office:value="0.964846480626831">
            <text:p>0.964846480626831</text:p>
          </table:table-cell>
          <table:table-cell office:value-type="float" office:value="0.939415376379684">
            <text:p>0.939415376379684</text:p>
          </table:table-cell>
          <table:table-cell office:value-type="float" office:value="0.80361658440851">
            <text:p>0.80361658440851</text:p>
          </table:table-cell>
          <table:table-cell office:value-type="float" office:value="4.41198536915554">
            <text:p>4.41198536915554</text:p>
          </table:table-cell>
          <table:table-cell office:value-type="float" office:value="1.66051474007425">
            <text:p>1.66051474007425</text:p>
          </table:table-cell>
          <table:table-cell office:value-type="float" office:value="0.78">
            <text:p>0.78</text:p>
          </table:table-cell>
          <table:table-cell office:value-type="float" office:value="16.4262007812986">
            <text:p>16.42620078129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89271542081481">
            <text:p>5.8927154208148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58738791718881">
            <text:p>0.3587387917188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85812356979405">
            <text:p>0.585812356979405</text:p>
          </table:table-cell>
          <table:table-cell office:value-type="float" office:value="0.41418764302059496">
            <text:p>0.41418764302059496</text:p>
          </table:table-cell>
          <table:table-cell office:value-type="float" office:value="165.51153408503157">
            <text:p>165.51153408503157</text:p>
          </table:table-cell>
          <table:table-cell office:value-type="float" office:value="23.80200936300037">
            <text:p>23.80200936300037</text:p>
          </table:table-cell>
          <table:table-cell office:value-type="float" office:value="47.75371757773912">
            <text:p>47.753717577739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weak on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615-c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17</text:p>
          </table:table-cell>
          <table:table-cell office:value-type="string">
            <text:p>9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479051887989044</text:p>
          </table:table-cell>
          <table:table-cell office:value-type="string">
            <text:p>1.15878455704723</text:p>
          </table:table-cell>
          <table:table-cell office:value-type="string">
            <text:p>0.793019805203561</text:p>
          </table:table-cell>
          <table:table-cell office:value-type="string">
            <text:p>0.291562234981973</text:p>
          </table:table-cell>
          <table:table-cell office:value-type="float" office:value="0.7301471882825">
            <text:p>0.7301471882825</text:p>
          </table:table-cell>
          <table:table-cell office:value-type="float" office:value="0.786424897774073">
            <text:p>0.786424897774073</text:p>
          </table:table-cell>
          <table:table-cell office:value-type="float" office:value="0.327004167162118">
            <text:p>0.327004167162118</text:p>
          </table:table-cell>
          <table:table-cell office:value-type="float" office:value="4.19726783888279">
            <text:p>4.19726783888279</text:p>
          </table:table-cell>
          <table:table-cell office:value-type="float" office:value="2.00107374326958">
            <text:p>2.00107374326958</text:p>
          </table:table-cell>
          <table:table-cell office:value-type="float" office:value="0.313131313131313">
            <text:p>0.313131313131313</text:p>
          </table:table-cell>
          <table:table-cell office:value-type="float" office:value="12.9026445383687">
            <text:p>12.90264453836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24786839230289">
            <text:p>6.2478683923028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84231614203085">
            <text:p>0.48423161420308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786729857819905">
            <text:p>0.4786729857819905</text:p>
          </table:table-cell>
          <table:table-cell office:value-type="float" office:value="0.5213270142180095">
            <text:p>0.5213270142180095</text:p>
          </table:table-cell>
          <table:table-cell office:value-type="float" office:value="96.82243468479984">
            <text:p>96.82243468479984</text:p>
          </table:table-cell>
          <table:table-cell office:value-type="float" office:value="34.198592261584">
            <text:p>34.198592261584</text:p>
          </table:table-cell>
          <table:table-cell office:value-type="float" office:value="49.53454741230899">
            <text:p>49.534547412308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586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194132626056671</text:p>
          </table:table-cell>
          <table:table-cell office:value-type="string">
            <text:p>0.471174667177847</text:p>
          </table:table-cell>
          <table:table-cell office:value-type="string">
            <text:p>0.737962301182767</text:p>
          </table:table-cell>
          <table:table-cell office:value-type="string">
            <text:p>0.0714494476631222</text:p>
          </table:table-cell>
          <table:table-cell office:value-type="float" office:value="0.902156370681717">
            <text:p>0.902156370681717</text:p>
          </table:table-cell>
          <table:table-cell office:value-type="float" office:value="0.9119316576686">
            <text:p>0.9119316576686</text:p>
          </table:table-cell>
          <table:table-cell office:value-type="float" office:value="0">
            <text:p/>
          </table:table-cell>
          <table:table-cell office:value-type="float" office:value="3.45712924026781">
            <text:p>3.45712924026781</text:p>
          </table:table-cell>
          <table:table-cell office:value-type="float" office:value="1.36755722175305">
            <text:p>1.36755722175305</text:p>
          </table:table-cell>
          <table:table-cell office:value-type="float" office:value="0.8125">
            <text:p>0.8125</text:p>
          </table:table-cell>
          <table:table-cell office:value-type="float" office:value="4.79209751453273">
            <text:p>4.792097514532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4834988462632">
            <text:p>1.483498846263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309571923727402">
            <text:p>0.30957192372740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919678714859438">
            <text:p>0.4919678714859438</text:p>
          </table:table-cell>
          <table:table-cell office:value-type="float" office:value="0.5080321285140562">
            <text:p>0.5080321285140562</text:p>
          </table:table-cell>
          <table:table-cell office:value-type="float" office:value="189.9696048632219">
            <text:p>189.9696048632219</text:p>
          </table:table-cell>
          <table:table-cell office:value-type="float" office:value="52.44001525527717">
            <text:p>52.44001525527717</text:p>
          </table:table-cell>
          <table:table-cell office:value-type="float" office:value="81.4492070968755">
            <text:p>81.44920709687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75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6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3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-0.655624985694885</text:p>
          </table:table-cell>
          <table:table-cell office:value-type="string">
            <text:p>0.537346120801205</text:p>
          </table:table-cell>
          <table:table-cell office:value-type="string">
            <text:p>0.549576047216472</text:p>
          </table:table-cell>
          <table:table-cell office:value-type="string">
            <text:p>0.209184122394421</text:p>
          </table:table-cell>
          <table:table-cell office:value-type="float" office:value="0.396075737085519">
            <text:p>0.396075737085519</text:p>
          </table:table-cell>
          <table:table-cell office:value-type="float" office:value="0">
            <text:p/>
          </table:table-cell>
          <table:table-cell office:value-type="float" office:value="0.270962924671711">
            <text:p>0.270962924671711</text:p>
          </table:table-cell>
          <table:table-cell office:value-type="float" office:value="2.97771033696162">
            <text:p>2.97771033696162</text:p>
          </table:table-cell>
          <table:table-cell office:value-type="float" office:value="0.986740213631089">
            <text:p>0.986740213631089</text:p>
          </table:table-cell>
          <table:table-cell office:value-type="float" office:value="1">
            <text:p>1</text:p>
          </table:table-cell>
          <table:table-cell office:value-type="float" office:value="1.48287284553097">
            <text:p>1.4828728455309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26929859490874">
            <text:p>0.12692985949087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855972647104642">
            <text:p>0.085597264710464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4680851063829785">
            <text:p>0.44680851063829785</text:p>
          </table:table-cell>
          <table:table-cell office:value-type="float" office:value="0.5531914893617021">
            <text:p>0.5531914893617021</text:p>
          </table:table-cell>
          <table:table-cell office:value-type="float" office:value="124.5019920318725">
            <text:p>124.5019920318725</text:p>
          </table:table-cell>
          <table:table-cell office:value-type="float" office:value="52.782018384383015">
            <text:p>52.782018384383015</text:p>
          </table:table-cell>
          <table:table-cell office:value-type="float" office:value="71.07599990321566">
            <text:p>71.075999903215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2-945</text:p>
          </table:table-cell>
          <table:table-cell office:value-type="string">
            <text:p>2884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6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8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1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-0.172469481825829</text:p>
          </table:table-cell>
          <table:table-cell office:value-type="string">
            <text:p>-0.0525400837359419</text:p>
          </table:table-cell>
          <table:table-cell office:value-type="string">
            <text:p>0.0912481791884497</text:p>
          </table:table-cell>
          <table:table-cell office:value-type="string">
            <text:p>0.0573731768221862</text:p>
          </table:table-cell>
          <table:table-cell office:value-type="float" office:value="0">
            <text:p/>
          </table:table-cell>
          <table:table-cell office:value-type="float" office:value="0.0764402168521355">
            <text:p>0.0764402168521355</text:p>
          </table:table-cell>
          <table:table-cell office:value-type="float" office:value="0">
            <text:p/>
          </table:table-cell>
          <table:table-cell office:value-type="float" office:value="2.74833241869737">
            <text:p>2.74833241869737</text:p>
          </table:table-cell>
          <table:table-cell office:value-type="float" office:value="0.87861740468807">
            <text:p>0.878617404688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13588850174216">
            <text:p>0.313588850174216</text:p>
          </table:table-cell>
          <table:table-cell office:value-type="float" office:value="0.686411149825784">
            <text:p>0.686411149825784</text:p>
          </table:table-cell>
          <table:table-cell office:value-type="float" office:value="102.12418300653596">
            <text:p>102.12418300653596</text:p>
          </table:table-cell>
          <table:table-cell office:value-type="float" office:value="24.63879772672697">
            <text:p>24.63879772672697</text:p>
          </table:table-cell>
          <table:table-cell office:value-type="float" office:value="32.33147080028839">
            <text:p>32.331470800288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1-1078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22</text:p>
          </table:table-cell>
          <table:table-cell office:value-type="string">
            <text:p>28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-0.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998096346855164</text:p>
          </table:table-cell>
          <table:table-cell office:value-type="string">
            <text:p>0.084858761802321</text:p>
          </table:table-cell>
          <table:table-cell office:value-type="string">
            <text:p>-0.110593491396101</text:p>
          </table:table-cell>
          <table:table-cell office:value-type="string">
            <text:p>-0.339874874527137</text:p>
          </table:table-cell>
          <table:table-cell office:value-type="float" office:value="0.195047030301771">
            <text:p>0.195047030301771</text:p>
          </table:table-cell>
          <table:table-cell office:value-type="float" office:value="0.771479924214785">
            <text:p>0.771479924214785</text:p>
          </table:table-cell>
          <table:table-cell office:value-type="float" office:value="0.170585561672529">
            <text:p>0.170585561672529</text:p>
          </table:table-cell>
          <table:table-cell office:value-type="float" office:value="3.92053472752309">
            <text:p>3.92053472752309</text:p>
          </table:table-cell>
          <table:table-cell office:value-type="float" office:value="0.637267951112837">
            <text:p>0.6372679511128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8267419962335216">
            <text:p>0.18267419962335216</text:p>
          </table:table-cell>
          <table:table-cell office:value-type="float" office:value="0.8173258003766478">
            <text:p>0.8173258003766478</text:p>
          </table:table-cell>
          <table:table-cell office:value-type="float" office:value="100.43071316160027">
            <text:p>100.43071316160027</text:p>
          </table:table-cell>
          <table:table-cell office:value-type="float" office:value="51.35559847021849">
            <text:p>51.35559847021849</text:p>
          </table:table-cell>
          <table:table-cell office:value-type="float" office:value="56.38906115929962">
            <text:p>56.389061159299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650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16582226753235</text:p>
          </table:table-cell>
          <table:table-cell office:value-type="string">
            <text:p>0.500556384994646</text:p>
          </table:table-cell>
          <table:table-cell office:value-type="string">
            <text:p>0.312987665646061</text:p>
          </table:table-cell>
          <table:table-cell office:value-type="string">
            <text:p>0.0514206666805867</text:p>
          </table:table-cell>
          <table:table-cell office:value-type="float" office:value="0.954195340758794">
            <text:p>0.954195340758794</text:p>
          </table:table-cell>
          <table:table-cell office:value-type="float" office:value="0.956004019615473">
            <text:p>0.956004019615473</text:p>
          </table:table-cell>
          <table:table-cell office:value-type="float" office:value="0.650863063372917">
            <text:p>0.650863063372917</text:p>
          </table:table-cell>
          <table:table-cell office:value-type="float" office:value="7.35336652972818">
            <text:p>7.35336652972818</text:p>
          </table:table-cell>
          <table:table-cell office:value-type="float" office:value="1.78082905614189">
            <text:p>1.78082905614189</text:p>
          </table:table-cell>
          <table:table-cell office:value-type="float" office:value="0.0798969072164948">
            <text:p>0.0798969072164948</text:p>
          </table:table-cell>
          <table:table-cell office:value-type="float" office:value="14.2528947439651">
            <text:p>14.25289474396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42862995761517">
            <text:p>6.428629957615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451040302555883">
            <text:p>0.4510403025558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42857142857143">
            <text:p>0.4542857142857143</text:p>
          </table:table-cell>
          <table:table-cell office:value-type="float" office:value="0.5457142857142857">
            <text:p>0.5457142857142857</text:p>
          </table:table-cell>
          <table:table-cell office:value-type="float" office:value="217.79230741133065">
            <text:p>217.79230741133065</text:p>
          </table:table-cell>
          <table:table-cell office:value-type="float" office:value="47.56481432290283">
            <text:p>47.56481432290283</text:p>
          </table:table-cell>
          <table:table-cell office:value-type="float" office:value="73.75211422727452">
            <text:p>73.752114227274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775-long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15</text:p>
          </table:table-cell>
          <table:table-cell office:value-type="string">
            <text:p>29</text:p>
          </table:table-cell>
          <table:table-cell office:value-type="string">
            <text:p>14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11650228500366</text:p>
          </table:table-cell>
          <table:table-cell office:value-type="string">
            <text:p>0.149688565410394</text:p>
          </table:table-cell>
          <table:table-cell office:value-type="string">
            <text:p>0.0399353647471502</text:p>
          </table:table-cell>
          <table:table-cell office:value-type="string">
            <text:p>0.00606689317354745</text:p>
          </table:table-cell>
          <table:table-cell office:value-type="float" office:value="0.634280052814464">
            <text:p>0.634280052814464</text:p>
          </table:table-cell>
          <table:table-cell office:value-type="float" office:value="0.936260171937482">
            <text:p>0.936260171937482</text:p>
          </table:table-cell>
          <table:table-cell office:value-type="float" office:value="0">
            <text:p/>
          </table:table-cell>
          <table:table-cell office:value-type="float" office:value="4.88885240095922">
            <text:p>4.88885240095922</text:p>
          </table:table-cell>
          <table:table-cell office:value-type="float" office:value="1.1000046381179">
            <text:p>1.1000046381179</text:p>
          </table:table-cell>
          <table:table-cell office:value-type="float" office:value="0.222222222222222">
            <text:p>0.222222222222222</text:p>
          </table:table-cell>
          <table:table-cell office:value-type="float" office:value="5.48122719969923">
            <text:p>5.481227199699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1485183102698">
            <text:p>3.7148518310269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77740895548141">
            <text:p>0.6777408955481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311740890688259">
            <text:p>0.4311740890688259</text:p>
          </table:table-cell>
          <table:table-cell office:value-type="float" office:value="0.5688259109311741">
            <text:p>0.5688259109311741</text:p>
          </table:table-cell>
          <table:table-cell office:value-type="float" office:value="156.43360752056404">
            <text:p>156.43360752056404</text:p>
          </table:table-cell>
          <table:table-cell office:value-type="float" office:value="27.5418911183772">
            <text:p>27.5418911183772</text:p>
          </table:table-cell>
          <table:table-cell office:value-type="float" office:value="42.717895858266516">
            <text:p>42.7178958582665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beta peaks; needs rescaling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03-s2-987</text:p>
          </table:table-cell>
          <table:table-cell office:value-type="string">
            <text:p>2903</text:p>
          </table:table-cell>
          <table:table-cell office:value-type="string">
            <text:p>STN</text:p>
          </table:table-cell>
          <table:table-cell office:value-type="string">
            <text:p>PD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21</text:p>
          </table:table-cell>
          <table:table-cell office:value-type="string">
            <text:p>6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448002576828</text:p>
          </table:table-cell>
          <table:table-cell office:value-type="string">
            <text:p>0.261170205709226</text:p>
          </table:table-cell>
          <table:table-cell office:value-type="string">
            <text:p>0.330792094637317</text:p>
          </table:table-cell>
          <table:table-cell office:value-type="string">
            <text:p>-0.0908985654043015</text:p>
          </table:table-cell>
          <table:table-cell office:value-type="float" office:value="0.0427650359605686">
            <text:p>0.0427650359605686</text:p>
          </table:table-cell>
          <table:table-cell office:value-type="float" office:value="0.0658742648975142">
            <text:p>0.0658742648975142</text:p>
          </table:table-cell>
          <table:table-cell office:value-type="float" office:value="0.012267267999407">
            <text:p>0.012267267999407</text:p>
          </table:table-cell>
          <table:table-cell office:value-type="float" office:value="4.74099817015973">
            <text:p>4.74099817015973</text:p>
          </table:table-cell>
          <table:table-cell office:value-type="float" office:value="0.993616696320512">
            <text:p>0.993616696320512</text:p>
          </table:table-cell>
          <table:table-cell office:value-type="float" office:value="0.526315789473684">
            <text:p>0.526315789473684</text:p>
          </table:table-cell>
          <table:table-cell office:value-type="float" office:value="5.98145376565955">
            <text:p>5.9814537656595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62357514062468">
            <text:p>1.6235751406246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71434872563235">
            <text:p>0.2714348725632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635135135135135">
            <text:p>0.2635135135135135</text:p>
          </table:table-cell>
          <table:table-cell office:value-type="float" office:value="0.7364864864864865">
            <text:p>0.7364864864864865</text:p>
          </table:table-cell>
          <table:table-cell office:value-type="float" office:value="136.6184026156002">
            <text:p>136.6184026156002</text:p>
          </table:table-cell>
          <table:table-cell office:value-type="float" office:value="29.800310579383655">
            <text:p>29.800310579383655</text:p>
          </table:table-cell>
          <table:table-cell office:value-type="float" office:value="37.53347580274299">
            <text:p>37.5334758027429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changed frequenc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478_TBD-LOW-BETA-MAYB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19</text:p>
          </table:table-cell>
          <table:table-cell office:value-type="string">
            <text:p>1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29503989219666</text:p>
          </table:table-cell>
          <table:table-cell office:value-type="string">
            <text:p>0.324012698022713</text:p>
          </table:table-cell>
          <table:table-cell office:value-type="string">
            <text:p>0.460684604534213</text:p>
          </table:table-cell>
          <table:table-cell office:value-type="string">
            <text:p>0.106321379005249</text:p>
          </table:table-cell>
          <table:table-cell office:value-type="float" office:value="0">
            <text:p/>
          </table:table-cell>
          <table:table-cell office:value-type="float" office:value="0.0611986759551249">
            <text:p>0.0611986759551249</text:p>
          </table:table-cell>
          <table:table-cell office:value-type="float" office:value="0">
            <text:p/>
          </table:table-cell>
          <table:table-cell office:value-type="float" office:value="3.05049124362635">
            <text:p>3.05049124362635</text:p>
          </table:table-cell>
          <table:table-cell office:value-type="float" office:value="1.16169638202038">
            <text:p>1.16169638202038</text:p>
          </table:table-cell>
          <table:table-cell office:value-type="float" office:value="0.5">
            <text:p>0.5</text:p>
          </table:table-cell>
          <table:table-cell office:value-type="float" office:value="0.60080321514791">
            <text:p>0.600803215147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31558608223551">
            <text:p>0.43155860822355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18302760941962">
            <text:p>0.71830276094196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136363636363636">
            <text:p>0.6136363636363636</text:p>
          </table:table-cell>
          <table:table-cell office:value-type="float" office:value="0.38636363636363635">
            <text:p>0.38636363636363635</text:p>
          </table:table-cell>
          <table:table-cell office:value-type="float" office:value="136.00253295722757">
            <text:p>136.00253295722757</text:p>
          </table:table-cell>
          <table:table-cell office:value-type="float" office:value="21.529265327389567">
            <text:p>21.529265327389567</text:p>
          </table:table-cell>
          <table:table-cell office:value-type="float" office:value="44.5277170581636">
            <text:p>44.52771705816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23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0</text:p>
          </table:table-cell>
          <table:table-cell office:value-type="string">
            <text:p>12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80757868289948</text:p>
          </table:table-cell>
          <table:table-cell office:value-type="string">
            <text:p>0.599455764698767</text:p>
          </table:table-cell>
          <table:table-cell office:value-type="string">
            <text:p>0.352200536689569</text:p>
          </table:table-cell>
          <table:table-cell office:value-type="string">
            <text:p>0.0331203840207042</text:p>
          </table:table-cell>
          <table:table-cell office:value-type="float" office:value="0.348148793916784">
            <text:p>0.348148793916784</text:p>
          </table:table-cell>
          <table:table-cell office:value-type="float" office:value="0.446320025904424">
            <text:p>0.446320025904424</text:p>
          </table:table-cell>
          <table:table-cell office:value-type="float" office:value="0">
            <text:p/>
          </table:table-cell>
          <table:table-cell office:value-type="float" office:value="5.57273561159959">
            <text:p>5.57273561159959</text:p>
          </table:table-cell>
          <table:table-cell office:value-type="float" office:value="2.23194277080731">
            <text:p>2.23194277080731</text:p>
          </table:table-cell>
          <table:table-cell office:value-type="float" office:value="0.766666666666667">
            <text:p>0.766666666666667</text:p>
          </table:table-cell>
          <table:table-cell office:value-type="float" office:value="22.9045861534351">
            <text:p>22.904586153435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1.6696436386168">
            <text:p>11.669643638616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09489390484649">
            <text:p>0.50948939048464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084745762711864">
            <text:p>0.5084745762711864</text:p>
          </table:table-cell>
          <table:table-cell office:value-type="float" office:value="0.4915254237288136">
            <text:p>0.4915254237288136</text:p>
          </table:table-cell>
          <table:table-cell office:value-type="float" office:value="148.99675518177602">
            <text:p>148.99675518177602</text:p>
          </table:table-cell>
          <table:table-cell office:value-type="float" office:value="34.31898510477153">
            <text:p>34.31898510477153</text:p>
          </table:table-cell>
          <table:table-cell office:value-type="float" office:value="56.38594747505638">
            <text:p>56.385947475056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a_BETA-desynch-in-middle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12</text:p>
          </table:table-cell>
          <table:table-cell office:value-type="string">
            <text:p>19</text:p>
          </table:table-cell>
          <table:table-cell office:value-type="string">
            <text:p>7</text:p>
          </table:table-cell>
          <table:table-cell office:value-type="string">
            <text:p>0.0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751349210739136</text:p>
          </table:table-cell>
          <table:table-cell office:value-type="string">
            <text:p>0.663474561320353</text:p>
          </table:table-cell>
          <table:table-cell office:value-type="string">
            <text:p>0.501021343207491</text:p>
          </table:table-cell>
          <table:table-cell office:value-type="string">
            <text:p>0.25550626947875</text:p>
          </table:table-cell>
          <table:table-cell office:value-type="float" office:value="0.826101189679446">
            <text:p>0.826101189679446</text:p>
          </table:table-cell>
          <table:table-cell office:value-type="float" office:value="0">
            <text:p/>
          </table:table-cell>
          <table:table-cell office:value-type="float" office:value="0.766387952139454">
            <text:p>0.766387952139454</text:p>
          </table:table-cell>
          <table:table-cell office:value-type="float" office:value="6.74716825788497">
            <text:p>6.74716825788497</text:p>
          </table:table-cell>
          <table:table-cell office:value-type="float" office:value="2.89642864204909">
            <text:p>2.89642864204909</text:p>
          </table:table-cell>
          <table:table-cell office:value-type="float" office:value="0.255952380952381">
            <text:p>0.255952380952381</text:p>
          </table:table-cell>
          <table:table-cell office:value-type="float" office:value="17.1064726636853">
            <text:p>17.10647266368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8.79390329842694">
            <text:p>8.793903298426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14068766326981">
            <text:p>0.51406876632698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05555555555555">
            <text:p>0.6305555555555555</text:p>
          </table:table-cell>
          <table:table-cell office:value-type="float" office:value="0.36944444444444446">
            <text:p>0.36944444444444446</text:p>
          </table:table-cell>
          <table:table-cell office:value-type="float" office:value="223.4251968503937">
            <text:p>223.4251968503937</text:p>
          </table:table-cell>
          <table:table-cell office:value-type="float" office:value="42.58180188256387">
            <text:p>42.58180188256387</text:p>
          </table:table-cell>
          <table:table-cell office:value-type="float" office:value="86.9691259602841">
            <text:p>86.96912596028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47b_BETA-post-desynch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6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20</text:p>
          </table:table-cell>
          <table:table-cell office:value-type="string">
            <text:p>8</text:p>
          </table:table-cell>
          <table:table-cell office:value-type="string">
            <text:p>0.0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06580913066864</text:p>
          </table:table-cell>
          <table:table-cell office:value-type="string">
            <text:p>0.675070956439046</text:p>
          </table:table-cell>
          <table:table-cell office:value-type="string">
            <text:p>0.543376388085531</text:p>
          </table:table-cell>
          <table:table-cell office:value-type="string">
            <text:p>0.298558994128035</text:p>
          </table:table-cell>
          <table:table-cell office:value-type="float" office:value="0.769159580487372">
            <text:p>0.769159580487372</text:p>
          </table:table-cell>
          <table:table-cell office:value-type="float" office:value="0.93436936291381">
            <text:p>0.93436936291381</text:p>
          </table:table-cell>
          <table:table-cell office:value-type="float" office:value="0.825685388224721">
            <text:p>0.825685388224721</text:p>
          </table:table-cell>
          <table:table-cell office:value-type="float" office:value="7.3210483166937">
            <text:p>7.3210483166937</text:p>
          </table:table-cell>
          <table:table-cell office:value-type="float" office:value="2.43918413752032">
            <text:p>2.43918413752032</text:p>
          </table:table-cell>
          <table:table-cell office:value-type="float" office:value="0.426900584795322">
            <text:p>0.426900584795322</text:p>
          </table:table-cell>
          <table:table-cell office:value-type="float" office:value="24.5594208780153">
            <text:p>24.559420878015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8.1711621292302">
            <text:p>18.17116212923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39885611288838">
            <text:p>0.73988561128883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560975609756098">
            <text:p>0.5560975609756098</text:p>
          </table:table-cell>
          <table:table-cell office:value-type="float" office:value="0.44390243902439025">
            <text:p>0.44390243902439025</text:p>
          </table:table-cell>
          <table:table-cell office:value-type="float" office:value="203.98912058023572">
            <text:p>203.98912058023572</text:p>
          </table:table-cell>
          <table:table-cell office:value-type="float" office:value="45.29466418900982">
            <text:p>45.29466418900982</text:p>
          </table:table-cell>
          <table:table-cell office:value-type="float" office:value="79.8311473877691">
            <text:p>79.831147387769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two lfp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375_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7</text:p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22</text:p>
          </table:table-cell>
          <table:table-cell office:value-type="string">
            <text:p>5</text:p>
          </table:table-cell>
          <table:table-cell office:value-type="string">
            <text:p>0.08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8253502845764</text:p>
          </table:table-cell>
          <table:table-cell office:value-type="string">
            <text:p>0.561190512711194</text:p>
          </table:table-cell>
          <table:table-cell office:value-type="string">
            <text:p>0.426998377911179</text:p>
          </table:table-cell>
          <table:table-cell office:value-type="string">
            <text:p>0.0222247477804851</text:p>
          </table:table-cell>
          <table:table-cell office:value-type="float" office:value="0.0194671949874192">
            <text:p>0.0194671949874192</text:p>
          </table:table-cell>
          <table:table-cell office:value-type="float" office:value="0.523406276033885">
            <text:p>0.523406276033885</text:p>
          </table:table-cell>
          <table:table-cell office:value-type="float" office:value="0">
            <text:p/>
          </table:table-cell>
          <table:table-cell office:value-type="float" office:value="5.75602130903503">
            <text:p>5.75602130903503</text:p>
          </table:table-cell>
          <table:table-cell office:value-type="float" office:value="1.50764451793518">
            <text:p>1.50764451793518</text:p>
          </table:table-cell>
          <table:table-cell office:value-type="float" office:value="0.660377358490566">
            <text:p>0.660377358490566</text:p>
          </table:table-cell>
          <table:table-cell office:value-type="float" office:value="12.9499281147458">
            <text:p>12.949928114745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.01714436458369">
            <text:p>7.0171443645836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41867437595535">
            <text:p>0.54186743759553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067415730337079">
            <text:p>0.6067415730337079</text:p>
          </table:table-cell>
          <table:table-cell office:value-type="float" office:value="0.39325842696629215">
            <text:p>0.39325842696629215</text:p>
          </table:table-cell>
          <table:table-cell office:value-type="float" office:value="245.2464575511687">
            <text:p>245.2464575511687</text:p>
          </table:table-cell>
          <table:table-cell office:value-type="float" office:value="39.3706692263851">
            <text:p>39.3706692263851</text:p>
          </table:table-cell>
          <table:table-cell office:value-type="float" office:value="80.23993845266143">
            <text:p>80.23993845266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2_531_NOT-BETA</text:p>
          </table:table-cell>
          <table:table-cell office:value-type="string">
            <text:p>2959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7</text:p>
          </table:table-cell>
          <table:table-cell office:value-type="string">
            <text:p>6</text:p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0.0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57682418823242</text:p>
          </table:table-cell>
          <table:table-cell office:value-type="string">
            <text:p>-0.170164966559746</text:p>
          </table:table-cell>
          <table:table-cell office:value-type="string">
            <text:p>-0.120230858411575</text:p>
          </table:table-cell>
          <table:table-cell office:value-type="string">
            <text:p>-0.0741974095395507</text:p>
          </table:table-cell>
          <table:table-cell office:value-type="float" office:value="0.0611112426159325">
            <text:p>0.06111124261593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76213071548674">
            <text:p>3.76213071548674</text:p>
          </table:table-cell>
          <table:table-cell office:value-type="float" office:value="1.61903909224429">
            <text:p>1.61903909224429</text:p>
          </table:table-cell>
          <table:table-cell office:value-type="float" office:value="0.0196078431372549">
            <text:p>0.0196078431372549</text:p>
          </table:table-cell>
          <table:table-cell office:value-type="float" office:value="0.130379490544282">
            <text:p>0.13037949054428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06061776165758">
            <text:p>0.10606177616575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813485125022294">
            <text:p>0.8134851250222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8198757763975155">
            <text:p>0.38198757763975155</text:p>
          </table:table-cell>
          <table:table-cell office:value-type="float" office:value="0.6180124223602484">
            <text:p>0.6180124223602484</text:p>
          </table:table-cell>
          <table:table-cell office:value-type="float" office:value="63.39160550836976">
            <text:p>63.39160550836976</text:p>
          </table:table-cell>
          <table:table-cell office:value-type="float" office:value="21.385340188105022">
            <text:p>21.385340188105022</text:p>
          </table:table-cell>
          <table:table-cell office:value-type="float" office:value="28.63301368693623">
            <text:p>28.6330136869362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137-s-3</text:p>
          </table:table-cell>
          <table:table-cell office:value-type="string">
            <text:p>3137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22</text:p>
          </table:table-cell>
          <table:table-cell office:value-type="string">
            <text:p>13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538419187068939</text:p>
          </table:table-cell>
          <table:table-cell office:value-type="string">
            <text:p>0.727296136150335</text:p>
          </table:table-cell>
          <table:table-cell office:value-type="string">
            <text:p>0.613545152081795</text:p>
          </table:table-cell>
          <table:table-cell office:value-type="string">
            <text:p>0.255304670262324</text:p>
          </table:table-cell>
          <table:table-cell office:value-type="float" office:value="0.867235304883345">
            <text:p>0.867235304883345</text:p>
          </table:table-cell>
          <table:table-cell office:value-type="float" office:value="0.764418318631385">
            <text:p>0.764418318631385</text:p>
          </table:table-cell>
          <table:table-cell office:value-type="float" office:value="0">
            <text:p/>
          </table:table-cell>
          <table:table-cell office:value-type="float" office:value="4.30216846711065">
            <text:p>4.30216846711065</text:p>
          </table:table-cell>
          <table:table-cell office:value-type="float" office:value="1.56005057109078">
            <text:p>1.56005057109078</text:p>
          </table:table-cell>
          <table:table-cell office:value-type="float" office:value="0.607142857142857">
            <text:p>0.607142857142857</text:p>
          </table:table-cell>
          <table:table-cell office:value-type="float" office:value="5.52170330628221">
            <text:p>5.521703306282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10920002117353">
            <text:p>1.1092000211735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00880047269393">
            <text:p>0.20088004726939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378486055776892">
            <text:p>0.5378486055776892</text:p>
          </table:table-cell>
          <table:table-cell office:value-type="float" office:value="0.46215139442231074">
            <text:p>0.46215139442231074</text:p>
          </table:table-cell>
          <table:table-cell office:value-type="float" office:value="130.53567975246568">
            <text:p>130.53567975246568</text:p>
          </table:table-cell>
          <table:table-cell office:value-type="float" office:value="29.80396187148326">
            <text:p>29.80396187148326</text:p>
          </table:table-cell>
          <table:table-cell office:value-type="float" office:value="50.95101800539959">
            <text:p>50.95101800539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actually ptn was 678; VIM neuro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38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-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7</text:p>
          </table:table-cell>
          <table:table-cell office:value-type="string">
            <text:p>17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14923310279846</text:p>
          </table:table-cell>
          <table:table-cell office:value-type="string">
            <text:p>0.721787737528717</text:p>
          </table:table-cell>
          <table:table-cell office:value-type="string">
            <text:p>0.421373758834723</text:p>
          </table:table-cell>
          <table:table-cell office:value-type="string">
            <text:p>-0.0120979114341563</text:p>
          </table:table-cell>
          <table:table-cell office:value-type="float" office:value="0.74119555830743">
            <text:p>0.74119555830743</text:p>
          </table:table-cell>
          <table:table-cell office:value-type="float" office:value="0.837677061432269">
            <text:p>0.837677061432269</text:p>
          </table:table-cell>
          <table:table-cell office:value-type="float" office:value="0.4019800848845">
            <text:p>0.4019800848845</text:p>
          </table:table-cell>
          <table:table-cell office:value-type="float" office:value="3.77565498247324">
            <text:p>3.77565498247324</text:p>
          </table:table-cell>
          <table:table-cell office:value-type="float" office:value="1.48071738501189">
            <text:p>1.48071738501189</text:p>
          </table:table-cell>
          <table:table-cell office:value-type="float" office:value="0.127659574468085">
            <text:p>0.127659574468085</text:p>
          </table:table-cell>
          <table:table-cell office:value-type="float" office:value="7.73560247322943">
            <text:p>7.7356024732294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02320280885979">
            <text:p>1.023202808859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32271896390848">
            <text:p>0.13227189639084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807416267942583">
            <text:p>0.5807416267942583</text:p>
          </table:table-cell>
          <table:table-cell office:value-type="float" office:value="0.4192583732057416">
            <text:p>0.4192583732057416</text:p>
          </table:table-cell>
          <table:table-cell office:value-type="float" office:value="121.28585133332335">
            <text:p>121.28585133332335</text:p>
          </table:table-cell>
          <table:table-cell office:value-type="float" office:value="24.78002727679585">
            <text:p>24.78002727679585</text:p>
          </table:table-cell>
          <table:table-cell office:value-type="float" office:value="46.06721563791043">
            <text:p>46.067215637910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45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10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0.234622567892075</text:p>
          </table:table-cell>
          <table:table-cell office:value-type="string">
            <text:p>0.419710029521159</text:p>
          </table:table-cell>
          <table:table-cell office:value-type="string">
            <text:p>0.166902014515663</text:p>
          </table:table-cell>
          <table:table-cell office:value-type="string">
            <text:p>0.0236724562220123</text:p>
          </table:table-cell>
          <table:table-cell office:value-type="float" office:value="0.51259669499173">
            <text:p>0.51259669499173</text:p>
          </table:table-cell>
          <table:table-cell office:value-type="float" office:value="0.347937194276321">
            <text:p>0.347937194276321</text:p>
          </table:table-cell>
          <table:table-cell office:value-type="float" office:value="0">
            <text:p/>
          </table:table-cell>
          <table:table-cell office:value-type="float" office:value="4.07001573495466">
            <text:p>4.07001573495466</text:p>
          </table:table-cell>
          <table:table-cell office:value-type="float" office:value="1.31488521917929">
            <text:p>1.31488521917929</text:p>
          </table:table-cell>
          <table:table-cell office:value-type="float" office:value="0.31578947368421">
            <text:p>0.31578947368421</text:p>
          </table:table-cell>
          <table:table-cell office:value-type="float" office:value="3.86186612711163">
            <text:p>3.8618661271116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04365286028135">
            <text:p>1.043652860281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70245737664116">
            <text:p>0.2702457376641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51105651105651">
            <text:p>0.5651105651105651</text:p>
          </table:table-cell>
          <table:table-cell office:value-type="float" office:value="0.4348894348894349">
            <text:p>0.4348894348894349</text:p>
          </table:table-cell>
          <table:table-cell office:value-type="float" office:value="120.65027855591576">
            <text:p>120.65027855591576</text:p>
          </table:table-cell>
          <table:table-cell office:value-type="float" office:value="21.60104567888578">
            <text:p>21.60104567888578</text:p>
          </table:table-cell>
          <table:table-cell office:value-type="float" office:value="40.29549761484677">
            <text:p>40.295497614846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9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7</text:p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264869153499603</text:p>
          </table:table-cell>
          <table:table-cell office:value-type="string">
            <text:p>-0.162857305073873</text:p>
          </table:table-cell>
          <table:table-cell office:value-type="string">
            <text:p>0.0615839518832534</text:p>
          </table:table-cell>
          <table:table-cell office:value-type="string">
            <text:p>0.221506499801296</text:p>
          </table:table-cell>
          <table:table-cell office:value-type="float" office:value="0.439473851409945">
            <text:p>0.439473851409945</text:p>
          </table:table-cell>
          <table:table-cell office:value-type="float" office:value="0.36429807441878">
            <text:p>0.36429807441878</text:p>
          </table:table-cell>
          <table:table-cell office:value-type="float" office:value="0">
            <text:p/>
          </table:table-cell>
          <table:table-cell office:value-type="float" office:value="5.05530358805194">
            <text:p>5.05530358805194</text:p>
          </table:table-cell>
          <table:table-cell office:value-type="float" office:value="1.42398051881136">
            <text:p>1.42398051881136</text:p>
          </table:table-cell>
          <table:table-cell office:value-type="float" office:value="0.0540540540540541">
            <text:p>0.0540540540540541</text:p>
          </table:table-cell>
          <table:table-cell office:value-type="float" office:value="1.52307472064873">
            <text:p>1.523074720648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24513107879728">
            <text:p>0.4245131078797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278721130437326">
            <text:p>0.2787211304373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500904159132007">
            <text:p>0.41500904159132007</text:p>
          </table:table-cell>
          <table:table-cell office:value-type="float" office:value="0.5849909584086799">
            <text:p>0.5849909584086799</text:p>
          </table:table-cell>
          <table:table-cell office:value-type="float" office:value="205.9691437802908">
            <text:p>205.9691437802908</text:p>
          </table:table-cell>
          <table:table-cell office:value-type="float" office:value="60.51826284123563">
            <text:p>60.51826284123563</text:p>
          </table:table-cell>
          <table:table-cell office:value-type="float" office:value="85.60718200226643">
            <text:p>85.607182002266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52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21</text:p>
          </table:table-cell>
          <table:table-cell office:value-type="string">
            <text:p>29</text:p>
          </table:table-cell>
          <table:table-cell office:value-type="string">
            <text:p>8</text:p>
          </table:table-cell>
          <table:table-cell office:value-type="string">
            <text:p>23</text:p>
          </table:table-cell>
          <table:table-cell office:value-type="string">
            <text:p>38</text:p>
          </table:table-cell>
          <table:table-cell office:value-type="string">
            <text:p>15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3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864698052406311</text:p>
          </table:table-cell>
          <table:table-cell office:value-type="string">
            <text:p>0.949482926974167</text:p>
          </table:table-cell>
          <table:table-cell office:value-type="string">
            <text:p>0.921069833601612</text:p>
          </table:table-cell>
          <table:table-cell office:value-type="string">
            <text:p>0.227936370315364</text:p>
          </table:table-cell>
          <table:table-cell office:value-type="float" office:value="0.964560418435266">
            <text:p>0.964560418435266</text:p>
          </table:table-cell>
          <table:table-cell office:value-type="float" office:value="0.973623801446426">
            <text:p>0.973623801446426</text:p>
          </table:table-cell>
          <table:table-cell office:value-type="float" office:value="0">
            <text:p/>
          </table:table-cell>
          <table:table-cell office:value-type="float" office:value="8.09564108100189">
            <text:p>8.09564108100189</text:p>
          </table:table-cell>
          <table:table-cell office:value-type="float" office:value="0.963911615404466">
            <text:p>0.963911615404466</text:p>
          </table:table-cell>
          <table:table-cell office:value-type="float" office:value="0.838028169014084">
            <text:p>0.838028169014084</text:p>
          </table:table-cell>
          <table:table-cell office:value-type="float" office:value="57.2862021748477">
            <text:p>57.286202174847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4.3215071036802">
            <text:p>44.321507103680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773685554654209">
            <text:p>0.77368555465420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5677233429394815">
            <text:p>0.45677233429394815</text:p>
          </table:table-cell>
          <table:table-cell office:value-type="float" office:value="0.5432276657060519">
            <text:p>0.5432276657060519</text:p>
          </table:table-cell>
          <table:table-cell office:value-type="float" office:value="223.50122683814197">
            <text:p>223.50122683814197</text:p>
          </table:table-cell>
          <table:table-cell office:value-type="float" office:value="69.51388489367822">
            <text:p>69.51388489367822</text:p>
          </table:table-cell>
          <table:table-cell office:value-type="float" office:value="101.43657475619167">
            <text:p>101.436574756191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ub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440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1</text:p>
          </table:table-cell>
          <table:table-cell office:value-type="string">
            <text:p>20</text:p>
          </table:table-cell>
          <table:table-cell office:value-type="string">
            <text:p>9</text:p>
          </table:table-cell>
          <table:table-cell office:value-type="string">
            <text:p>9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594340324401856</text:p>
          </table:table-cell>
          <table:table-cell office:value-type="string">
            <text:p>1.31188262457553</text:p>
          </table:table-cell>
          <table:table-cell office:value-type="string">
            <text:p>0.887389235429196</text:p>
          </table:table-cell>
          <table:table-cell office:value-type="string">
            <text:p>0.163668055545013</text:p>
          </table:table-cell>
          <table:table-cell office:value-type="float" office:value="0.99368657421863">
            <text:p>0.99368657421863</text:p>
          </table:table-cell>
          <table:table-cell office:value-type="float" office:value="0.993863297771143">
            <text:p>0.993863297771143</text:p>
          </table:table-cell>
          <table:table-cell office:value-type="float" office:value="0.788882059691143">
            <text:p>0.788882059691143</text:p>
          </table:table-cell>
          <table:table-cell office:value-type="float" office:value="4.36696533276635">
            <text:p>4.36696533276635</text:p>
          </table:table-cell>
          <table:table-cell office:value-type="float" office:value="1.43946473013099">
            <text:p>1.43946473013099</text:p>
          </table:table-cell>
          <table:table-cell office:value-type="float" office:value="0.0515151515151515">
            <text:p>0.0515151515151515</text:p>
          </table:table-cell>
          <table:table-cell office:value-type="float" office:value="8.85606585069944">
            <text:p>8.8560658506994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.70750215571258">
            <text:p>1.7075021557125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192805946172783">
            <text:p>0.19280594617278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317575209228681">
            <text:p>0.6317575209228681</text:p>
          </table:table-cell>
          <table:table-cell office:value-type="float" office:value="0.36824247907713187">
            <text:p>0.36824247907713187</text:p>
          </table:table-cell>
          <table:table-cell office:value-type="float" office:value="188.72754032159972">
            <text:p>188.72754032159972</text:p>
          </table:table-cell>
          <table:table-cell office:value-type="float" office:value="32.48305107066663">
            <text:p>32.48305107066663</text:p>
          </table:table-cell>
          <table:table-cell office:value-type="float" office:value="68.1017620591617">
            <text:p>68.101762059161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3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-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9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8308000564575</text:p>
          </table:table-cell>
          <table:table-cell office:value-type="string">
            <text:p>0.478708278036028</text:p>
          </table:table-cell>
          <table:table-cell office:value-type="string">
            <text:p>0.400222728996324</text:p>
          </table:table-cell>
          <table:table-cell office:value-type="string">
            <text:p>0.194119444978157</text:p>
          </table:table-cell>
          <table:table-cell office:value-type="float" office:value="0.962771281157734">
            <text:p>0.962771281157734</text:p>
          </table:table-cell>
          <table:table-cell office:value-type="float" office:value="0.893875831758168">
            <text:p>0.893875831758168</text:p>
          </table:table-cell>
          <table:table-cell office:value-type="float" office:value="0.936217936537176">
            <text:p>0.936217936537176</text:p>
          </table:table-cell>
          <table:table-cell office:value-type="float" office:value="4.49708441760431">
            <text:p>4.49708441760431</text:p>
          </table:table-cell>
          <table:table-cell office:value-type="float" office:value="1.55056826139104">
            <text:p>1.55056826139104</text:p>
          </table:table-cell>
          <table:table-cell office:value-type="float" office:value="0.0126582278481013">
            <text:p>0.0126582278481013</text:p>
          </table:table-cell>
          <table:table-cell office:value-type="float" office:value="0.647127034824014">
            <text:p>0.6471270348240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24514200298953662">
            <text:p>0.24514200298953662</text:p>
          </table:table-cell>
          <table:table-cell office:value-type="float" office:value="0.7548579970104634">
            <text:p>0.7548579970104634</text:p>
          </table:table-cell>
          <table:table-cell office:value-type="float" office:value="118.58833738285317">
            <text:p>118.58833738285317</text:p>
          </table:table-cell>
          <table:table-cell office:value-type="float" office:value="30.93784002352595">
            <text:p>30.93784002352595</text:p>
          </table:table-cell>
          <table:table-cell office:value-type="float" office:value="37.783827197310636">
            <text:p>37.7838271973106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667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.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6</text:p>
          </table:table-cell>
          <table:table-cell office:value-type="string">
            <text:p>24</text:p>
          </table:table-cell>
          <table:table-cell office:value-type="string">
            <text:p>8</text:p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32732582092285</text:p>
          </table:table-cell>
          <table:table-cell office:value-type="string">
            <text:p>0.626793781057306</text:p>
          </table:table-cell>
          <table:table-cell office:value-type="string">
            <text:p>0.289580584038803</text:p>
          </table:table-cell>
          <table:table-cell office:value-type="string">
            <text:p>-0.0431954467212309</text:p>
          </table:table-cell>
          <table:table-cell office:value-type="float" office:value="0.124794064843926">
            <text:p>0.124794064843926</text:p>
          </table:table-cell>
          <table:table-cell office:value-type="float" office:value="0.0365762593164354">
            <text:p>0.0365762593164354</text:p>
          </table:table-cell>
          <table:table-cell office:value-type="float" office:value="0">
            <text:p/>
          </table:table-cell>
          <table:table-cell office:value-type="float" office:value="5.29826257612663">
            <text:p>5.29826257612663</text:p>
          </table:table-cell>
          <table:table-cell office:value-type="float" office:value="1.51485959157078">
            <text:p>1.51485959157078</text:p>
          </table:table-cell>
          <table:table-cell office:value-type="float" office:value="0.185185185185185">
            <text:p>0.185185185185185</text:p>
          </table:table-cell>
          <table:table-cell office:value-type="float" office:value="6.89408885262699">
            <text:p>6.8940888526269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55999256132713">
            <text:p>3.559992561327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16383330332419">
            <text:p>0.5163833303324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204802259887006">
            <text:p>0.5204802259887006</text:p>
          </table:table-cell>
          <table:table-cell office:value-type="float" office:value="0.4795197740112994">
            <text:p>0.4795197740112994</text:p>
          </table:table-cell>
          <table:table-cell office:value-type="float" office:value="194.17057131113853">
            <text:p>194.17057131113853</text:p>
          </table:table-cell>
          <table:table-cell office:value-type="float" office:value="54.165038459513404">
            <text:p>54.165038459513404</text:p>
          </table:table-cell>
          <table:table-cell office:value-type="float" office:value="86.70417629574655">
            <text:p>86.704176295746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PAC medico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719</text:p>
          </table:table-cell>
          <table:table-cell office:value-type="string">
            <text:p>3304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N/A</text:p>
          </table:table-cell>
          <table:table-cell office:value-type="string">
            <text:p>1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0.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3</text:p>
          </table:table-cell>
          <table:table-cell office:value-type="string">
            <text:p>8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.902690649032593</text:p>
          </table:table-cell>
          <table:table-cell office:value-type="string">
            <text:p>0.0259134616970663</text:p>
          </table:table-cell>
          <table:table-cell office:value-type="string">
            <text:p>0.109745056288195</text:p>
          </table:table-cell>
          <table:table-cell office:value-type="string">
            <text:p>0.08027369836119</text:p>
          </table:table-cell>
          <table:table-cell office:value-type="float" office:value="0.182256091488467">
            <text:p>0.182256091488467</text:p>
          </table:table-cell>
          <table:table-cell office:value-type="float" office:value="0.673535981513005">
            <text:p>0.673535981513005</text:p>
          </table:table-cell>
          <table:table-cell office:value-type="float" office:value="0">
            <text:p/>
          </table:table-cell>
          <table:table-cell office:value-type="float" office:value="1.99339948714139">
            <text:p>1.99339948714139</text:p>
          </table:table-cell>
          <table:table-cell office:value-type="float" office:value="1.32542863089568">
            <text:p>1.3254286308956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630705394190871">
            <text:p>0.3630705394190871</text:p>
          </table:table-cell>
          <table:table-cell office:value-type="float" office:value="0.6369294605809128">
            <text:p>0.6369294605809128</text:p>
          </table:table-cell>
          <table:table-cell office:value-type="float" office:value="46.78907177463343">
            <text:p>46.78907177463343</text:p>
          </table:table-cell>
          <table:table-cell office:value-type="float" office:value="17.93695288644578">
            <text:p>17.93695288644578</text:p>
          </table:table-cell>
          <table:table-cell office:value-type="float" office:value="23.111194225230953">
            <text:p>23.11119422523095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2_939-NOT-BETA-or-very-weak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874047883478</text:p>
          </table:table-cell>
          <table:table-cell office:value-type="string">
            <text:p>1.369878116997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1017b-BETA-two-beta-neurons-synchronous-longer-file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17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83094354454675</text:p>
          </table:table-cell>
          <table:table-cell office:value-type="string">
            <text:p>2.12337057343477</text:p>
          </table:table-cell>
          <table:table-cell office:value-type="string">
            <text:p>0.730245231607629</text:p>
          </table:table-cell>
          <table:table-cell office:value-type="string">
            <text:p>1.309646919967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goo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1_614-BETA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79604383149954</text:p>
          </table:table-cell>
          <table:table-cell office:value-type="string">
            <text:p>3.44847407508233</text:p>
          </table:table-cell>
          <table:table-cell office:value-type="string">
            <text:p>0.316455696202532</text:p>
          </table:table-cell>
          <table:table-cell office:value-type="string">
            <text:p>2.172016048637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2_313b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.33336193448187</text:p>
          </table:table-cell>
          <table:table-cell office:value-type="string">
            <text:p>1.55658090645373</text:p>
          </table:table-cell>
          <table:table-cell office:value-type="string">
            <text:p>0.612903225806452</text:p>
          </table:table-cell>
          <table:table-cell office:value-type="string">
            <text:p>0.4388342887354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no lf beta; two hf beta peak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323a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2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08718768801769</text:p>
          </table:table-cell>
          <table:table-cell office:value-type="string">
            <text:p>1.194792682875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1_778-BETA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.07405874000602</text:p>
          </table:table-cell>
          <table:table-cell office:value-type="string">
            <text:p>2.69033348003428</text:p>
          </table:table-cell>
          <table:table-cell office:value-type="string">
            <text:p>0.21978021978022</text:p>
          </table:table-cell>
          <table:table-cell office:value-type="string">
            <text:p>0.3374417258467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79_s2_652-BETA-maybe-some</text:p>
          </table:table-cell>
          <table:table-cell office:value-type="string">
            <text:p>27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92390680581592</text:p>
          </table:table-cell>
          <table:table-cell office:value-type="string">
            <text:p>2.04026459177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1_356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.62811551673331</text:p>
          </table:table-cell>
          <table:table-cell office:value-type="string">
            <text:p>1.56694877031608</text:p>
          </table:table-cell>
          <table:table-cell office:value-type="string">
            <text:p>0.105263157894737</text:p>
          </table:table-cell>
          <table:table-cell office:value-type="string">
            <text:p>0.09473098583608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4-349-BETA-VOP-maybe</text:p>
          </table:table-cell>
          <table:table-cell office:value-type="string">
            <text:p>65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.72152679815561</text:p>
          </table:table-cell>
          <table:table-cell office:value-type="string">
            <text:p>2.678925882149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78-514-BETA</text:p>
          </table:table-cell>
          <table:table-cell office:value-type="string">
            <text:p>67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.02617734608633</text:p>
          </table:table-cell>
          <table:table-cell office:value-type="string">
            <text:p>2.41777761626</text:p>
          </table:table-cell>
          <table:table-cell office:value-type="string">
            <text:p>0.114678899082569</text:p>
          </table:table-cell>
          <table:table-cell office:value-type="string">
            <text:p>0.3695227387474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VIM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1_1822-NOT-BETA-two-units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>0.6</text:p>
          </table:table-cell>
          <table:table-cell office:value-type="string">
            <text:p>-0.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.97719453916843</text:p>
          </table:table-cell>
          <table:table-cell office:value-type="string">
            <text:p>0.93317991306450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41_s2_852-BETA</text:p>
          </table:table-cell>
          <table:table-cell office:value-type="string">
            <text:p>254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2.181637461905</text:p>
          </table:table-cell>
          <table:table-cell office:value-type="string">
            <text:p>37.2228058496414</text:p>
          </table:table-cell>
          <table:table-cell office:value-type="string">
            <text:p>0.228758169934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strong 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6_s2_466-NOT-BETA-maybe-super-weak</text:p>
          </table:table-cell>
          <table:table-cell office:value-type="string">
            <text:p>2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bad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559_s1_292-BETA</text:p>
          </table:table-cell>
          <table:table-cell office:value-type="string">
            <text:p>25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6</text:p>
          </table:table-cell>
          <table:table-cell office:value-type="string">
            <text:p>1</text:p>
          </table:table-cell>
          <table:table-cell office:value-type="string">
            <text:p>2.2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strongly varying amplitud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622_s2_516-BETA-noisy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>25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oo nois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0_s2_950-weird-neuron</text:p>
          </table:table-cell>
          <table:table-cell office:value-type="string">
            <text:p>27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weird artifact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14-NOT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.9503330896736</text:p>
          </table:table-cell>
          <table:table-cell office:value-type="string">
            <text:p>20.467032019053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1_s3_490-BETA</text:p>
          </table:table-cell>
          <table:table-cell office:value-type="string">
            <text:p>27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2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0094422220809</text:p>
          </table:table-cell>
          <table:table-cell office:value-type="string">
            <text:p>23.424776721353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different peak position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67-S1-1330-b</text:p>
          </table:table-cell>
          <table:table-cell office:value-type="string">
            <text:p>272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7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4.8237311762251</text:p>
          </table:table-cell>
          <table:table-cell office:value-type="string">
            <text:p>30.1614514543739</text:p>
          </table:table-cell>
          <table:table-cell office:value-type="string">
            <text:p>0.1111111111111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two beta peaks; 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781_s2_97-BETA</text:p>
          </table:table-cell>
          <table:table-cell office:value-type="string">
            <text:p>278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10-s2-950-b</text:p>
          </table:table-cell>
          <table:table-cell office:value-type="string">
            <text:p>28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8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ocr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ditch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884-s1-740</text:p>
          </table:table-cell>
          <table:table-cell office:value-type="string">
            <text:p>288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9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2656990190869</text:p>
          </table:table-cell>
          <table:table-cell office:value-type="string">
            <text:p>38.3134405275364</text:p>
          </table:table-cell>
          <table:table-cell office:value-type="string">
            <text:p>0.1052631578947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li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59_s1_807_BETA</text:p>
          </table:table-cell>
          <table:table-cell office:value-type="string">
            <text:p>29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weird artifacty peask in lfp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350-NOT-BETA-mostly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9.3199879746776</text:p>
          </table:table-cell>
          <table:table-cell office:value-type="string">
            <text:p>13.8978515212197</text:p>
          </table:table-cell>
          <table:table-cell office:value-type="string">
            <text:p>0.0156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484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4.1055130238476</text:p>
          </table:table-cell>
          <table:table-cell office:value-type="string">
            <text:p>14.7596206826134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569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4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9.8767505999596</text:p>
          </table:table-cell>
          <table:table-cell office:value-type="string">
            <text:p>21.866564814464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1_696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0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9.6588967395372</text:p>
          </table:table-cell>
          <table:table-cell office:value-type="string">
            <text:p>27.463668862527</text:p>
          </table:table-cell>
          <table:table-cell office:value-type="string">
            <text:p>0.791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a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77.3367246643995</text:p>
          </table:table-cell>
          <table:table-cell office:value-type="string">
            <text:p>26.961528897559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28b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0.287185866608</text:p>
          </table:table-cell>
          <table:table-cell office:value-type="string">
            <text:p>62.593495938058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345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3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6.9528718499165</text:p>
          </table:table-cell>
          <table:table-cell office:value-type="string">
            <text:p>47.7180754481872</text:p>
          </table:table-cell>
          <table:table-cell office:value-type="string">
            <text:p>0.05555555555555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416-some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66.2696122652768</text:p>
          </table:table-cell>
          <table:table-cell office:value-type="string">
            <text:p>22.006474632036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556-BETA-in-and-out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32.024333842065</text:p>
          </table:table-cell>
          <table:table-cell office:value-type="string">
            <text:p>66.0589821998923</text:p>
          </table:table-cell>
          <table:table-cell office:value-type="string">
            <text:p>0.3098591549295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979_s2_774-NOT-BETA</text:p>
          </table:table-cell>
          <table:table-cell office:value-type="string">
            <text:p>297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7.5219106846015</text:p>
          </table:table-cell>
          <table:table-cell office:value-type="string">
            <text:p>24.9254369424527</text:p>
          </table:table-cell>
          <table:table-cell office:value-type="string">
            <text:p>0.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39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583-in-and-out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048_s4_L_632</text:p>
          </table:table-cell>
          <table:table-cell office:value-type="string">
            <text:p>304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196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l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297-BETA-low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5</text:p>
          </table:table-cell>
          <table:table-cell office:value-type="string">
            <text:p>1</text:p>
          </table:table-cell>
          <table:table-cell office:value-type="string">
            <text:p>2.2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.33945317076</text:p>
          </table:table-cell>
          <table:table-cell office:value-type="string">
            <text:p>55.6189287421018</text:p>
          </table:table-cell>
          <table:table-cell office:value-type="string">
            <text:p>0.3723404255319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very weak hf beta; 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3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05.635135463011</text:p>
          </table:table-cell>
          <table:table-cell office:value-type="string">
            <text:p>50.2349029810596</text:p>
          </table:table-cell>
          <table:table-cell office:value-type="string">
            <text:p>0.1428571428571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469-BETA-in-and-out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7.079515860138</text:p>
          </table:table-cell>
          <table:table-cell office:value-type="string">
            <text:p>27.4059179532212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501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1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90.581652854899</text:p>
          </table:table-cell>
          <table:table-cell office:value-type="string">
            <text:p>96.3008601950067</text:p>
          </table:table-cell>
          <table:table-cell office:value-type="string">
            <text:p>0.27692307692307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646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13.535159118613</text:p>
          </table:table-cell>
          <table:table-cell office:value-type="string">
            <text:p>62.2666973943676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1_722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4</text:p>
          </table:table-cell>
          <table:table-cell office:value-type="string">
            <text:p>1</text:p>
          </table:table-cell>
          <table:table-cell office:value-type="string">
            <text:p>2.3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26.386869738362</text:p>
          </table:table-cell>
          <table:table-cell office:value-type="string">
            <text:p>50.4495467513154</text:p>
          </table:table-cell>
          <table:table-cell office:value-type="string">
            <text:p>0.04166666666666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wo peaks in lf &amp; hf beta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34-BETA-low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51.5192988576369</text:p>
          </table:table-cell>
          <table:table-cell office:value-type="string">
            <text:p>19.2600104315663</text:p>
          </table:table-cell>
          <table:table-cell office:value-type="string">
            <text:p>0.47368421052631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3_s3_253-NOT-BETA</text:p>
          </table:table-cell>
          <table:table-cell office:value-type="string">
            <text:p>330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/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3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6.4258573842735</text:p>
          </table:table-cell>
          <table:table-cell office:value-type="string">
            <text:p>16.9960990788307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182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8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387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1.2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1_453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2.4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308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/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exp decay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3304_tbd_s2_574</text:p>
          </table:table-cell>
          <table:table-cell office:value-type="string">
            <text:p>33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17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ad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artifact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31-1825-BETA</text:p>
          </table:table-cell>
          <table:table-cell office:value-type="string">
            <text:p>63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5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6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4082.4335781027</text:p>
          </table:table-cell>
          <table:table-cell office:value-type="string">
            <text:p>1615.49891700398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018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83.279926904761</text:p>
          </table:table-cell>
          <table:table-cell office:value-type="string">
            <text:p>163.572240344997</text:p>
          </table:table-cell>
          <table:table-cell office:value-type="string">
            <text:p>0.456621004566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26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53.508701017167</text:p>
          </table:table-cell>
          <table:table-cell office:value-type="string">
            <text:p>111.31554925607</text:p>
          </table:table-cell>
          <table:table-cell office:value-type="string">
            <text:p>0.7464788732394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612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339.116821406336</text:p>
          </table:table-cell>
          <table:table-cell office:value-type="string">
            <text:p>152.957289512981</text:p>
          </table:table-cell>
          <table:table-cell office:value-type="string">
            <text:p>0.35877862595419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56-1759-BETA</text:p>
          </table:table-cell>
          <table:table-cell office:value-type="string">
            <text:p>6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9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91.227412549182</text:p>
          </table:table-cell>
          <table:table-cell office:value-type="string">
            <text:p>41.3727310505608</text:p>
          </table:table-cell>
          <table:table-cell office:value-type="string">
            <text:p>0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685-486-BETA</text:p>
          </table:table-cell>
          <table:table-cell office:value-type="string">
            <text:p>68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0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.25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1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88.025116906652</text:p>
          </table:table-cell>
          <table:table-cell office:value-type="string">
            <text:p>23.0231789994855</text:p>
          </table:table-cell>
          <table:table-cell office:value-type="string">
            <text:p>0.2631578947368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Tremor reflection @10Hz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onus-2622_s2_1765-beta-turns-into-tremor</text:p>
          </table:table-cell>
          <table:table-cell office:value-type="string">
            <text:p>262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12</text:p>
          </table:table-cell>
          <table:table-cell office:value-type="string">
            <text:p>3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.5</text:p>
          </table:table-cell>
          <table:table-cell office:value-type="string">
            <text:p>0</text:p>
          </table:table-cell>
          <table:table-cell office:value-type="string">
            <text:p>0.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VALUE!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pure noise</text:p>
          </table:table-cell>
          <table:table-cell office:value-type="string">
            <text:p>0</text:p>
          </table:table-cell>
        </table:table-row>
      </table:table>
      <table:table table:name="tremor">
        <table:table-row>
          <table:table-cell office:value-type="string">
            <text:p>file</text:p>
          </table:table-cell>
          <table:table-cell office:value-type="string">
            <text:p>patient_id</text:p>
          </table:table-cell>
          <table:table-cell office:value-type="string">
            <text:p>trial</text:p>
          </table:table-cell>
          <table:table-cell office:value-type="string">
            <text:p>acc channel</text:p>
          </table:table-cell>
          <table:table-cell office:value-type="string">
            <text:p>DBS (pre/off – 0; on – 1; post/off – 2)</text:p>
          </table:table-cell>
          <table:table-cell office:value-type="string">
            <text:p>lf</text:p>
          </table:table-cell>
          <table:table-cell office:value-type="string">
            <text:p>hf</text:p>
          </table:table-cell>
          <table:table-cell office:value-type="string">
            <text:p>lf manual</text:p>
          </table:table-cell>
          <table:table-cell office:value-type="string">
            <text:p>hf manual</text:p>
          </table:table-cell>
          <table:table-cell office:value-type="string">
            <text:p>lf auto</text:p>
          </table:table-cell>
          <table:table-cell office:value-type="string">
            <text:p>hf auto</text:p>
          </table:table-cell>
          <table:table-cell office:value-type="string">
            <text:p>height-checked</text:p>
          </table:table-cell>
          <table:table-cell office:value-type="string">
            <text:p>peak_thresh</text:p>
          </table:table-cell>
          <table:table-cell office:value-type="string">
            <text:p>peak_spread</text:p>
          </table:table-cell>
          <table:table-cell office:value-type="string">
            <text:p>burst auto</text:p>
          </table:table-cell>
          <table:table-cell office:value-type="string">
            <text:p>non burst auto</text:p>
          </table:table-cell>
          <table:table-cell office:value-type="string">
            <text:p>lf f min</text:p>
          </table:table-cell>
          <table:table-cell office:value-type="string">
            <text:p>lf f max</text:p>
          </table:table-cell>
          <table:table-cell office:value-type="string">
            <text:p>hf f min</text:p>
          </table:table-cell>
          <table:table-cell office:value-type="string">
            <text:p>hf f max</text:p>
          </table:table-cell>
          <table:table-cell office:value-type="string">
            <text:p>lf_zoom_factor</text:p>
          </table:table-cell>
          <table:table-cell office:value-type="string">
            <text:p>lf_offset_factor</text:p>
          </table:table-cell>
          <table:table-cell office:value-type="string">
            <text:p>hf_zoom_factor</text:p>
          </table:table-cell>
          <table:table-cell office:value-type="string">
            <text:p>hf_offset_factor</text:p>
          </table:table-cell>
          <table:table-cell office:value-type="string">
            <text:p>pac_thresh</text:p>
          </table:table-cell>
          <table:table-cell office:value-type="string">
            <text:p>tremor lfp strength 1</text:p>
          </table:table-cell>
          <table:table-cell office:value-type="string">
            <text:p>tremor overall strength 1</text:p>
          </table:table-cell>
          <table:table-cell office:value-type="string">
            <text:p>tremor burst strength 1</text:p>
          </table:table-cell>
          <table:table-cell office:value-type="string">
            <text:p>tremor non burst strength 1</text:p>
          </table:table-cell>
          <table:table-cell office:value-type="string">
            <text:p>pac overall strength 2</text:p>
          </table:table-cell>
          <table:table-cell office:value-type="string">
            <text:p>pac burst strength 2</text:p>
          </table:table-cell>
          <table:table-cell office:value-type="string">
            <text:p>pac non burst strength 2</text:p>
          </table:table-cell>
          <table:table-cell office:value-type="string">
            <text:p>pac burst strength 3</text:p>
          </table:table-cell>
          <table:table-cell office:value-type="string">
            <text:p>pac non burst strength 3</text:p>
          </table:table-cell>
          <table:table-cell office:value-type="string">
            <text:p>pac burst specificity 3</text:p>
          </table:table-cell>
          <table:table-cell office:value-type="string">
            <text:p>pac non burst specificity 3</text:p>
          </table:table-cell>
          <table:table-cell office:value-type="string">
            <text:p>pac burst specific strength 3</text:p>
          </table:table-cell>
          <table:table-cell office:value-type="string">
            <text:p>pac non burst specific strength 3</text:p>
          </table:table-cell>
          <table:table-cell office:value-type="string">
            <text:p>pac overall strength 4</text:p>
          </table:table-cell>
          <table:table-cell office:value-type="string">
            <text:p>pac burst strength 4</text:p>
          </table:table-cell>
          <table:table-cell office:value-type="string">
            <text:p>pac non burst strength 4</text:p>
          </table:table-cell>
          <table:table-cell office:value-type="string">
            <text:p>spikes_within</text:p>
          </table:table-cell>
          <table:table-cell office:value-type="string">
            <text:p>spikes_outside</text:p>
          </table:table-cell>
          <table:table-cell office:value-type="string">
            <text:p>spikes_within_per_second</text:p>
          </table:table-cell>
          <table:table-cell office:value-type="string">
            <text:p>spikes_outside_per_second</text:p>
          </table:table-cell>
          <table:table-cell office:value-type="string">
            <text:p>spikes_per_second</text:p>
          </table:table-cell>
          <table:table-cell office:value-type="string">
            <text:p>valid_data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2962-s2-215-c2b-tremor</text:p>
          </table:table-cell>
          <table:table-cell office:value-type="float" office:value="2962">
            <text:p>296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932331502437592">
            <text:p>-0.932331502437592</text:p>
          </table:table-cell>
          <table:table-cell office:value-type="float" office:value="-1.52744341966717">
            <text:p>-1.52744341966717</text:p>
          </table:table-cell>
          <table:table-cell office:value-type="float" office:value="-1.02861390569375">
            <text:p>-1.02861390569375</text:p>
          </table:table-cell>
          <table:table-cell office:value-type="float" office:value="-0.721972329661268">
            <text:p>-0.721972329661268</text:p>
          </table:table-cell>
          <table:table-cell office:value-type="float" office:value="0.791585063002857">
            <text:p>0.791585063002857</text:p>
          </table:table-cell>
          <table:table-cell office:value-type="float" office:value="0.754537783435409">
            <text:p>0.754537783435409</text:p>
          </table:table-cell>
          <table:table-cell office:value-type="float" office:value="0.13274426605658">
            <text:p>0.13274426605658</text:p>
          </table:table-cell>
          <table:table-cell office:value-type="float" office:value="6.82879743550991">
            <text:p>6.82879743550991</text:p>
          </table:table-cell>
          <table:table-cell office:value-type="float" office:value="3.59116313328341">
            <text:p>3.5911631332834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38601219586125">
            <text:p>0.338601219586125</text:p>
          </table:table-cell>
          <table:table-cell office:value-type="float" office:value="0.471365486763539">
            <text:p>0.471365486763539</text:p>
          </table:table-cell>
          <table:table-cell office:value-type="float" office:value="0.3891345546430828">
            <text:p>0.3891345546430828</text:p>
          </table:table-cell>
          <table:table-cell office:value-type="float" office:value="0.6108654453569172">
            <text:p>0.6108654453569172</text:p>
          </table:table-cell>
          <table:table-cell office:value-type="float" office:value="372.1604639922668">
            <text:p>372.1604639922668</text:p>
          </table:table-cell>
          <table:table-cell office:value-type="float" office:value="98.55279249898084">
            <text:p>98.55279249898084</text:p>
          </table:table-cell>
          <table:table-cell office:value-type="float" office:value="138.04590484163526">
            <text:p>138.0459048416352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2965-s1-215</text:p>
          </table:table-cell>
          <table:table-cell office:value-type="float" office:value="2965">
            <text:p>296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2415680885315">
            <text:p>-1.02415680885315</text:p>
          </table:table-cell>
          <table:table-cell office:value-type="float" office:value="1.35449469097942">
            <text:p>1.35449469097942</text:p>
          </table:table-cell>
          <table:table-cell office:value-type="float" office:value="1.29144398376839">
            <text:p>1.29144398376839</text:p>
          </table:table-cell>
          <table:table-cell office:value-type="float" office:value="0.580405899087873">
            <text:p>0.580405899087873</text:p>
          </table:table-cell>
          <table:table-cell office:value-type="float" office:value="0.893167251955769">
            <text:p>0.893167251955769</text:p>
          </table:table-cell>
          <table:table-cell office:value-type="float" office:value="0.935544962821859">
            <text:p>0.935544962821859</text:p>
          </table:table-cell>
          <table:table-cell office:value-type="float" office:value="0.728695143743328">
            <text:p>0.728695143743328</text:p>
          </table:table-cell>
          <table:table-cell office:value-type="float" office:value="11.1869813922052">
            <text:p>11.1869813922052</text:p>
          </table:table-cell>
          <table:table-cell office:value-type="float" office:value="4.6329093718861">
            <text:p>4.632909371886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67816290414812">
            <text:p>0.867816290414812</text:p>
          </table:table-cell>
          <table:table-cell office:value-type="float" office:value="0.912460028911391">
            <text:p>0.912460028911391</text:p>
          </table:table-cell>
          <table:table-cell office:value-type="float" office:value="0">
            <text:p/>
          </table:table-cell>
          <table:table-cell office:value-type="float" office:value="0.7238979118329466">
            <text:p>0.7238979118329466</text:p>
          </table:table-cell>
          <table:table-cell office:value-type="float" office:value="0.27610208816705334">
            <text:p>0.27610208816705334</text:p>
          </table:table-cell>
          <table:table-cell office:value-type="float" office:value="125.70912841670965">
            <text:p>125.70912841670965</text:p>
          </table:table-cell>
          <table:table-cell office:value-type="float" office:value="22.266964058500367">
            <text:p>22.266964058500367</text:p>
          </table:table-cell>
          <table:table-cell office:value-type="float" office:value="55.07170821961217">
            <text:p>55.071708219612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2-1783-NOT-TREMOR</text:p>
          </table:table-cell>
          <table:table-cell office:value-type="float" office:value="632">
            <text:p>63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47872993350029">
            <text:p>-0.47872993350029</text:p>
          </table:table-cell>
          <table:table-cell office:value-type="float" office:value="0.112485620959682">
            <text:p>0.112485620959682</text:p>
          </table:table-cell>
          <table:table-cell office:value-type="float" office:value="0.218191412290368">
            <text:p>0.218191412290368</text:p>
          </table:table-cell>
          <table:table-cell office:value-type="float" office:value="0.0955857723798145">
            <text:p>0.09558577237981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.91345917401515">
            <text:p>3.91345917401515</text:p>
          </table:table-cell>
          <table:table-cell office:value-type="float" office:value="0.965630404581145">
            <text:p>0.96563040458114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8333333333333334">
            <text:p>0.48333333333333334</text:p>
          </table:table-cell>
          <table:table-cell office:value-type="float" office:value="0.5166666666666667">
            <text:p>0.5166666666666667</text:p>
          </table:table-cell>
          <table:table-cell office:value-type="float" office:value="67.99531066822978">
            <text:p>67.99531066822978</text:p>
          </table:table-cell>
          <table:table-cell office:value-type="float" office:value="10.976171086640937">
            <text:p>10.976171086640937</text:p>
          </table:table-cell>
          <table:table-cell office:value-type="float" office:value="18.456995201181247">
            <text:p>18.4569952011812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2-2085</text:p>
          </table:table-cell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737630605697632">
            <text:p>-0.737630605697632</text:p>
          </table:table-cell>
          <table:table-cell office:value-type="float" office:value="0.77428213232399">
            <text:p>0.77428213232399</text:p>
          </table:table-cell>
          <table:table-cell office:value-type="float" office:value="0.66166968193113">
            <text:p>0.66166968193113</text:p>
          </table:table-cell>
          <table:table-cell office:value-type="float" office:value="0.245674124385027">
            <text:p>0.245674124385027</text:p>
          </table:table-cell>
          <table:table-cell office:value-type="float" office:value="0.484796724806467">
            <text:p>0.484796724806467</text:p>
          </table:table-cell>
          <table:table-cell office:value-type="float" office:value="0.781905216360539">
            <text:p>0.781905216360539</text:p>
          </table:table-cell>
          <table:table-cell office:value-type="float" office:value="0.677096700094501">
            <text:p>0.677096700094501</text:p>
          </table:table-cell>
          <table:table-cell office:value-type="float" office:value="4.26618319570011">
            <text:p>4.26618319570011</text:p>
          </table:table-cell>
          <table:table-cell office:value-type="float" office:value="1.28279943645657">
            <text:p>1.282799436456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57857244902772">
            <text:p>0.957857244902772</text:p>
          </table:table-cell>
          <table:table-cell office:value-type="float" office:value="0.941728577359273">
            <text:p>0.941728577359273</text:p>
          </table:table-cell>
          <table:table-cell office:value-type="float" office:value="0.0863807041467557">
            <text:p>0.0863807041467557</text:p>
          </table:table-cell>
          <table:table-cell office:value-type="float" office:value="0.6076923076923076">
            <text:p>0.6076923076923076</text:p>
          </table:table-cell>
          <table:table-cell office:value-type="float" office:value="0.3923076923076923">
            <text:p>0.3923076923076923</text:p>
          </table:table-cell>
          <table:table-cell office:value-type="float" office:value="75.52220257157879">
            <text:p>75.52220257157879</text:p>
          </table:table-cell>
          <table:table-cell office:value-type="float" office:value="9.448031197028502">
            <text:p>9.448031197028502</text:p>
          </table:table-cell>
          <table:table-cell office:value-type="float" office:value="20.17380509000621">
            <text:p>20.173805090006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3-834-NOT-TREMOR</text:p>
          </table:table-cell>
          <table:table-cell office:value-type="float" office:value="633">
            <text:p>633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0264060497284">
            <text:p>1.50264060497284</text:p>
          </table:table-cell>
          <table:table-cell office:value-type="float" office:value="0.607511992649973">
            <text:p>0.607511992649973</text:p>
          </table:table-cell>
          <table:table-cell office:value-type="float" office:value="0.437961136533538">
            <text:p>0.437961136533538</text:p>
          </table:table-cell>
          <table:table-cell office:value-type="float" office:value="0.187689455548613">
            <text:p>0.187689455548613</text:p>
          </table:table-cell>
          <table:table-cell office:value-type="float" office:value="0.393304645310823">
            <text:p>0.393304645310823</text:p>
          </table:table-cell>
          <table:table-cell office:value-type="float" office:value="0">
            <text:p/>
          </table:table-cell>
          <table:table-cell office:value-type="float" office:value="0.160123557994979">
            <text:p>0.160123557994979</text:p>
          </table:table-cell>
          <table:table-cell office:value-type="float" office:value="3.70520219101824">
            <text:p>3.70520219101824</text:p>
          </table:table-cell>
          <table:table-cell office:value-type="float" office:value="2.17544682397693">
            <text:p>2.17544682397693</text:p>
          </table:table-cell>
          <table:table-cell office:value-type="float" office:value="0.727272727272727">
            <text:p>0.727272727272727</text:p>
          </table:table-cell>
          <table:table-cell office:value-type="float" office:value="0">
            <text:p/>
          </table:table-cell>
          <table:table-cell office:value-type="float" office:value="0.230523846072009">
            <text:p>0.230523846072009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7202380952380953">
            <text:p>0.37202380952380953</text:p>
          </table:table-cell>
          <table:table-cell office:value-type="float" office:value="0.6279761904761905">
            <text:p>0.6279761904761905</text:p>
          </table:table-cell>
          <table:table-cell office:value-type="float" office:value="51.06939309133251">
            <text:p>51.06939309133251</text:p>
          </table:table-cell>
          <table:table-cell office:value-type="float" office:value="38.60368107138937">
            <text:p>38.60368107138937</text:p>
          </table:table-cell>
          <table:table-cell office:value-type="float" office:value="42.45935717038712">
            <text:p>42.4593571703871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3-s1-1194</text:p>
          </table:table-cell>
          <table:table-cell office:value-type="float" office:value="633">
            <text:p>633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6493843793869">
            <text:p>0.86493843793869</text:p>
          </table:table-cell>
          <table:table-cell office:value-type="float" office:value="1.47797067047758">
            <text:p>1.47797067047758</text:p>
          </table:table-cell>
          <table:table-cell office:value-type="float" office:value="1.12248022665441">
            <text:p>1.12248022665441</text:p>
          </table:table-cell>
          <table:table-cell office:value-type="float" office:value="0.218037631992039">
            <text:p>0.218037631992039</text:p>
          </table:table-cell>
          <table:table-cell office:value-type="float" office:value="0.913512071913517">
            <text:p>0.913512071913517</text:p>
          </table:table-cell>
          <table:table-cell office:value-type="float" office:value="0.933757479737264">
            <text:p>0.933757479737264</text:p>
          </table:table-cell>
          <table:table-cell office:value-type="float" office:value="0.555965301465236">
            <text:p>0.555965301465236</text:p>
          </table:table-cell>
          <table:table-cell office:value-type="float" office:value="8.66311507842886">
            <text:p>8.66311507842886</text:p>
          </table:table-cell>
          <table:table-cell office:value-type="float" office:value="2.73054061786823">
            <text:p>2.73054061786823</text:p>
          </table:table-cell>
          <table:table-cell office:value-type="float" office:value="0.503496503496504">
            <text:p>0.503496503496504</text:p>
          </table:table-cell>
          <table:table-cell office:value-type="float" office:value="0">
            <text:p/>
          </table:table-cell>
          <table:table-cell office:value-type="float" office:value="2.94507101814629">
            <text:p>2.94507101814629</text:p>
          </table:table-cell>
          <table:table-cell office:value-type="float" office:value="0">
            <text:p/>
          </table:table-cell>
          <table:table-cell office:value-type="float" office:value="0.986367901944529">
            <text:p>0.986367901944529</text:p>
          </table:table-cell>
          <table:table-cell office:value-type="float" office:value="0.979137383257869">
            <text:p>0.979137383257869</text:p>
          </table:table-cell>
          <table:table-cell office:value-type="float" office:value="0.724805195227068">
            <text:p>0.724805195227068</text:p>
          </table:table-cell>
          <table:table-cell office:value-type="float" office:value="0.4556701030927835">
            <text:p>0.4556701030927835</text:p>
          </table:table-cell>
          <table:table-cell office:value-type="float" office:value="0.5443298969072164">
            <text:p>0.5443298969072164</text:p>
          </table:table-cell>
          <table:table-cell office:value-type="float" office:value="74.99915159330777">
            <text:p>74.99915159330777</text:p>
          </table:table-cell>
          <table:table-cell office:value-type="float" office:value="25.040786128922107">
            <text:p>25.040786128922107</text:p>
          </table:table-cell>
          <table:table-cell office:value-type="float" office:value="35.953890062641314">
            <text:p>35.95389006264131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5-2170-NOT-TREMOR</text:p>
          </table:table-cell>
          <table:table-cell office:value-type="float" office:value="635">
            <text:p>63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76587581634521">
            <text:p>-1.76587581634521</text:p>
          </table:table-cell>
          <table:table-cell office:value-type="float" office:value="0.177796357390205">
            <text:p>0.177796357390205</text:p>
          </table:table-cell>
          <table:table-cell office:value-type="float" office:value="0.43513953168786">
            <text:p>0.43513953168786</text:p>
          </table:table-cell>
          <table:table-cell office:value-type="float" office:value="0.546015607310369">
            <text:p>0.54601560731036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2.71821602651898">
            <text:p>2.71821602651898</text:p>
          </table:table-cell>
          <table:table-cell office:value-type="float" office:value="0.639202288230087">
            <text:p>0.63920228823008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393939393939394">
            <text:p>0.4393939393939394</text:p>
          </table:table-cell>
          <table:table-cell office:value-type="float" office:value="0.5606060606060606">
            <text:p>0.5606060606060606</text:p>
          </table:table-cell>
          <table:table-cell office:value-type="float" office:value="45.298344267416425">
            <text:p>45.298344267416425</text:p>
          </table:table-cell>
          <table:table-cell office:value-type="float" office:value="16.250878425860858">
            <text:p>16.250878425860858</text:p>
          </table:table-cell>
          <table:table-cell office:value-type="float" office:value="22.625985601645525">
            <text:p>22.62598560164552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5-s1-2831</text:p>
          </table:table-cell>
          <table:table-cell office:value-type="float" office:value="635">
            <text:p>6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15">
            <text:p>1.1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86934447288513">
            <text:p>2.86934447288513</text:p>
          </table:table-cell>
          <table:table-cell office:value-type="float" office:value="0.51181732091817">
            <text:p>0.51181732091817</text:p>
          </table:table-cell>
          <table:table-cell office:value-type="float" office:value="0.46219710139631">
            <text:p>0.46219710139631</text:p>
          </table:table-cell>
          <table:table-cell office:value-type="float" office:value="0.0543653438958873">
            <text:p>0.0543653438958873</text:p>
          </table:table-cell>
          <table:table-cell office:value-type="float" office:value="0.911906385146382">
            <text:p>0.911906385146382</text:p>
          </table:table-cell>
          <table:table-cell office:value-type="float" office:value="0.900416320662536">
            <text:p>0.900416320662536</text:p>
          </table:table-cell>
          <table:table-cell office:value-type="float" office:value="0.120829568493316">
            <text:p>0.120829568493316</text:p>
          </table:table-cell>
          <table:table-cell office:value-type="float" office:value="6.28997160346256">
            <text:p>6.28997160346256</text:p>
          </table:table-cell>
          <table:table-cell office:value-type="float" office:value="2.32918745809305">
            <text:p>2.32918745809305</text:p>
          </table:table-cell>
          <table:table-cell office:value-type="float" office:value="0.484375">
            <text:p>0.484375</text:p>
          </table:table-cell>
          <table:table-cell office:value-type="float" office:value="0">
            <text:p/>
          </table:table-cell>
          <table:table-cell office:value-type="float" office:value="0.656296114830889">
            <text:p>0.656296114830889</text:p>
          </table:table-cell>
          <table:table-cell office:value-type="float" office:value="0">
            <text:p/>
          </table:table-cell>
          <table:table-cell office:value-type="float" office:value="0.876103045630965">
            <text:p>0.876103045630965</text:p>
          </table:table-cell>
          <table:table-cell office:value-type="float" office:value="0.842737587796028">
            <text:p>0.842737587796028</text:p>
          </table:table-cell>
          <table:table-cell office:value-type="float" office:value="0.167604002944367">
            <text:p>0.167604002944367</text:p>
          </table:table-cell>
          <table:table-cell office:value-type="float" office:value="0.5478991596638656">
            <text:p>0.5478991596638656</text:p>
          </table:table-cell>
          <table:table-cell office:value-type="float" office:value="0.45210084033613446">
            <text:p>0.45210084033613446</text:p>
          </table:table-cell>
          <table:table-cell office:value-type="float" office:value="176.4307942091733">
            <text:p>176.4307942091733</text:p>
          </table:table-cell>
          <table:table-cell office:value-type="float" office:value="44.02762774558905">
            <text:p>44.02762774558905</text:p>
          </table:table-cell>
          <table:table-cell office:value-type="float" office:value="74.77175763897179">
            <text:p>74.7717576389717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9-2376</text:p>
          </table:table-cell>
          <table:table-cell office:value-type="float" office:value="639">
            <text:p>63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3327798843384">
            <text:p>2.03327798843384</text:p>
          </table:table-cell>
          <table:table-cell office:value-type="float" office:value="2.53079546976019">
            <text:p>2.53079546976019</text:p>
          </table:table-cell>
          <table:table-cell office:value-type="float" office:value="1.63441932910651">
            <text:p>1.63441932910651</text:p>
          </table:table-cell>
          <table:table-cell office:value-type="float" office:value="-0.0981620645162813">
            <text:p>-0.0981620645162813</text:p>
          </table:table-cell>
          <table:table-cell office:value-type="float" office:value="0.978267141145387">
            <text:p>0.978267141145387</text:p>
          </table:table-cell>
          <table:table-cell office:value-type="float" office:value="0.952325803556311">
            <text:p>0.952325803556311</text:p>
          </table:table-cell>
          <table:table-cell office:value-type="float" office:value="0">
            <text:p/>
          </table:table-cell>
          <table:table-cell office:value-type="float" office:value="9.75561237974495">
            <text:p>9.75561237974495</text:p>
          </table:table-cell>
          <table:table-cell office:value-type="float" office:value="2.71934176761846">
            <text:p>2.71934176761846</text:p>
          </table:table-cell>
          <table:table-cell office:value-type="float" office:value="0.630769230769231">
            <text:p>0.630769230769231</text:p>
          </table:table-cell>
          <table:table-cell office:value-type="float" office:value="0">
            <text:p/>
          </table:table-cell>
          <table:table-cell office:value-type="float" office:value="3.91668289805105">
            <text:p>3.91668289805105</text:p>
          </table:table-cell>
          <table:table-cell office:value-type="float" office:value="0">
            <text:p/>
          </table:table-cell>
          <table:table-cell office:value-type="float" office:value="0.972616132277333">
            <text:p>0.972616132277333</text:p>
          </table:table-cell>
          <table:table-cell office:value-type="float" office:value="0.939280166135748">
            <text:p>0.939280166135748</text:p>
          </table:table-cell>
          <table:table-cell office:value-type="float" office:value="0">
            <text:p/>
          </table:table-cell>
          <table:table-cell office:value-type="float" office:value="0.5391849529780565">
            <text:p>0.5391849529780565</text:p>
          </table:table-cell>
          <table:table-cell office:value-type="float" office:value="0.4608150470219436">
            <text:p>0.4608150470219436</text:p>
          </table:table-cell>
          <table:table-cell office:value-type="float" office:value="132.00306983883345">
            <text:p>132.00306983883345</text:p>
          </table:table-cell>
          <table:table-cell office:value-type="float" office:value="22.535297634560255">
            <text:p>22.535297634560255</text:p>
          </table:table-cell>
          <table:table-cell office:value-type="float" office:value="40.76104317603915">
            <text:p>40.7610431760391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39-2463-NOT-TREMOR</text:p>
          </table:table-cell>
          <table:table-cell office:value-type="float" office:value="639">
            <text:p>63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58800387382507">
            <text:p>0.758800387382507</text:p>
          </table:table-cell>
          <table:table-cell office:value-type="float" office:value="0.468309820009219">
            <text:p>0.468309820009219</text:p>
          </table:table-cell>
          <table:table-cell office:value-type="float" office:value="0.519515647086864">
            <text:p>0.519515647086864</text:p>
          </table:table-cell>
          <table:table-cell office:value-type="float" office:value="0.16739029816485">
            <text:p>0.16739029816485</text:p>
          </table:table-cell>
          <table:table-cell office:value-type="float" office:value="0.063986334044092">
            <text:p>0.063986334044092</text:p>
          </table:table-cell>
          <table:table-cell office:value-type="float" office:value="0.600900663209532">
            <text:p>0.600900663209532</text:p>
          </table:table-cell>
          <table:table-cell office:value-type="float" office:value="0.0785488687025133">
            <text:p>0.0785488687025133</text:p>
          </table:table-cell>
          <table:table-cell office:value-type="float" office:value="3.50584941191397">
            <text:p>3.50584941191397</text:p>
          </table:table-cell>
          <table:table-cell office:value-type="float" office:value="1.28133820428384">
            <text:p>1.28133820428384</text:p>
          </table:table-cell>
          <table:table-cell office:value-type="float" office:value="0.1">
            <text:p>0.1</text:p>
          </table:table-cell>
          <table:table-cell office:value-type="float" office:value="0">
            <text:p/>
          </table:table-cell>
          <table:table-cell office:value-type="float" office:value="0.0313029497978768">
            <text:p>0.0313029497978768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540229885057471">
            <text:p>0.4540229885057471</text:p>
          </table:table-cell>
          <table:table-cell office:value-type="float" office:value="0.5459770114942529">
            <text:p>0.5459770114942529</text:p>
          </table:table-cell>
          <table:table-cell office:value-type="float" office:value="72.81777122315421">
            <text:p>72.81777122315421</text:p>
          </table:table-cell>
          <table:table-cell office:value-type="float" office:value="15.844556560897303">
            <text:p>15.844556560897303</text:p>
          </table:table-cell>
          <table:table-cell office:value-type="float" office:value="24.57401509748399">
            <text:p>24.5740150974839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188-a</text:p>
          </table:table-cell>
          <table:table-cell office:value-type="float" office:value="642">
            <text:p>64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24653470516205">
            <text:p>0.424653470516205</text:p>
          </table:table-cell>
          <table:table-cell office:value-type="float" office:value="1.81446847512902">
            <text:p>1.81446847512902</text:p>
          </table:table-cell>
          <table:table-cell office:value-type="float" office:value="1.40560884114523">
            <text:p>1.40560884114523</text:p>
          </table:table-cell>
          <table:table-cell office:value-type="float" office:value="0.212443733248232">
            <text:p>0.212443733248232</text:p>
          </table:table-cell>
          <table:table-cell office:value-type="float" office:value="0.796343445078645">
            <text:p>0.796343445078645</text:p>
          </table:table-cell>
          <table:table-cell office:value-type="float" office:value="0.811278238452715">
            <text:p>0.811278238452715</text:p>
          </table:table-cell>
          <table:table-cell office:value-type="float" office:value="0.14466299974935">
            <text:p>0.14466299974935</text:p>
          </table:table-cell>
          <table:table-cell office:value-type="float" office:value="6.62507403390281">
            <text:p>6.62507403390281</text:p>
          </table:table-cell>
          <table:table-cell office:value-type="float" office:value="1.61149105290823">
            <text:p>1.61149105290823</text:p>
          </table:table-cell>
          <table:table-cell office:value-type="float" office:value="0.137254901960784">
            <text:p>0.137254901960784</text:p>
          </table:table-cell>
          <table:table-cell office:value-type="float" office:value="0">
            <text:p/>
          </table:table-cell>
          <table:table-cell office:value-type="float" office:value="0.373563646695355">
            <text:p>0.373563646695355</text:p>
          </table:table-cell>
          <table:table-cell office:value-type="float" office:value="0">
            <text:p/>
          </table:table-cell>
          <table:table-cell office:value-type="float" office:value="0.747311465081327">
            <text:p>0.747311465081327</text:p>
          </table:table-cell>
          <table:table-cell office:value-type="float" office:value="0.889944514173512">
            <text:p>0.889944514173512</text:p>
          </table:table-cell>
          <table:table-cell office:value-type="float" office:value="0">
            <text:p/>
          </table:table-cell>
          <table:table-cell office:value-type="float" office:value="0.6348122866894198">
            <text:p>0.6348122866894198</text:p>
          </table:table-cell>
          <table:table-cell office:value-type="float" office:value="0.3651877133105802">
            <text:p>0.3651877133105802</text:p>
          </table:table-cell>
          <table:table-cell office:value-type="float" office:value="115.88063049031213">
            <text:p>115.88063049031213</text:p>
          </table:table-cell>
          <table:table-cell office:value-type="float" office:value="13.40297871807398">
            <text:p>13.40297871807398</text:p>
          </table:table-cell>
          <table:table-cell office:value-type="float" office:value="30.557757290058824">
            <text:p>30.55775729005882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267-NOT-TREMOR-with-accel</text:p>
          </table:table-cell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43062126636505">
            <text:p>1.43062126636505</text:p>
          </table:table-cell>
          <table:table-cell office:value-type="float" office:value="0.0337383795888321">
            <text:p>0.0337383795888321</text:p>
          </table:table-cell>
          <table:table-cell office:value-type="float" office:value="0.0802103456561622">
            <text:p>0.0802103456561622</text:p>
          </table:table-cell>
          <table:table-cell office:value-type="float" office:value="-0.127193155940364">
            <text:p>-0.127193155940364</text:p>
          </table:table-cell>
          <table:table-cell office:value-type="float" office:value="0">
            <text:p/>
          </table:table-cell>
          <table:table-cell office:value-type="float" office:value="0.273049389632884">
            <text:p>0.273049389632884</text:p>
          </table:table-cell>
          <table:table-cell office:value-type="float" office:value="0">
            <text:p/>
          </table:table-cell>
          <table:table-cell office:value-type="float" office:value="2.13297224275536">
            <text:p>2.13297224275536</text:p>
          </table:table-cell>
          <table:table-cell office:value-type="float" office:value="0.529314659239872">
            <text:p>0.52931465923987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133986928104575">
            <text:p>0.4133986928104575</text:p>
          </table:table-cell>
          <table:table-cell office:value-type="float" office:value="0.5866013071895425">
            <text:p>0.5866013071895425</text:p>
          </table:table-cell>
          <table:table-cell office:value-type="float" office:value="101.46380589532785">
            <text:p>101.46380589532785</text:p>
          </table:table-cell>
          <table:table-cell office:value-type="float" office:value="31.06100589207382">
            <text:p>31.06100589207382</text:p>
          </table:table-cell>
          <table:table-cell office:value-type="float" office:value="43.55437892309663">
            <text:p>43.554378923096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1076</text:p>
          </table:table-cell>
          <table:table-cell office:value-type="float" office:value="647">
            <text:p>64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84265625476837">
            <text:p>0.984265625476837</text:p>
          </table:table-cell>
          <table:table-cell office:value-type="float" office:value="1.04976302780116">
            <text:p>1.04976302780116</text:p>
          </table:table-cell>
          <table:table-cell office:value-type="float" office:value="0.971419003028664">
            <text:p>0.971419003028664</text:p>
          </table:table-cell>
          <table:table-cell office:value-type="float" office:value="0.242290447674008">
            <text:p>0.242290447674008</text:p>
          </table:table-cell>
          <table:table-cell office:value-type="float" office:value="0.643763743702523">
            <text:p>0.643763743702523</text:p>
          </table:table-cell>
          <table:table-cell office:value-type="float" office:value="0.593361254762057">
            <text:p>0.593361254762057</text:p>
          </table:table-cell>
          <table:table-cell office:value-type="float" office:value="0">
            <text:p/>
          </table:table-cell>
          <table:table-cell office:value-type="float" office:value="4.11863834408279">
            <text:p>4.11863834408279</text:p>
          </table:table-cell>
          <table:table-cell office:value-type="float" office:value="1.20534686366032">
            <text:p>1.20534686366032</text:p>
          </table:table-cell>
          <table:table-cell office:value-type="float" office:value="0.685714285714286">
            <text:p>0.685714285714286</text:p>
          </table:table-cell>
          <table:table-cell office:value-type="float" office:value="0">
            <text:p/>
          </table:table-cell>
          <table:table-cell office:value-type="float" office:value="0.77359423405579">
            <text:p>0.77359423405579</text:p>
          </table:table-cell>
          <table:table-cell office:value-type="float" office:value="0">
            <text:p/>
          </table:table-cell>
          <table:table-cell office:value-type="float" office:value="0.925511412628184">
            <text:p>0.925511412628184</text:p>
          </table:table-cell>
          <table:table-cell office:value-type="float" office:value="0.900871633293118">
            <text:p>0.900871633293118</text:p>
          </table:table-cell>
          <table:table-cell office:value-type="float" office:value="0.119784015598387">
            <text:p>0.119784015598387</text:p>
          </table:table-cell>
          <table:table-cell office:value-type="float" office:value="0.5488721804511278">
            <text:p>0.5488721804511278</text:p>
          </table:table-cell>
          <table:table-cell office:value-type="float" office:value="0.45112781954887216">
            <text:p>0.45112781954887216</text:p>
          </table:table-cell>
          <table:table-cell office:value-type="float" office:value="98.22830230993496">
            <text:p>98.22830230993496</text:p>
          </table:table-cell>
          <table:table-cell office:value-type="float" office:value="15.077649896969392">
            <text:p>15.077649896969392</text:p>
          </table:table-cell>
          <table:table-cell office:value-type="float" office:value="28.162651665407935">
            <text:p>28.1626516654079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157-NOT-TREMOR</text:p>
          </table:table-cell>
          <table:table-cell office:value-type="float" office:value="647">
            <text:p>647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0031785964966">
            <text:p>1.20031785964966</text:p>
          </table:table-cell>
          <table:table-cell office:value-type="float" office:value="-0.0539196303243393">
            <text:p>-0.0539196303243393</text:p>
          </table:table-cell>
          <table:table-cell office:value-type="float" office:value="-0.15140563822855">
            <text:p>-0.15140563822855</text:p>
          </table:table-cell>
          <table:table-cell office:value-type="float" office:value="-0.744925656578581">
            <text:p>-0.744925656578581</text:p>
          </table:table-cell>
          <table:table-cell office:value-type="float" office:value="0">
            <text:p/>
          </table:table-cell>
          <table:table-cell office:value-type="float" office:value="0.309018643033429">
            <text:p>0.309018643033429</text:p>
          </table:table-cell>
          <table:table-cell office:value-type="float" office:value="0.0753347077025787">
            <text:p>0.0753347077025787</text:p>
          </table:table-cell>
          <table:table-cell office:value-type="float" office:value="3.238871571836">
            <text:p>3.238871571836</text:p>
          </table:table-cell>
          <table:table-cell office:value-type="float" office:value="0.727487885795566">
            <text:p>0.72748788579556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565217391304348">
            <text:p>0.2565217391304348</text:p>
          </table:table-cell>
          <table:table-cell office:value-type="float" office:value="0.7434782608695653">
            <text:p>0.7434782608695653</text:p>
          </table:table-cell>
          <table:table-cell office:value-type="float" office:value="50.23414218816517">
            <text:p>50.23414218816517</text:p>
          </table:table-cell>
          <table:table-cell office:value-type="float" office:value="20.55807355221871">
            <text:p>20.55807355221871</text:p>
          </table:table-cell>
          <table:table-cell office:value-type="float" office:value="24.229910243984662">
            <text:p>24.22991024398466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7-689</text:p>
          </table:table-cell>
          <table:table-cell office:value-type="float" office:value="647">
            <text:p>64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257111787796">
            <text:p>1.5257111787796</text:p>
          </table:table-cell>
          <table:table-cell office:value-type="float" office:value="1.67266271152182">
            <text:p>1.67266271152182</text:p>
          </table:table-cell>
          <table:table-cell office:value-type="float" office:value="1.10863235189145">
            <text:p>1.10863235189145</text:p>
          </table:table-cell>
          <table:table-cell office:value-type="float" office:value="-0.169352841177585">
            <text:p>-0.169352841177585</text:p>
          </table:table-cell>
          <table:table-cell office:value-type="float" office:value="0.403564155481145">
            <text:p>0.403564155481145</text:p>
          </table:table-cell>
          <table:table-cell office:value-type="float" office:value="0.766003588869907">
            <text:p>0.766003588869907</text:p>
          </table:table-cell>
          <table:table-cell office:value-type="float" office:value="0">
            <text:p/>
          </table:table-cell>
          <table:table-cell office:value-type="float" office:value="8.18031722444822">
            <text:p>8.18031722444822</text:p>
          </table:table-cell>
          <table:table-cell office:value-type="float" office:value="1.77636049841433">
            <text:p>1.77636049841433</text:p>
          </table:table-cell>
          <table:table-cell office:value-type="float" office:value="0.436363636363636">
            <text:p>0.436363636363636</text:p>
          </table:table-cell>
          <table:table-cell office:value-type="float" office:value="0">
            <text:p/>
          </table:table-cell>
          <table:table-cell office:value-type="float" office:value="2.07738264372104">
            <text:p>2.0773826437210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31946388429442">
            <text:p>0.131946388429442</text:p>
          </table:table-cell>
          <table:table-cell office:value-type="float" office:value="0">
            <text:p/>
          </table:table-cell>
          <table:table-cell office:value-type="float" office:value="0.4878048780487805">
            <text:p>0.4878048780487805</text:p>
          </table:table-cell>
          <table:table-cell office:value-type="float" office:value="0.5121951219512195">
            <text:p>0.5121951219512195</text:p>
          </table:table-cell>
          <table:table-cell office:value-type="float" office:value="59.707433575480145">
            <text:p>59.707433575480145</text:p>
          </table:table-cell>
          <table:table-cell office:value-type="float" office:value="9.832381309111339">
            <text:p>9.832381309111339</text:p>
          </table:table-cell>
          <table:table-cell office:value-type="float" office:value="16.59403963681988">
            <text:p>16.5940396368198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2-1414-NOT-TREMOR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0617039203644">
            <text:p>0.800617039203644</text:p>
          </table:table-cell>
          <table:table-cell office:value-type="float" office:value="-0.314559614926307">
            <text:p>-0.314559614926307</text:p>
          </table:table-cell>
          <table:table-cell office:value-type="float" office:value="-0.090660499425435">
            <text:p>-0.090660499425435</text:p>
          </table:table-cell>
          <table:table-cell office:value-type="float" office:value="0.143124023076482">
            <text:p>0.143124023076482</text:p>
          </table:table-cell>
          <table:table-cell office:value-type="float" office:value="0">
            <text:p/>
          </table:table-cell>
          <table:table-cell office:value-type="float" office:value="0.579817599236791">
            <text:p>0.579817599236791</text:p>
          </table:table-cell>
          <table:table-cell office:value-type="float" office:value="0.413938025528843">
            <text:p>0.413938025528843</text:p>
          </table:table-cell>
          <table:table-cell office:value-type="float" office:value="2.89426323315317">
            <text:p>2.89426323315317</text:p>
          </table:table-cell>
          <table:table-cell office:value-type="float" office:value="0.576612111801904">
            <text:p>0.576612111801904</text:p>
          </table:table-cell>
          <table:table-cell office:value-type="float" office:value="0.833333333333333">
            <text:p>0.833333333333333</text:p>
          </table:table-cell>
          <table:table-cell office:value-type="float" office:value="0">
            <text:p/>
          </table:table-cell>
          <table:table-cell office:value-type="float" office:value="0.120930549455023">
            <text:p>0.12093054945502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27319587628866">
            <text:p>0.327319587628866</text:p>
          </table:table-cell>
          <table:table-cell office:value-type="float" office:value="0.6726804123711341">
            <text:p>0.6726804123711341</text:p>
          </table:table-cell>
          <table:table-cell office:value-type="float" office:value="34.16642005864787">
            <text:p>34.16642005864787</text:p>
          </table:table-cell>
          <table:table-cell office:value-type="float" office:value="18.413867547145852">
            <text:p>18.413867547145852</text:p>
          </table:table-cell>
          <table:table-cell office:value-type="float" office:value="21.686639241638346">
            <text:p>21.686639241638346</text:p>
          </table:table-cell>
          <table:table-cell office:value-type="float" office:value="1">
            <text:p>1</text:p>
          </table:table-cell>
          <table:table-cell office:value-type="string">
            <text:p>strong exp decay in hf</text:p>
          </table:table-cell>
        </table:table-row>
        <table:table-row>
          <table:table-cell office:value-type="string">
            <text:p>652-1538-TREMOR</text:p>
          </table:table-cell>
          <table:table-cell office:value-type="float" office:value="652">
            <text:p>65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12765276432037">
            <text:p>-0.212765276432037</text:p>
          </table:table-cell>
          <table:table-cell office:value-type="float" office:value="0.817502412432617">
            <text:p>0.817502412432617</text:p>
          </table:table-cell>
          <table:table-cell office:value-type="float" office:value="0.695541183284316">
            <text:p>0.695541183284316</text:p>
          </table:table-cell>
          <table:table-cell office:value-type="float" office:value="0.190980576969687">
            <text:p>0.190980576969687</text:p>
          </table:table-cell>
          <table:table-cell office:value-type="float" office:value="0.719494761315296">
            <text:p>0.719494761315296</text:p>
          </table:table-cell>
          <table:table-cell office:value-type="float" office:value="0.633415115408707">
            <text:p>0.633415115408707</text:p>
          </table:table-cell>
          <table:table-cell office:value-type="float" office:value="0.263234721561485">
            <text:p>0.263234721561485</text:p>
          </table:table-cell>
          <table:table-cell office:value-type="float" office:value="7.20885156312658">
            <text:p>7.20885156312658</text:p>
          </table:table-cell>
          <table:table-cell office:value-type="float" office:value="1.90266724407618">
            <text:p>1.90266724407618</text:p>
          </table:table-cell>
          <table:table-cell office:value-type="float" office:value="0.12">
            <text:p>0.12</text:p>
          </table:table-cell>
          <table:table-cell office:value-type="float" office:value="0">
            <text:p/>
          </table:table-cell>
          <table:table-cell office:value-type="float" office:value="0.313831259832006">
            <text:p>0.313831259832006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3">
            <text:p>0.63</text:p>
          </table:table-cell>
          <table:table-cell office:value-type="float" office:value="0.37">
            <text:p>0.37</text:p>
          </table:table-cell>
          <table:table-cell office:value-type="float" office:value="97.15225660532538">
            <text:p>97.15225660532538</text:p>
          </table:table-cell>
          <table:table-cell office:value-type="float" office:value="8.18252183848734">
            <text:p>8.18252183848734</text:p>
          </table:table-cell>
          <table:table-cell office:value-type="float" office:value="19.3412374523722">
            <text:p>19.341237452372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4-2124-TREMOR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01739525794983">
            <text:p>-1.01739525794983</text:p>
          </table:table-cell>
          <table:table-cell office:value-type="float" office:value="1.78500264695071">
            <text:p>1.78500264695071</text:p>
          </table:table-cell>
          <table:table-cell office:value-type="float" office:value="0.906796707663107">
            <text:p>0.906796707663107</text:p>
          </table:table-cell>
          <table:table-cell office:value-type="float" office:value="0.151418601848711">
            <text:p>0.151418601848711</text:p>
          </table:table-cell>
          <table:table-cell office:value-type="float" office:value="0.764784054859589">
            <text:p>0.764784054859589</text:p>
          </table:table-cell>
          <table:table-cell office:value-type="float" office:value="0.600072107776576">
            <text:p>0.600072107776576</text:p>
          </table:table-cell>
          <table:table-cell office:value-type="float" office:value="0.666189983246893">
            <text:p>0.666189983246893</text:p>
          </table:table-cell>
          <table:table-cell office:value-type="float" office:value="7.1910174481886">
            <text:p>7.1910174481886</text:p>
          </table:table-cell>
          <table:table-cell office:value-type="float" office:value="2.73293879588059">
            <text:p>2.73293879588059</text:p>
          </table:table-cell>
          <table:table-cell office:value-type="float" office:value="0.0427350427350427">
            <text:p>0.0427350427350427</text:p>
          </table:table-cell>
          <table:table-cell office:value-type="float" office:value="0">
            <text:p/>
          </table:table-cell>
          <table:table-cell office:value-type="float" office:value="0.13510197426223">
            <text:p>0.1351019742622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6116504854368932">
            <text:p>0.6116504854368932</text:p>
          </table:table-cell>
          <table:table-cell office:value-type="float" office:value="0.3883495145631068">
            <text:p>0.3883495145631068</text:p>
          </table:table-cell>
          <table:table-cell office:value-type="float" office:value="126.012601260126">
            <text:p>126.012601260126</text:p>
          </table:table-cell>
          <table:table-cell office:value-type="float" office:value="7.247033245765015">
            <text:p>7.247033245765015</text:p>
          </table:table-cell>
          <table:table-cell office:value-type="float" office:value="17.11119786691475">
            <text:p>17.1111978669147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4-2248-tremor-then-beta</text:p>
          </table:table-cell>
          <table:table-cell office:value-type="float" office:value="654">
            <text:p>65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46270656585693">
            <text:p>0.746270656585693</text:p>
          </table:table-cell>
          <table:table-cell office:value-type="float" office:value="0.873407558445329">
            <text:p>0.873407558445329</text:p>
          </table:table-cell>
          <table:table-cell office:value-type="float" office:value="0.69393322854675">
            <text:p>0.69393322854675</text:p>
          </table:table-cell>
          <table:table-cell office:value-type="float" office:value="0.216928105310963">
            <text:p>0.216928105310963</text:p>
          </table:table-cell>
          <table:table-cell office:value-type="float" office:value="0">
            <text:p/>
          </table:table-cell>
          <table:table-cell office:value-type="float" office:value="0.291494983557034">
            <text:p>0.291494983557034</text:p>
          </table:table-cell>
          <table:table-cell office:value-type="float" office:value="0.355448195150504">
            <text:p>0.355448195150504</text:p>
          </table:table-cell>
          <table:table-cell office:value-type="float" office:value="3.51770956469647">
            <text:p>3.51770956469647</text:p>
          </table:table-cell>
          <table:table-cell office:value-type="float" office:value="1.31223779266973">
            <text:p>1.3122377926697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445205479452054">
            <text:p>0.5445205479452054</text:p>
          </table:table-cell>
          <table:table-cell office:value-type="float" office:value="0.4554794520547945">
            <text:p>0.4554794520547945</text:p>
          </table:table-cell>
          <table:table-cell office:value-type="float" office:value="79.96378998189498">
            <text:p>79.96378998189498</text:p>
          </table:table-cell>
          <table:table-cell office:value-type="float" office:value="9.848423141572933">
            <text:p>9.848423141572933</text:p>
          </table:table-cell>
          <table:table-cell office:value-type="float" office:value="18.847099676630243">
            <text:p>18.84709967663024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5-744-TREMOR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6">
            <text:p>1.6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23324227333069">
            <text:p>2.23324227333069</text:p>
          </table:table-cell>
          <table:table-cell office:value-type="float" office:value="0.958421145119736">
            <text:p>0.958421145119736</text:p>
          </table:table-cell>
          <table:table-cell office:value-type="float" office:value="0.815625359621048">
            <text:p>0.815625359621048</text:p>
          </table:table-cell>
          <table:table-cell office:value-type="float" office:value="0.152120125611909">
            <text:p>0.152120125611909</text:p>
          </table:table-cell>
          <table:table-cell office:value-type="float" office:value="0.292464111096148">
            <text:p>0.292464111096148</text:p>
          </table:table-cell>
          <table:table-cell office:value-type="float" office:value="0.707082073967911">
            <text:p>0.707082073967911</text:p>
          </table:table-cell>
          <table:table-cell office:value-type="float" office:value="0.237677433004321">
            <text:p>0.237677433004321</text:p>
          </table:table-cell>
          <table:table-cell office:value-type="float" office:value="3.81498484371871">
            <text:p>3.81498484371871</text:p>
          </table:table-cell>
          <table:table-cell office:value-type="float" office:value="1.30672329843467">
            <text:p>1.3067232984346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205183585313174">
            <text:p>0.5205183585313174</text:p>
          </table:table-cell>
          <table:table-cell office:value-type="float" office:value="0.4794816414686825">
            <text:p>0.4794816414686825</text:p>
          </table:table-cell>
          <table:table-cell office:value-type="float" office:value="97.13629310171096">
            <text:p>97.13629310171096</text:p>
          </table:table-cell>
          <table:table-cell office:value-type="float" office:value="21.87655513236794">
            <text:p>21.87655513236794</text:p>
          </table:table-cell>
          <table:table-cell office:value-type="float" office:value="36.661942053543854">
            <text:p>36.66194205354385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5-996-NOT-TREMOR</text:p>
          </table:table-cell>
          <table:table-cell office:value-type="float" office:value="655">
            <text:p>655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85824143886566">
            <text:p>1.85824143886566</text:p>
          </table:table-cell>
          <table:table-cell office:value-type="float" office:value="-0.219786054465843">
            <text:p>-0.219786054465843</text:p>
          </table:table-cell>
          <table:table-cell office:value-type="float" office:value="-0.139407529650567">
            <text:p>-0.139407529650567</text:p>
          </table:table-cell>
          <table:table-cell office:value-type="float" office:value="-0.0185570009802666">
            <text:p>-0.0185570009802666</text:p>
          </table:table-cell>
          <table:table-cell office:value-type="float" office:value="0">
            <text:p/>
          </table:table-cell>
          <table:table-cell office:value-type="float" office:value="0.176131583786978">
            <text:p>0.176131583786978</text:p>
          </table:table-cell>
          <table:table-cell office:value-type="float" office:value="0.378371201432826">
            <text:p>0.378371201432826</text:p>
          </table:table-cell>
          <table:table-cell office:value-type="float" office:value="2.53280630248711">
            <text:p>2.53280630248711</text:p>
          </table:table-cell>
          <table:table-cell office:value-type="float" office:value="0.977816343704518">
            <text:p>0.9778163437045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94373401534527">
            <text:p>0.4194373401534527</text:p>
          </table:table-cell>
          <table:table-cell office:value-type="float" office:value="0.5805626598465473">
            <text:p>0.5805626598465473</text:p>
          </table:table-cell>
          <table:table-cell office:value-type="float" office:value="111.67858358869594">
            <text:p>111.67858358869594</text:p>
          </table:table-cell>
          <table:table-cell office:value-type="float" office:value="26.04674645156108">
            <text:p>26.04674645156108</text:p>
          </table:table-cell>
          <table:table-cell office:value-type="float" office:value="38.39506657763463">
            <text:p>38.395066577634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8-NOT-TREMOR</text:p>
          </table:table-cell>
          <table:table-cell office:value-type="float" office:value="658">
            <text:p>65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93920880556107">
            <text:p>0.193920880556107</text:p>
          </table:table-cell>
          <table:table-cell office:value-type="float" office:value="0.361673635601029">
            <text:p>0.361673635601029</text:p>
          </table:table-cell>
          <table:table-cell office:value-type="float" office:value="0.0103859900523584">
            <text:p>0.0103859900523584</text:p>
          </table:table-cell>
          <table:table-cell office:value-type="float" office:value="-0.157347190024472">
            <text:p>-0.157347190024472</text:p>
          </table:table-cell>
          <table:table-cell office:value-type="float" office:value="0.563419832371645">
            <text:p>0.563419832371645</text:p>
          </table:table-cell>
          <table:table-cell office:value-type="float" office:value="0.904347176497567">
            <text:p>0.904347176497567</text:p>
          </table:table-cell>
          <table:table-cell office:value-type="float" office:value="0.933643489473774">
            <text:p>0.933643489473774</text:p>
          </table:table-cell>
          <table:table-cell office:value-type="float" office:value="4.48460362199756">
            <text:p>4.48460362199756</text:p>
          </table:table-cell>
          <table:table-cell office:value-type="float" office:value="1.71712238883007">
            <text:p>1.71712238883007</text:p>
          </table:table-cell>
          <table:table-cell office:value-type="float" office:value="0.0697674418604651">
            <text:p>0.0697674418604651</text:p>
          </table:table-cell>
          <table:table-cell office:value-type="float" office:value="0">
            <text:p/>
          </table:table-cell>
          <table:table-cell office:value-type="float" office:value="0.122164284129742">
            <text:p>0.122164284129742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366336633663367">
            <text:p>0.38366336633663367</text:p>
          </table:table-cell>
          <table:table-cell office:value-type="float" office:value="0.6163366336633663">
            <text:p>0.6163366336633663</text:p>
          </table:table-cell>
          <table:table-cell office:value-type="float" office:value="53.40407938257993">
            <text:p>53.40407938257993</text:p>
          </table:table-cell>
          <table:table-cell office:value-type="float" office:value="14.191753964001961">
            <text:p>14.191753964001961</text:p>
          </table:table-cell>
          <table:table-cell office:value-type="float" office:value="19.75762673735072">
            <text:p>19.7576267373507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645-NOT-TREMOR</text:p>
          </table:table-cell>
          <table:table-cell office:value-type="float" office:value="664">
            <text:p>66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50270855426788">
            <text:p>-1.50270855426788</text:p>
          </table:table-cell>
          <table:table-cell office:value-type="float" office:value="0.031804714302909">
            <text:p>0.031804714302909</text:p>
          </table:table-cell>
          <table:table-cell office:value-type="float" office:value="-0.00149312540893274">
            <text:p>-0.00149312540893274</text:p>
          </table:table-cell>
          <table:table-cell office:value-type="float" office:value="-0.100721723363741">
            <text:p>-0.100721723363741</text:p>
          </table:table-cell>
          <table:table-cell office:value-type="float" office:value="0">
            <text:p/>
          </table:table-cell>
          <table:table-cell office:value-type="float" office:value="0.347052698394437">
            <text:p>0.347052698394437</text:p>
          </table:table-cell>
          <table:table-cell office:value-type="float" office:value="0">
            <text:p/>
          </table:table-cell>
          <table:table-cell office:value-type="float" office:value="2.45917251549321">
            <text:p>2.45917251549321</text:p>
          </table:table-cell>
          <table:table-cell office:value-type="float" office:value="0.461324615356341">
            <text:p>0.46132461535634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0302601983354331">
            <text:p>0.030260198335433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135135135135137">
            <text:p>0.35135135135135137</text:p>
          </table:table-cell>
          <table:table-cell office:value-type="float" office:value="0.6486486486486487">
            <text:p>0.6486486486486487</text:p>
          </table:table-cell>
          <table:table-cell office:value-type="float" office:value="66.9359949302915">
            <text:p>66.9359949302915</text:p>
          </table:table-cell>
          <table:table-cell office:value-type="float" office:value="27.200066954010968">
            <text:p>27.200066954010968</text:p>
          </table:table-cell>
          <table:table-cell office:value-type="float" office:value="34.368533571126434">
            <text:p>34.36853357112643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</text:p>
          </table:table-cell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409434527158737">
            <text:p>0.409434527158737</text:p>
          </table:table-cell>
          <table:table-cell office:value-type="float" office:value="0.930782686395626">
            <text:p>0.930782686395626</text:p>
          </table:table-cell>
          <table:table-cell office:value-type="float" office:value="0.631961072743356">
            <text:p>0.631961072743356</text:p>
          </table:table-cell>
          <table:table-cell office:value-type="float" office:value="-0.0254979499348812">
            <text:p>-0.0254979499348812</text:p>
          </table:table-cell>
          <table:table-cell office:value-type="float" office:value="0.977043781394633">
            <text:p>0.977043781394633</text:p>
          </table:table-cell>
          <table:table-cell office:value-type="float" office:value="0.97418050254263">
            <text:p>0.97418050254263</text:p>
          </table:table-cell>
          <table:table-cell office:value-type="float" office:value="0.449268805205108">
            <text:p>0.449268805205108</text:p>
          </table:table-cell>
          <table:table-cell office:value-type="float" office:value="10.1114979686725">
            <text:p>10.1114979686725</text:p>
          </table:table-cell>
          <table:table-cell office:value-type="float" office:value="3.11555194604537">
            <text:p>3.115551946045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102745410672602">
            <text:p>0.102745410672602</text:p>
          </table:table-cell>
          <table:table-cell office:value-type="float" office:value="0.4338464638989">
            <text:p>0.4338464638989</text:p>
          </table:table-cell>
          <table:table-cell office:value-type="float" office:value="0.531366275546932">
            <text:p>0.531366275546932</text:p>
          </table:table-cell>
          <table:table-cell office:value-type="float" office:value="0.618860510805501">
            <text:p>0.618860510805501</text:p>
          </table:table-cell>
          <table:table-cell office:value-type="float" office:value="0.381139489194499">
            <text:p>0.381139489194499</text:p>
          </table:table-cell>
          <table:table-cell office:value-type="float" office:value="120.3576341127923">
            <text:p>120.3576341127923</text:p>
          </table:table-cell>
          <table:table-cell office:value-type="float" office:value="18.130434457544876">
            <text:p>18.130434457544876</text:p>
          </table:table-cell>
          <table:table-cell office:value-type="float" office:value="38.22055890621621">
            <text:p>38.220558906216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-b</text:p>
          </table:table-cell>
          <table:table-cell office:value-type="float" office:value="664">
            <text:p>664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20679128170013">
            <text:p>0.820679128170013</text:p>
          </table:table-cell>
          <table:table-cell office:value-type="float" office:value="1.14656809827112">
            <text:p>1.14656809827112</text:p>
          </table:table-cell>
          <table:table-cell office:value-type="float" office:value="0.912698195589784">
            <text:p>0.912698195589784</text:p>
          </table:table-cell>
          <table:table-cell office:value-type="float" office:value="-0.161185449376598">
            <text:p>-0.161185449376598</text:p>
          </table:table-cell>
          <table:table-cell office:value-type="float" office:value="0.6765348128122">
            <text:p>0.6765348128122</text:p>
          </table:table-cell>
          <table:table-cell office:value-type="float" office:value="0.86329952898392">
            <text:p>0.86329952898392</text:p>
          </table:table-cell>
          <table:table-cell office:value-type="float" office:value="0.783170416419336">
            <text:p>0.783170416419336</text:p>
          </table:table-cell>
          <table:table-cell office:value-type="float" office:value="8.1253930310504">
            <text:p>8.1253930310504</text:p>
          </table:table-cell>
          <table:table-cell office:value-type="float" office:value="3.67161868582694">
            <text:p>3.67161868582694</text:p>
          </table:table-cell>
          <table:table-cell office:value-type="float" office:value="0.772727272727273">
            <text:p>0.772727272727273</text:p>
          </table:table-cell>
          <table:table-cell office:value-type="float" office:value="0">
            <text:p/>
          </table:table-cell>
          <table:table-cell office:value-type="float" office:value="2.80381079958332">
            <text:p>2.80381079958332</text:p>
          </table:table-cell>
          <table:table-cell office:value-type="float" office:value="0">
            <text:p/>
          </table:table-cell>
          <table:table-cell office:value-type="float" office:value="0.72879675103774">
            <text:p>0.72879675103774</text:p>
          </table:table-cell>
          <table:table-cell office:value-type="float" office:value="0.865590576340387">
            <text:p>0.865590576340387</text:p>
          </table:table-cell>
          <table:table-cell office:value-type="float" office:value="0.690538590423797">
            <text:p>0.690538590423797</text:p>
          </table:table-cell>
          <table:table-cell office:value-type="float" office:value="0.5436507936507936">
            <text:p>0.5436507936507936</text:p>
          </table:table-cell>
          <table:table-cell office:value-type="float" office:value="0.45634920634920634">
            <text:p>0.45634920634920634</text:p>
          </table:table-cell>
          <table:table-cell office:value-type="float" office:value="146.15515917043612">
            <text:p>146.15515917043612</text:p>
          </table:table-cell>
          <table:table-cell office:value-type="float" office:value="23.375884218229125">
            <text:p>23.375884218229125</text:p>
          </table:table-cell>
          <table:table-cell office:value-type="float" office:value="43.02573348631372">
            <text:p>43.02573348631372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4-cell1-c</text:p>
          </table:table-cell>
          <table:table-cell office:value-type="float" office:value="664">
            <text:p>664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808786273002625">
            <text:p>0.808786273002625</text:p>
          </table:table-cell>
          <table:table-cell office:value-type="float" office:value="1.24466258261483">
            <text:p>1.24466258261483</text:p>
          </table:table-cell>
          <table:table-cell office:value-type="float" office:value="0.902524592341769">
            <text:p>0.902524592341769</text:p>
          </table:table-cell>
          <table:table-cell office:value-type="float" office:value="-0.361527831828741">
            <text:p>-0.361527831828741</text:p>
          </table:table-cell>
          <table:table-cell office:value-type="float" office:value="0.486698203134164">
            <text:p>0.486698203134164</text:p>
          </table:table-cell>
          <table:table-cell office:value-type="float" office:value="0.582920710292527">
            <text:p>0.582920710292527</text:p>
          </table:table-cell>
          <table:table-cell office:value-type="float" office:value="0.74508731913609">
            <text:p>0.74508731913609</text:p>
          </table:table-cell>
          <table:table-cell office:value-type="float" office:value="7.16749525073372">
            <text:p>7.16749525073372</text:p>
          </table:table-cell>
          <table:table-cell office:value-type="float" office:value="3.32579043032066">
            <text:p>3.32579043032066</text:p>
          </table:table-cell>
          <table:table-cell office:value-type="float" office:value="0.636363636363636">
            <text:p>0.636363636363636</text:p>
          </table:table-cell>
          <table:table-cell office:value-type="float" office:value="0">
            <text:p/>
          </table:table-cell>
          <table:table-cell office:value-type="float" office:value="1.52375953841659">
            <text:p>1.52375953841659</text:p>
          </table:table-cell>
          <table:table-cell office:value-type="float" office:value="0">
            <text:p/>
          </table:table-cell>
          <table:table-cell office:value-type="float" office:value="0.760980697391894">
            <text:p>0.760980697391894</text:p>
          </table:table-cell>
          <table:table-cell office:value-type="float" office:value="0.891763586359431">
            <text:p>0.891763586359431</text:p>
          </table:table-cell>
          <table:table-cell office:value-type="float" office:value="0.763714728491563">
            <text:p>0.763714728491563</text:p>
          </table:table-cell>
          <table:table-cell office:value-type="float" office:value="0.547945205479452">
            <text:p>0.547945205479452</text:p>
          </table:table-cell>
          <table:table-cell office:value-type="float" office:value="0.4520547945205479">
            <text:p>0.4520547945205479</text:p>
          </table:table-cell>
          <table:table-cell office:value-type="float" office:value="142.92520247737016">
            <text:p>142.92520247737016</text:p>
          </table:table-cell>
          <table:table-cell office:value-type="float" office:value="23.296748809277283">
            <text:p>23.296748809277283</text:p>
          </table:table-cell>
          <table:table-cell office:value-type="float" office:value="43.032980161599646">
            <text:p>43.03298016159964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8-518-NOT-TREMOR</text:p>
          </table:table-cell>
          <table:table-cell office:value-type="float" office:value="668">
            <text:p>66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359638214111328">
            <text:p>-0.359638214111328</text:p>
          </table:table-cell>
          <table:table-cell office:value-type="float" office:value="0.484116835217601">
            <text:p>0.484116835217601</text:p>
          </table:table-cell>
          <table:table-cell office:value-type="float" office:value="0.603254285613815">
            <text:p>0.603254285613815</text:p>
          </table:table-cell>
          <table:table-cell office:value-type="float" office:value="0.228805314785971">
            <text:p>0.228805314785971</text:p>
          </table:table-cell>
          <table:table-cell office:value-type="float" office:value="0.467321822498063">
            <text:p>0.467321822498063</text:p>
          </table:table-cell>
          <table:table-cell office:value-type="float" office:value="0.801116445014285">
            <text:p>0.801116445014285</text:p>
          </table:table-cell>
          <table:table-cell office:value-type="float" office:value="0">
            <text:p/>
          </table:table-cell>
          <table:table-cell office:value-type="float" office:value="4.63547888789918">
            <text:p>4.63547888789918</text:p>
          </table:table-cell>
          <table:table-cell office:value-type="float" office:value="0.783434949934616">
            <text:p>0.783434949934616</text:p>
          </table:table-cell>
          <table:table-cell office:value-type="float" office:value="0.461538461538462">
            <text:p>0.461538461538462</text:p>
          </table:table-cell>
          <table:table-cell office:value-type="float" office:value="0">
            <text:p/>
          </table:table-cell>
          <table:table-cell office:value-type="float" office:value="0.931847397980293">
            <text:p>0.93184739798029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881278538812785">
            <text:p>0.3881278538812785</text:p>
          </table:table-cell>
          <table:table-cell office:value-type="float" office:value="0.6118721461187214">
            <text:p>0.6118721461187214</text:p>
          </table:table-cell>
          <table:table-cell office:value-type="float" office:value="85.34822074062173">
            <text:p>85.34822074062173</text:p>
          </table:table-cell>
          <table:table-cell office:value-type="float" office:value="15.153297086043587">
            <text:p>15.153297086043587</text:p>
          </table:table-cell>
          <table:table-cell office:value-type="float" office:value="22.258631063698306">
            <text:p>22.25863106369830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8-650</text:p>
          </table:table-cell>
          <table:table-cell office:value-type="float" office:value="668">
            <text:p>66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29748523235321">
            <text:p>1.29748523235321</text:p>
          </table:table-cell>
          <table:table-cell office:value-type="float" office:value="1.23258190833798">
            <text:p>1.23258190833798</text:p>
          </table:table-cell>
          <table:table-cell office:value-type="float" office:value="1.2870080854422">
            <text:p>1.2870080854422</text:p>
          </table:table-cell>
          <table:table-cell office:value-type="float" office:value="0.140835388334989">
            <text:p>0.140835388334989</text:p>
          </table:table-cell>
          <table:table-cell office:value-type="float" office:value="0.949014496873261">
            <text:p>0.949014496873261</text:p>
          </table:table-cell>
          <table:table-cell office:value-type="float" office:value="0.952507535894489">
            <text:p>0.952507535894489</text:p>
          </table:table-cell>
          <table:table-cell office:value-type="float" office:value="0">
            <text:p/>
          </table:table-cell>
          <table:table-cell office:value-type="float" office:value="7.73398996861258">
            <text:p>7.73398996861258</text:p>
          </table:table-cell>
          <table:table-cell office:value-type="float" office:value="0.482606094142226">
            <text:p>0.482606094142226</text:p>
          </table:table-cell>
          <table:table-cell office:value-type="float" office:value="0.857142857142857">
            <text:p>0.857142857142857</text:p>
          </table:table-cell>
          <table:table-cell office:value-type="float" office:value="0">
            <text:p/>
          </table:table-cell>
          <table:table-cell office:value-type="float" office:value="4.40218886610696">
            <text:p>4.40218886610696</text:p>
          </table:table-cell>
          <table:table-cell office:value-type="float" office:value="0">
            <text:p/>
          </table:table-cell>
          <table:table-cell office:value-type="float" office:value="0.846389041264808">
            <text:p>0.846389041264808</text:p>
          </table:table-cell>
          <table:table-cell office:value-type="float" office:value="0.862952826533248">
            <text:p>0.862952826533248</text:p>
          </table:table-cell>
          <table:table-cell office:value-type="float" office:value="0.412769255614689">
            <text:p>0.412769255614689</text:p>
          </table:table-cell>
          <table:table-cell office:value-type="float" office:value="0.5445205479452054">
            <text:p>0.5445205479452054</text:p>
          </table:table-cell>
          <table:table-cell office:value-type="float" office:value="0.4554794520547945">
            <text:p>0.4554794520547945</text:p>
          </table:table-cell>
          <table:table-cell office:value-type="float" office:value="170.8207993124194">
            <text:p>170.8207993124194</text:p>
          </table:table-cell>
          <table:table-cell office:value-type="float" office:value="36.237412267317666">
            <text:p>36.237412267317666</text:p>
          </table:table-cell>
          <table:table-cell office:value-type="float" office:value="63.46391250673761">
            <text:p>63.4639125067376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645-TREMOR-MOV-DESYNCH-TREMOR-REST</text:p>
          </table:table-cell>
          <table:table-cell office:value-type="float" office:value="669">
            <text:p>669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673325479030609">
            <text:p>0.673325479030609</text:p>
          </table:table-cell>
          <table:table-cell office:value-type="float" office:value="1.52357759005408">
            <text:p>1.52357759005408</text:p>
          </table:table-cell>
          <table:table-cell office:value-type="float" office:value="1.26460383310708">
            <text:p>1.26460383310708</text:p>
          </table:table-cell>
          <table:table-cell office:value-type="float" office:value="0.091800082542131">
            <text:p>0.091800082542131</text:p>
          </table:table-cell>
          <table:table-cell office:value-type="float" office:value="0.788748574586271">
            <text:p>0.788748574586271</text:p>
          </table:table-cell>
          <table:table-cell office:value-type="float" office:value="0.811599246268102">
            <text:p>0.811599246268102</text:p>
          </table:table-cell>
          <table:table-cell office:value-type="float" office:value="0.231014787169354">
            <text:p>0.231014787169354</text:p>
          </table:table-cell>
          <table:table-cell office:value-type="float" office:value="6.26189675762672">
            <text:p>6.26189675762672</text:p>
          </table:table-cell>
          <table:table-cell office:value-type="float" office:value="1.91706995282433">
            <text:p>1.91706995282433</text:p>
          </table:table-cell>
          <table:table-cell office:value-type="float" office:value="0.408">
            <text:p>0.408</text:p>
          </table:table-cell>
          <table:table-cell office:value-type="float" office:value="0">
            <text:p/>
          </table:table-cell>
          <table:table-cell office:value-type="float" office:value="0.916381120253685">
            <text:p>0.916381120253685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13164893617021275">
            <text:p>0.13164893617021275</text:p>
          </table:table-cell>
          <table:table-cell office:value-type="float" office:value="0.8683510638297872">
            <text:p>0.8683510638297872</text:p>
          </table:table-cell>
          <table:table-cell office:value-type="float" office:value="43.66773704082713">
            <text:p>43.66773704082713</text:p>
          </table:table-cell>
          <table:table-cell office:value-type="float" office:value="40.235522605832365">
            <text:p>40.235522605832365</text:p>
          </table:table-cell>
          <table:table-cell office:value-type="float" office:value="40.656208505797835">
            <text:p>40.65620850579783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689-NOT-TREMOR</text:p>
          </table:table-cell>
          <table:table-cell office:value-type="float" office:value="669">
            <text:p>669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12841928005219">
            <text:p>0.712841928005219</text:p>
          </table:table-cell>
          <table:table-cell office:value-type="float" office:value="-0.146268012542821">
            <text:p>-0.146268012542821</text:p>
          </table:table-cell>
          <table:table-cell office:value-type="float" office:value="-0.0438617812419221">
            <text:p>-0.0438617812419221</text:p>
          </table:table-cell>
          <table:table-cell office:value-type="float" office:value="0.0974858231130866">
            <text:p>0.0974858231130866</text:p>
          </table:table-cell>
          <table:table-cell office:value-type="float" office:value="0.36631206307811">
            <text:p>0.36631206307811</text:p>
          </table:table-cell>
          <table:table-cell office:value-type="float" office:value="0.473839914758077">
            <text:p>0.473839914758077</text:p>
          </table:table-cell>
          <table:table-cell office:value-type="float" office:value="0">
            <text:p/>
          </table:table-cell>
          <table:table-cell office:value-type="float" office:value="4.21716834998867">
            <text:p>4.21716834998867</text:p>
          </table:table-cell>
          <table:table-cell office:value-type="float" office:value="1.72218896995827">
            <text:p>1.72218896995827</text:p>
          </table:table-cell>
          <table:table-cell office:value-type="float" office:value="0.238095238095238">
            <text:p>0.238095238095238</text:p>
          </table:table-cell>
          <table:table-cell office:value-type="float" office:value="0">
            <text:p/>
          </table:table-cell>
          <table:table-cell office:value-type="float" office:value="0.208426180853794">
            <text:p>0.208426180853794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236686390532544">
            <text:p>0.40236686390532544</text:p>
          </table:table-cell>
          <table:table-cell office:value-type="float" office:value="0.5976331360946746">
            <text:p>0.5976331360946746</text:p>
          </table:table-cell>
          <table:table-cell office:value-type="float" office:value="60.24416606127186">
            <text:p>60.24416606127186</text:p>
          </table:table-cell>
          <table:table-cell office:value-type="float" office:value="17.204432952110356">
            <text:p>17.204432952110356</text:p>
          </table:table-cell>
          <table:table-cell office:value-type="float" office:value="24.145202676831463">
            <text:p>24.14520267683146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cell2</text:p>
          </table:table-cell>
          <table:table-cell office:value-type="float" office:value="669">
            <text:p>6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788883090019226">
            <text:p>0.788883090019226</text:p>
          </table:table-cell>
          <table:table-cell office:value-type="float" office:value="1.89448173261102">
            <text:p>1.89448173261102</text:p>
          </table:table-cell>
          <table:table-cell office:value-type="float" office:value="1.68745036384631">
            <text:p>1.68745036384631</text:p>
          </table:table-cell>
          <table:table-cell office:value-type="float" office:value="0.355698155303095">
            <text:p>0.355698155303095</text:p>
          </table:table-cell>
          <table:table-cell office:value-type="float" office:value="0.488082301535663">
            <text:p>0.488082301535663</text:p>
          </table:table-cell>
          <table:table-cell office:value-type="float" office:value="0.525195990243609">
            <text:p>0.525195990243609</text:p>
          </table:table-cell>
          <table:table-cell office:value-type="float" office:value="0">
            <text:p/>
          </table:table-cell>
          <table:table-cell office:value-type="float" office:value="6.27157157530785">
            <text:p>6.27157157530785</text:p>
          </table:table-cell>
          <table:table-cell office:value-type="float" office:value="0.891196091933886">
            <text:p>0.891196091933886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.93251145302523">
            <text:p>1.93251145302523</text:p>
          </table:table-cell>
          <table:table-cell office:value-type="float" office:value="0">
            <text:p/>
          </table:table-cell>
          <table:table-cell office:value-type="float" office:value="0.977416346024443">
            <text:p>0.977416346024443</text:p>
          </table:table-cell>
          <table:table-cell office:value-type="float" office:value="0.964238955096911">
            <text:p>0.964238955096911</text:p>
          </table:table-cell>
          <table:table-cell office:value-type="float" office:value="0.247832197317406">
            <text:p>0.247832197317406</text:p>
          </table:table-cell>
          <table:table-cell office:value-type="float" office:value="0.6581740976645435">
            <text:p>0.6581740976645435</text:p>
          </table:table-cell>
          <table:table-cell office:value-type="float" office:value="0.34182590233545646">
            <text:p>0.34182590233545646</text:p>
          </table:table-cell>
          <table:table-cell office:value-type="float" office:value="151.5447790379351">
            <text:p>151.5447790379351</text:p>
          </table:table-cell>
          <table:table-cell office:value-type="float" office:value="23.796573293445743">
            <text:p>23.796573293445743</text:p>
          </table:table-cell>
          <table:table-cell office:value-type="float" office:value="53.454208696125875">
            <text:p>53.45420869612587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1289-NOT-TREMOR</text:p>
          </table:table-cell>
          <table:table-cell office:value-type="float" office:value="671">
            <text:p>67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903514504432678">
            <text:p>0.903514504432678</text:p>
          </table:table-cell>
          <table:table-cell office:value-type="float" office:value="0.630529627340949">
            <text:p>0.630529627340949</text:p>
          </table:table-cell>
          <table:table-cell office:value-type="float" office:value="0.493073466310231">
            <text:p>0.493073466310231</text:p>
          </table:table-cell>
          <table:table-cell office:value-type="float" office:value="0.197008478250056">
            <text:p>0.197008478250056</text:p>
          </table:table-cell>
          <table:table-cell office:value-type="float" office:value="0.491760947577973">
            <text:p>0.491760947577973</text:p>
          </table:table-cell>
          <table:table-cell office:value-type="float" office:value="0.572544347754104">
            <text:p>0.572544347754104</text:p>
          </table:table-cell>
          <table:table-cell office:value-type="float" office:value="0">
            <text:p/>
          </table:table-cell>
          <table:table-cell office:value-type="float" office:value="4.26825467897244">
            <text:p>4.26825467897244</text:p>
          </table:table-cell>
          <table:table-cell office:value-type="float" office:value="1.40322027078954">
            <text:p>1.40322027078954</text:p>
          </table:table-cell>
          <table:table-cell office:value-type="float" office:value="0.111111111111111">
            <text:p>0.111111111111111</text:p>
          </table:table-cell>
          <table:table-cell office:value-type="float" office:value="0">
            <text:p/>
          </table:table-cell>
          <table:table-cell office:value-type="float" office:value="0.155546424201253">
            <text:p>0.15554642420125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72286374133949">
            <text:p>0.3972286374133949</text:p>
          </table:table-cell>
          <table:table-cell office:value-type="float" office:value="0.6027713625866051">
            <text:p>0.6027713625866051</text:p>
          </table:table-cell>
          <table:table-cell office:value-type="float" office:value="62.859983042423174">
            <text:p>62.859983042423174</text:p>
          </table:table-cell>
          <table:table-cell office:value-type="float" office:value="27.343586305158613">
            <text:p>27.343586305158613</text:p>
          </table:table-cell>
          <table:table-cell office:value-type="float" office:value="35.2564520121419">
            <text:p>35.2564520121419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</text:p>
          </table:table-cell>
          <table:table-cell office:value-type="float" office:value="671">
            <text:p>67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2839558124542">
            <text:p>1.72839558124542</text:p>
          </table:table-cell>
          <table:table-cell office:value-type="float" office:value="1.40751906265345">
            <text:p>1.40751906265345</text:p>
          </table:table-cell>
          <table:table-cell office:value-type="float" office:value="0.88114094917151">
            <text:p>0.88114094917151</text:p>
          </table:table-cell>
          <table:table-cell office:value-type="float" office:value="0.0379607931694538">
            <text:p>0.0379607931694538</text:p>
          </table:table-cell>
          <table:table-cell office:value-type="float" office:value="0.910032693283324">
            <text:p>0.910032693283324</text:p>
          </table:table-cell>
          <table:table-cell office:value-type="float" office:value="0.961411159752736">
            <text:p>0.961411159752736</text:p>
          </table:table-cell>
          <table:table-cell office:value-type="float" office:value="0">
            <text:p/>
          </table:table-cell>
          <table:table-cell office:value-type="float" office:value="8.94462945388126">
            <text:p>8.94462945388126</text:p>
          </table:table-cell>
          <table:table-cell office:value-type="float" office:value="2.61501197551871">
            <text:p>2.6150119755187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905534568027696">
            <text:p>0.905534568027696</text:p>
          </table:table-cell>
          <table:table-cell office:value-type="float" office:value="0.955040142235898">
            <text:p>0.955040142235898</text:p>
          </table:table-cell>
          <table:table-cell office:value-type="float" office:value="0">
            <text:p/>
          </table:table-cell>
          <table:table-cell office:value-type="float" office:value="0.27184466019417475">
            <text:p>0.27184466019417475</text:p>
          </table:table-cell>
          <table:table-cell office:value-type="float" office:value="0.7281553398058253">
            <text:p>0.7281553398058253</text:p>
          </table:table-cell>
          <table:table-cell office:value-type="float" office:value="38.54625550660793">
            <text:p>38.54625550660793</text:p>
          </table:table-cell>
          <table:table-cell office:value-type="float" office:value="15.972943962653128">
            <text:p>15.972943962653128</text:p>
          </table:table-cell>
          <table:table-cell office:value-type="float" office:value="18.997240789104808">
            <text:p>18.99724078910480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-stim-off</text:p>
          </table:table-cell>
          <table:table-cell office:value-type="float" office:value="671">
            <text:p>67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64555513858795">
            <text:p>1.64555513858795</text:p>
          </table:table-cell>
          <table:table-cell office:value-type="float" office:value="1.72071311304543">
            <text:p>1.72071311304543</text:p>
          </table:table-cell>
          <table:table-cell office:value-type="float" office:value="1.25798619571475">
            <text:p>1.25798619571475</text:p>
          </table:table-cell>
          <table:table-cell office:value-type="float" office:value="-0.0553713450484971">
            <text:p>-0.0553713450484971</text:p>
          </table:table-cell>
          <table:table-cell office:value-type="float" office:value="0.745536214311013">
            <text:p>0.745536214311013</text:p>
          </table:table-cell>
          <table:table-cell office:value-type="float" office:value="0.879497796004037">
            <text:p>0.879497796004037</text:p>
          </table:table-cell>
          <table:table-cell office:value-type="float" office:value="0.0617814890724916">
            <text:p>0.0617814890724916</text:p>
          </table:table-cell>
          <table:table-cell office:value-type="float" office:value="6.44682259023269">
            <text:p>6.44682259023269</text:p>
          </table:table-cell>
          <table:table-cell office:value-type="float" office:value="1.17719569860457">
            <text:p>1.1771956986045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3.95513860085684">
            <text:p>3.95513860085684</text:p>
          </table:table-cell>
          <table:table-cell office:value-type="float" office:value="0">
            <text:p/>
          </table:table-cell>
          <table:table-cell office:value-type="float" office:value="0.915997687141199">
            <text:p>0.915997687141199</text:p>
          </table:table-cell>
          <table:table-cell office:value-type="float" office:value="0.949794688185422">
            <text:p>0.949794688185422</text:p>
          </table:table-cell>
          <table:table-cell office:value-type="float" office:value="0">
            <text:p/>
          </table:table-cell>
          <table:table-cell office:value-type="float" office:value="0.3333333333333333">
            <text:p>0.3333333333333333</text:p>
          </table:table-cell>
          <table:table-cell office:value-type="float" office:value="0.6666666666666666">
            <text:p>0.6666666666666666</text:p>
          </table:table-cell>
          <table:table-cell office:value-type="float" office:value="68.30601092896175">
            <text:p>68.30601092896175</text:p>
          </table:table-cell>
          <table:table-cell office:value-type="float" office:value="31.66715385364903">
            <text:p>31.66715385364903</text:p>
          </table:table-cell>
          <table:table-cell office:value-type="float" office:value="38.561936402467964">
            <text:p>38.56193640246796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1850-TREMOR-AND-ACC</text:p>
          </table:table-cell>
          <table:table-cell office:value-type="float" office:value="676">
            <text:p>67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42725133895874">
            <text:p>2.42725133895874</text:p>
          </table:table-cell>
          <table:table-cell office:value-type="float" office:value="1.8555432858579">
            <text:p>1.8555432858579</text:p>
          </table:table-cell>
          <table:table-cell office:value-type="float" office:value="1.1565811426028">
            <text:p>1.1565811426028</text:p>
          </table:table-cell>
          <table:table-cell office:value-type="float" office:value="0.244917995473257">
            <text:p>0.244917995473257</text:p>
          </table:table-cell>
          <table:table-cell office:value-type="float" office:value="0.928925585704076">
            <text:p>0.928925585704076</text:p>
          </table:table-cell>
          <table:table-cell office:value-type="float" office:value="0.940038730738893">
            <text:p>0.940038730738893</text:p>
          </table:table-cell>
          <table:table-cell office:value-type="float" office:value="0">
            <text:p/>
          </table:table-cell>
          <table:table-cell office:value-type="float" office:value="6.25762274124041">
            <text:p>6.25762274124041</text:p>
          </table:table-cell>
          <table:table-cell office:value-type="float" office:value="1.39020088363431">
            <text:p>1.39020088363431</text:p>
          </table:table-cell>
          <table:table-cell office:value-type="float" office:value="0.4">
            <text:p>0.4</text:p>
          </table:table-cell>
          <table:table-cell office:value-type="float" office:value="0">
            <text:p/>
          </table:table-cell>
          <table:table-cell office:value-type="float" office:value="1.6089936108349">
            <text:p>1.6089936108349</text:p>
          </table:table-cell>
          <table:table-cell office:value-type="float" office:value="0">
            <text:p/>
          </table:table-cell>
          <table:table-cell office:value-type="float" office:value="0.918376987045665">
            <text:p>0.918376987045665</text:p>
          </table:table-cell>
          <table:table-cell office:value-type="float" office:value="0.955566022449048">
            <text:p>0.955566022449048</text:p>
          </table:table-cell>
          <table:table-cell office:value-type="float" office:value="0">
            <text:p/>
          </table:table-cell>
          <table:table-cell office:value-type="float" office:value="0.46021505376344085">
            <text:p>0.46021505376344085</text:p>
          </table:table-cell>
          <table:table-cell office:value-type="float" office:value="0.5397849462365591">
            <text:p>0.5397849462365591</text:p>
          </table:table-cell>
          <table:table-cell office:value-type="float" office:value="93.86623622710366">
            <text:p>93.86623622710366</text:p>
          </table:table-cell>
          <table:table-cell office:value-type="float" office:value="20.564600702637513">
            <text:p>20.564600702637513</text:p>
          </table:table-cell>
          <table:table-cell office:value-type="float" office:value="32.10155412943347">
            <text:p>32.1015541294334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1953-NOT-TREMOR</text:p>
          </table:table-cell>
          <table:table-cell office:value-type="float" office:value="676">
            <text:p>676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.25">
            <text:p>1.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8537876605988">
            <text:p>1.08537876605988</text:p>
          </table:table-cell>
          <table:table-cell office:value-type="float" office:value="0.237917750635705">
            <text:p>0.237917750635705</text:p>
          </table:table-cell>
          <table:table-cell office:value-type="float" office:value="0.201978723923896">
            <text:p>0.201978723923896</text:p>
          </table:table-cell>
          <table:table-cell office:value-type="float" office:value="0.152006803619968">
            <text:p>0.152006803619968</text:p>
          </table:table-cell>
          <table:table-cell office:value-type="float" office:value="0">
            <text:p/>
          </table:table-cell>
          <table:table-cell office:value-type="float" office:value="0.561327052496301">
            <text:p>0.561327052496301</text:p>
          </table:table-cell>
          <table:table-cell office:value-type="float" office:value="0.693886636911704">
            <text:p>0.693886636911704</text:p>
          </table:table-cell>
          <table:table-cell office:value-type="float" office:value="4.95782051547705">
            <text:p>4.95782051547705</text:p>
          </table:table-cell>
          <table:table-cell office:value-type="float" office:value="2.77506918118729">
            <text:p>2.77506918118729</text:p>
          </table:table-cell>
          <table:table-cell office:value-type="float" office:value="0.487179487179487">
            <text:p>0.487179487179487</text:p>
          </table:table-cell>
          <table:table-cell office:value-type="float" office:value="0">
            <text:p/>
          </table:table-cell>
          <table:table-cell office:value-type="float" office:value="0.385664740160343">
            <text:p>0.38566474016034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5162241887905604">
            <text:p>0.5162241887905604</text:p>
          </table:table-cell>
          <table:table-cell office:value-type="float" office:value="0.4837758112094395">
            <text:p>0.4837758112094395</text:p>
          </table:table-cell>
          <table:table-cell office:value-type="float" office:value="54.62740984916592">
            <text:p>54.62740984916592</text:p>
          </table:table-cell>
          <table:table-cell office:value-type="float" office:value="13.772994181749775">
            <text:p>13.772994181749775</text:p>
          </table:table-cell>
          <table:table-cell office:value-type="float" office:value="22.434166640195674">
            <text:p>22.43416664019567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cell4</text:p>
          </table:table-cell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0583633184433">
            <text:p>1.0583633184433</text:p>
          </table:table-cell>
          <table:table-cell office:value-type="float" office:value="1.88799546881071">
            <text:p>1.88799546881071</text:p>
          </table:table-cell>
          <table:table-cell office:value-type="float" office:value="1.16213994917612">
            <text:p>1.16213994917612</text:p>
          </table:table-cell>
          <table:table-cell office:value-type="float" office:value="-0.0564210049466855">
            <text:p>-0.0564210049466855</text:p>
          </table:table-cell>
          <table:table-cell office:value-type="float" office:value="0.811974599659125">
            <text:p>0.811974599659125</text:p>
          </table:table-cell>
          <table:table-cell office:value-type="float" office:value="0.967678585398491">
            <text:p>0.967678585398491</text:p>
          </table:table-cell>
          <table:table-cell office:value-type="float" office:value="0">
            <text:p/>
          </table:table-cell>
          <table:table-cell office:value-type="float" office:value="8.2512602029798">
            <text:p>8.2512602029798</text:p>
          </table:table-cell>
          <table:table-cell office:value-type="float" office:value="3.31816096870193">
            <text:p>3.31816096870193</text:p>
          </table:table-cell>
          <table:table-cell office:value-type="float" office:value="0.236111111111111">
            <text:p>0.236111111111111</text:p>
          </table:table-cell>
          <table:table-cell office:value-type="float" office:value="0">
            <text:p/>
          </table:table-cell>
          <table:table-cell office:value-type="float" office:value="1.04742073818011">
            <text:p>1.04742073818011</text:p>
          </table:table-cell>
          <table:table-cell office:value-type="float" office:value="0">
            <text:p/>
          </table:table-cell>
          <table:table-cell office:value-type="float" office:value="0.961108978109002">
            <text:p>0.961108978109002</text:p>
          </table:table-cell>
          <table:table-cell office:value-type="float" office:value="0.926525100715127">
            <text:p>0.926525100715127</text:p>
          </table:table-cell>
          <table:table-cell office:value-type="float" office:value="0">
            <text:p/>
          </table:table-cell>
          <table:table-cell office:value-type="float" office:value="0.5337423312883436">
            <text:p>0.5337423312883436</text:p>
          </table:table-cell>
          <table:table-cell office:value-type="float" office:value="0.4662576687116564">
            <text:p>0.4662576687116564</text:p>
          </table:table-cell>
          <table:table-cell office:value-type="float" office:value="76.46066230753006">
            <text:p>76.46066230753006</text:p>
          </table:table-cell>
          <table:table-cell office:value-type="float" office:value="10.399675967990891">
            <text:p>10.399675967990891</text:p>
          </table:table-cell>
          <table:table-cell office:value-type="float" office:value="19.29962490054181">
            <text:p>19.2996249005418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8-cell1</text:p>
          </table:table-cell>
          <table:table-cell office:value-type="float" office:value="678">
            <text:p>678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2.09921479225159">
            <text:p>2.09921479225159</text:p>
          </table:table-cell>
          <table:table-cell office:value-type="float" office:value="1.987934460193">
            <text:p>1.987934460193</text:p>
          </table:table-cell>
          <table:table-cell office:value-type="float" office:value="1.15650356181286">
            <text:p>1.15650356181286</text:p>
          </table:table-cell>
          <table:table-cell office:value-type="float" office:value="-0.00851944693773103">
            <text:p>-0.00851944693773103</text:p>
          </table:table-cell>
          <table:table-cell office:value-type="float" office:value="0.487942770072053">
            <text:p>0.487942770072053</text:p>
          </table:table-cell>
          <table:table-cell office:value-type="float" office:value="0.552736571395939">
            <text:p>0.552736571395939</text:p>
          </table:table-cell>
          <table:table-cell office:value-type="float" office:value="0">
            <text:p/>
          </table:table-cell>
          <table:table-cell office:value-type="float" office:value="4.80228336946993">
            <text:p>4.80228336946993</text:p>
          </table:table-cell>
          <table:table-cell office:value-type="float" office:value="1.68948521670307">
            <text:p>1.689485216703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851055206258083">
            <text:p>0.851055206258083</text:p>
          </table:table-cell>
          <table:table-cell office:value-type="float" office:value="0.928446642800772">
            <text:p>0.928446642800772</text:p>
          </table:table-cell>
          <table:table-cell office:value-type="float" office:value="0">
            <text:p/>
          </table:table-cell>
          <table:table-cell office:value-type="float" office:value="0.49537037037037035">
            <text:p>0.49537037037037035</text:p>
          </table:table-cell>
          <table:table-cell office:value-type="float" office:value="0.5046296296296297">
            <text:p>0.5046296296296297</text:p>
          </table:table-cell>
          <table:table-cell office:value-type="float" office:value="92.11432506887053">
            <text:p>92.11432506887053</text:p>
          </table:table-cell>
          <table:table-cell office:value-type="float" office:value="23.89177246264993">
            <text:p>23.89177246264993</text:p>
          </table:table-cell>
          <table:table-cell office:value-type="float" office:value="37.736903896684744">
            <text:p>37.73690389668474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84-1018-TREMOR-in-and-out</text:p>
          </table:table-cell>
          <table:table-cell office:value-type="float" office:value="684">
            <text:p>684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1.43949925899506">
            <text:p>-1.43949925899506</text:p>
          </table:table-cell>
          <table:table-cell office:value-type="float" office:value="1.84586881041053">
            <text:p>1.84586881041053</text:p>
          </table:table-cell>
          <table:table-cell office:value-type="float" office:value="1.18826361545501">
            <text:p>1.18826361545501</text:p>
          </table:table-cell>
          <table:table-cell office:value-type="float" office:value="0.183393184387179">
            <text:p>0.18339318438717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356510207287429">
            <text:p>0.356510207287429</text:p>
          </table:table-cell>
          <table:table-cell office:value-type="float" office:value="3.40227780572109">
            <text:p>3.40227780572109</text:p>
          </table:table-cell>
          <table:table-cell office:value-type="float" office:value="1.53474764985557">
            <text:p>1.5347476498555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8218966846569">
            <text:p>0.228218966846569</text:p>
          </table:table-cell>
          <table:table-cell office:value-type="float" office:value="0.7717810331534309">
            <text:p>0.7717810331534309</text:p>
          </table:table-cell>
          <table:table-cell office:value-type="float" office:value="77.40099993724243">
            <text:p>77.40099993724243</text:p>
          </table:table-cell>
          <table:table-cell office:value-type="float" office:value="53.92505440989506">
            <text:p>53.92505440989506</text:p>
          </table:table-cell>
          <table:table-cell office:value-type="float" office:value="57.93530542671117">
            <text:p>57.9353054267111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84-917-NOT-TREMOR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office:value-type="float" office:value="1.5">
            <text:p>1.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048590961843729">
            <text:p>0.048590961843729</text:p>
          </table:table-cell>
          <table:table-cell office:value-type="float" office:value="0.0879113117397074">
            <text:p>0.0879113117397074</text:p>
          </table:table-cell>
          <table:table-cell office:value-type="float" office:value="-0.0853947659545003">
            <text:p>-0.0853947659545003</text:p>
          </table:table-cell>
          <table:table-cell office:value-type="float" office:value="-0.055554289980911">
            <text:p>-0.0555542899809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63548639666833">
            <text:p>0.563548639666833</text:p>
          </table:table-cell>
          <table:table-cell office:value-type="float" office:value="5.55704485923287">
            <text:p>5.55704485923287</text:p>
          </table:table-cell>
          <table:table-cell office:value-type="float" office:value="2.95986561861437">
            <text:p>2.95986561861437</text:p>
          </table:table-cell>
          <table:table-cell office:value-type="float" office:value="0.00845070422535211">
            <text:p>0.00845070422535211</text:p>
          </table:table-cell>
          <table:table-cell office:value-type="float" office:value="0">
            <text:p/>
          </table:table-cell>
          <table:table-cell office:value-type="float" office:value="0.0199798763251656">
            <text:p>0.0199798763251656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29990627928772">
            <text:p>0.4029990627928772</text:p>
          </table:table-cell>
          <table:table-cell office:value-type="float" office:value="0.5970009372071228">
            <text:p>0.5970009372071228</text:p>
          </table:table-cell>
          <table:table-cell office:value-type="float" office:value="40.2452903650903">
            <text:p>40.2452903650903</text:p>
          </table:table-cell>
          <table:table-cell office:value-type="float" office:value="15.931627557063738">
            <text:p>15.931627557063738</text:p>
          </table:table-cell>
          <table:table-cell office:value-type="float" office:value="21.058722850628723">
            <text:p>21.05872285062872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42-2188-b</text:p>
          </table:table-cell>
          <table:table-cell office:value-type="float" office:value="642">
            <text:p>64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ome filter was applied</text:p>
          </table:table-cell>
        </table:table-row>
        <table:table-row>
          <table:table-cell office:value-type="string">
            <text:p>642-2188-b-stim-on</text:p>
          </table:table-cell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2.5">
            <text:p>2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33034884929657">
            <text:p>1.33034884929657</text:p>
          </table:table-cell>
          <table:table-cell office:value-type="float" office:value="0.92009256443285">
            <text:p>0.92009256443285</text:p>
          </table:table-cell>
          <table:table-cell office:value-type="float" office:value="1.40608606283301">
            <text:p>1.40608606283301</text:p>
          </table:table-cell>
          <table:table-cell office:value-type="float" office:value="0.157245704840185">
            <text:p>0.157245704840185</text:p>
          </table:table-cell>
          <table:table-cell office:value-type="float" office:value="0">
            <text:p/>
          </table:table-cell>
          <table:table-cell office:value-type="float" office:value="0.662497051165842">
            <text:p>0.662497051165842</text:p>
          </table:table-cell>
          <table:table-cell office:value-type="float" office:value="0">
            <text:p/>
          </table:table-cell>
          <table:table-cell office:value-type="float" office:value="0.377785642860585">
            <text:p>0.377785642860585</text:p>
          </table:table-cell>
          <table:table-cell office:value-type="float" office:value="0.288467063179231">
            <text:p>0.2884670631792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58-TREMOR-WITH-ACCELEROMETER-AND-MOV-DESYNCH</text:p>
          </table:table-cell>
          <table:table-cell office:value-type="float" office:value="658">
            <text:p>658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string">
            <text:p>strong artifacts</text:p>
          </table:table-cell>
        </table:table-row>
        <table:table-row>
          <table:table-cell office:value-type="string">
            <text:p>664-cell1-c-stim-on</text:p>
          </table:table-cell>
          <table:table-cell office:value-type="float" office:value="664">
            <text:p>66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75">
            <text:p>1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78292274475098">
            <text:p>1.78292274475098</text:p>
          </table:table-cell>
          <table:table-cell office:value-type="float" office:value="-0.358720398031785">
            <text:p>-0.358720398031785</text:p>
          </table:table-cell>
          <table:table-cell office:value-type="float" office:value="-0.301104497733417">
            <text:p>-0.301104497733417</text:p>
          </table:table-cell>
          <table:table-cell office:value-type="float" office:value="-0.785957426760799">
            <text:p>-0.785957426760799</text:p>
          </table:table-cell>
          <table:table-cell office:value-type="float" office:value="0.701855623606412">
            <text:p>0.701855623606412</text:p>
          </table:table-cell>
          <table:table-cell office:value-type="float" office:value="0.855601118300316">
            <text:p>0.855601118300316</text:p>
          </table:table-cell>
          <table:table-cell office:value-type="float" office:value="0.69923340364695">
            <text:p>0.69923340364695</text:p>
          </table:table-cell>
          <table:table-cell office:value-type="float" office:value="0.561874884089471">
            <text:p>0.561874884089471</text:p>
          </table:table-cell>
          <table:table-cell office:value-type="float" office:value="0.566699073726827">
            <text:p>0.5666990737268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69-cell2-stim-on</text:p>
          </table:table-cell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75">
            <text:p>1.7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-0.231090903282166">
            <text:p>-0.231090903282166</text:p>
          </table:table-cell>
          <table:table-cell office:value-type="float" office:value="0.492308041306051">
            <text:p>0.492308041306051</text:p>
          </table:table-cell>
          <table:table-cell office:value-type="float" office:value="0.512861824754007">
            <text:p>0.512861824754007</text:p>
          </table:table-cell>
          <table:table-cell office:value-type="float" office:value="-0.0722236058121799">
            <text:p>-0.0722236058121799</text:p>
          </table:table-cell>
          <table:table-cell office:value-type="float" office:value="0.178222679783294">
            <text:p>0.17822267978329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405266407119138">
            <text:p>0.405266407119138</text:p>
          </table:table-cell>
          <table:table-cell office:value-type="float" office:value="0.290077559680174">
            <text:p>0.29007755968017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1-947-stim-on</text:p>
          </table:table-cell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1.25">
            <text:p>1.2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1.56902694702148">
            <text:p>1.56902694702148</text:p>
          </table:table-cell>
          <table:table-cell office:value-type="float" office:value="0.282747938156003">
            <text:p>0.282747938156003</text:p>
          </table:table-cell>
          <table:table-cell office:value-type="float" office:value="-0.180184736115919">
            <text:p>-0.180184736115919</text:p>
          </table:table-cell>
          <table:table-cell office:value-type="float" office:value="-0.0980894693499337">
            <text:p>-0.0980894693499337</text:p>
          </table:table-cell>
          <table:table-cell office:value-type="float" office:value="0.0036326894413492">
            <text:p>0.00363268944134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643939392861245">
            <text:p>0.643939392861245</text:p>
          </table:table-cell>
          <table:table-cell office:value-type="float" office:value="0.500976113788721">
            <text:p>0.5009761137887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string">
            <text:p>676-cell4-stim-on</text:p>
          </table:table-cell>
          <table:table-cell office:value-type="float" office:value="676">
            <text:p>67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1.65">
            <text:p>1.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string">
            <text:p>0.6</text:p>
          </table:table-cell>
          <table:table-cell office:value-type="float" office:value="0.185262426733971">
            <text:p>0.185262426733971</text:p>
          </table:table-cell>
          <table:table-cell office:value-type="float" office:value="-0.513277895132495">
            <text:p>-0.513277895132495</text:p>
          </table:table-cell>
          <table:table-cell office:value-type="float" office:value="-0.069954256535123">
            <text:p>-0.069954256535123</text:p>
          </table:table-cell>
          <table:table-cell office:value-type="float" office:value="0.223394119723184">
            <text:p>0.223394119723184</text:p>
          </table:table-cell>
          <table:table-cell office:value-type="float" office:value="0.389774502797797">
            <text:p>0.389774502797797</text:p>
          </table:table-cell>
          <table:table-cell office:value-type="float" office:value="0.588256332625925">
            <text:p>0.588256332625925</text:p>
          </table:table-cell>
          <table:table-cell office:value-type="float" office:value="0.0233402275973155">
            <text:p>0.0233402275973155</text:p>
          </table:table-cell>
          <table:table-cell office:value-type="float" office:value="0.9378710317939">
            <text:p>0.9378710317939</text:p>
          </table:table-cell>
          <table:table-cell office:value-type="float" office:value="0.318678435180337">
            <text:p>0.31867843518033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